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059cm"/>
    </style:style>
    <style:style style:name="co3" style:family="table-column">
      <style:table-column-properties fo:break-before="auto" style:column-width="42.7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982-2790</text:p>
          </table:table-cell>
          <table:table-cell office:value-type="string">
            <text:p>GEOCIÊNCIAS <text:s text:c="38"/></text:p>
          </table:table-cell>
          <table:table-cell office:value-type="string">
            <text:p>A Ressurgência (Niteró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1423</text:p>
          </table:table-cell>
          <table:table-cell office:value-type="string">
            <text:p>GEOCIÊNCIAS <text:s text:c="38"/></text:p>
          </table:table-cell>
          <table:table-cell office:value-type="string">
            <text:p>AAPG Bulleti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436</text:p>
          </table:table-cell>
          <table:table-cell office:value-type="string">
            <text:p>GEOCIÊNCIAS <text:s text:c="38"/></text:p>
          </table:table-cell>
          <table:table-cell office:value-type="string">
            <text:p>Ação &amp; Moviment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GEOCIÊNCIAS <text:s text:c="38"/></text:p>
          </table:table-cell>
          <table:table-cell office:value-type="string">
            <text:p>Acta Amazon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765</text:p>
          </table:table-cell>
          <table:table-cell office:value-type="string">
            <text:p>GEOCIÊNCIAS <text:s text:c="38"/></text:p>
          </table:table-cell>
          <table:table-cell office:value-type="string">
            <text:p>Acta Astronau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54</text:p>
          </table:table-cell>
          <table:table-cell office:value-type="string">
            <text:p>GEOCIÊNCIAS <text:s text:c="38"/></text:p>
          </table:table-cell>
          <table:table-cell office:value-type="string">
            <text:p>Acta Biologica Leopoldensia (Cessou em 2006. Cont. ISSN 1809-9939 Neotropical Biology and Conservati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GEOCIÊNCIAS <text:s text:c="38"/></text:p>
          </table:table-cell>
          <table:table-cell office:value-type="string">
            <text:p>Acta Botanica Brasíl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72</text:p>
          </table:table-cell>
          <table:table-cell office:value-type="string">
            <text:p>GEOCIÊNCIAS <text:s text:c="38"/></text:p>
          </table:table-cell>
          <table:table-cell office:value-type="string">
            <text:p>Acta Geográfica (UFR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709</text:p>
          </table:table-cell>
          <table:table-cell office:value-type="string">
            <text:p>GEOCIÊNCIAS <text:s text:c="38"/></text:p>
          </table:table-cell>
          <table:table-cell office:value-type="string">
            <text:p>Acta Geologica Polo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3-4320</text:p>
          </table:table-cell>
          <table:table-cell office:value-type="string">
            <text:p>GEOCIÊNCIAS <text:s text:c="38"/></text:p>
          </table:table-cell>
          <table:table-cell office:value-type="string">
            <text:p>Acta Hydrochimica et Hydrobiologica (Cessou em 200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12</text:p>
          </table:table-cell>
          <table:table-cell office:value-type="string">
            <text:p>GEOCIÊNCIAS <text:s text:c="38"/></text:p>
          </table:table-cell>
          <table:table-cell office:value-type="string">
            <text:p>Acta Limnológica Brasiliens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0-0674</text:p>
          </table:table-cell>
          <table:table-cell office:value-type="string">
            <text:p>GEOCIÊNCIAS <text:s text:c="38"/></text:p>
          </table:table-cell>
          <table:table-cell office:value-type="string">
            <text:p>Acta Micropalaeontologica Sinica (Beiji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4545</text:p>
          </table:table-cell>
          <table:table-cell office:value-type="string">
            <text:p>GEOCIÊNCIAS <text:s text:c="38"/></text:p>
          </table:table-cell>
          <table:table-cell office:value-type="string">
            <text:p>Acta Microscópica - Interamerican Committee of Societies for Electron Microscop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6-609X</text:p>
          </table:table-cell>
          <table:table-cell office:value-type="string">
            <text:p>GEOCIÊNCIAS <text:s text:c="38"/></text:p>
          </table:table-cell>
          <table:table-cell office:value-type="string">
            <text:p>Acta Oecologica (Montroug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920</text:p>
          </table:table-cell>
          <table:table-cell office:value-type="string">
            <text:p>GEOCIÊNCIAS <text:s text:c="38"/></text:p>
          </table:table-cell>
          <table:table-cell office:value-type="string">
            <text:p>Acta Palaeontologica Polon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0-0569</text:p>
          </table:table-cell>
          <table:table-cell office:value-type="string">
            <text:p>GEOCIÊNCIAS <text:s text:c="38"/></text:p>
          </table:table-cell>
          <table:table-cell office:value-type="string">
            <text:p>Acta Petrologica Sinica (Beiji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75</text:p>
          </table:table-cell>
          <table:table-cell office:value-type="string">
            <text:p>GEOCIÊNCIAS <text:s text:c="38"/></text:p>
          </table:table-cell>
          <table:table-cell office:value-type="string">
            <text:p>Acta Scientiarum. Agronom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83</text:p>
          </table:table-cell>
          <table:table-cell office:value-type="string">
            <text:p>GEOCIÊNCIAS <text:s text:c="38"/></text:p>
          </table:table-cell>
          <table:table-cell office:value-type="string">
            <text:p>Acta Scientiarum. Biological Scienc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63</text:p>
          </table:table-cell>
          <table:table-cell office:value-type="string">
            <text:p>GEOCIÊNCIAS <text:s text:c="38"/></text:p>
          </table:table-cell>
          <table:table-cell office:value-type="string">
            <text:p>Acta Scientiarum. Techn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GEOCIÊNCIAS <text:s text:c="38"/></text:p>
          </table:table-cell>
          <table:table-cell office:value-type="string">
            <text:p>Acta Trop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1921</text:p>
          </table:table-cell>
          <table:table-cell office:value-type="string">
            <text:p>GEOCIÊNCIAS <text:s text:c="38"/></text:p>
          </table:table-cell>
          <table:table-cell office:value-type="string">
            <text:p>Actas - Asociación Argentina de Geología Aplicada a la Ingeniería (Cessou em 1997. Cont. ISSN 1851-7838 Revista de Geología Aplicada a la Ingeniería y al Ambie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40</text:p>
          </table:table-cell>
          <table:table-cell office:value-type="string">
            <text:p>GEOCIÊNCIAS <text:s text:c="38"/></text:p>
          </table:table-cell>
          <table:table-cell office:value-type="string">
            <text:p>Advances in Geoscienc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177</text:p>
          </table:table-cell>
          <table:table-cell office:value-type="string">
            <text:p>GEOCIÊNCIAS <text:s text:c="38"/></text:p>
          </table:table-cell>
          <table:table-cell office:value-type="string">
            <text:p>Advances in Spa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826</text:p>
          </table:table-cell>
          <table:table-cell office:value-type="string">
            <text:p>GEOCIÊNCIAS <text:s text:c="38"/></text:p>
          </table:table-cell>
          <table:table-cell office:value-type="string">
            <text:p>Aerosol Science and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160</text:p>
          </table:table-cell>
          <table:table-cell office:value-type="string">
            <text:p>GEOCIÊNCIAS <text:s text:c="38"/></text:p>
          </table:table-cell>
          <table:table-cell office:value-type="string">
            <text:p>Agrária (UFP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923</text:p>
          </table:table-cell>
          <table:table-cell office:value-type="string">
            <text:p>GEOCIÊNCIAS <text:s text:c="38"/></text:p>
          </table:table-cell>
          <table:table-cell office:value-type="string">
            <text:p>Agricultural and Forest Meteo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74</text:p>
          </table:table-cell>
          <table:table-cell office:value-type="string">
            <text:p>GEOCIÊNCIAS <text:s text:c="38"/></text:p>
          </table:table-cell>
          <table:table-cell office:value-type="string">
            <text:p>Agricultural Water Manag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1962</text:p>
          </table:table-cell>
          <table:table-cell office:value-type="string">
            <text:p>GEOCIÊNCIAS <text:s text:c="38"/></text:p>
          </table:table-cell>
          <table:table-cell office:value-type="string">
            <text:p>Agronomy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22</text:p>
          </table:table-cell>
          <table:table-cell office:value-type="string">
            <text:p>GEOCIÊNCIAS <text:s text:c="38"/></text:p>
          </table:table-cell>
          <table:table-cell office:value-type="string">
            <text:p>Agropecuária Clima Temperado (Pelot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816</text:p>
          </table:table-cell>
          <table:table-cell office:value-type="string">
            <text:p>GEOCIÊNCIAS <text:s text:c="38"/></text:p>
          </table:table-cell>
          <table:table-cell office:value-type="string">
            <text:p>Agrotrópica (Itabu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04</text:p>
          </table:table-cell>
          <table:table-cell office:value-type="string">
            <text:p>GEOCIÊNCIAS <text:s text:c="38"/></text:p>
          </table:table-cell>
          <table:table-cell office:value-type="string">
            <text:p>Águas Subterrâneas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3X</text:p>
          </table:table-cell>
          <table:table-cell office:value-type="string">
            <text:p>GEOCIÊNCIAS <text:s text:c="38"/></text:p>
          </table:table-cell>
          <table:table-cell office:value-type="string">
            <text:p>AIP Conference Proceed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1-5518</text:p>
          </table:table-cell>
          <table:table-cell office:value-type="string">
            <text:p>GEOCIÊNCIAS <text:s text:c="38"/></text:p>
          </table:table-cell>
          <table:table-cell office:value-type="string">
            <text:p>Alcheringa (Sydne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6755</text:p>
          </table:table-cell>
          <table:table-cell office:value-type="string">
            <text:p>GEOCIÊNCIAS <text:s text:c="38"/></text:p>
          </table:table-cell>
          <table:table-cell office:value-type="string">
            <text:p>Amazoniana (Ki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51</text:p>
          </table:table-cell>
          <table:table-cell office:value-type="string">
            <text:p>GEOCIÊNCIAS <text:s text:c="38"/></text:p>
          </table:table-cell>
          <table:table-cell office:value-type="string">
            <text:p>Ambiência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38</text:p>
          </table:table-cell>
          <table:table-cell office:value-type="string">
            <text:p>GEOCIÊNCIAS <text:s text:c="38"/></text:p>
          </table:table-cell>
          <table:table-cell office:value-type="string">
            <text:p>Ambiente &amp; Educação (FU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7447</text:p>
          </table:table-cell>
          <table:table-cell office:value-type="string">
            <text:p>GEOCIÊNCIAS <text:s text:c="38"/></text:p>
          </table:table-cell>
          <table:table-cell office:value-type="string">
            <text:p>Ambio (Os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014</text:p>
          </table:table-cell>
          <table:table-cell office:value-type="string">
            <text:p>GEOCIÊNCIAS <text:s text:c="38"/></text:p>
          </table:table-cell>
          <table:table-cell office:value-type="string">
            <text:p>Ameghinia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22</text:p>
          </table:table-cell>
          <table:table-cell office:value-type="string">
            <text:p>GEOCIÊNCIAS <text:s text:c="38"/></text:p>
          </table:table-cell>
          <table:table-cell office:value-type="string">
            <text:p>American Journal of Botan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345X</text:p>
          </table:table-cell>
          <table:table-cell office:value-type="string">
            <text:p>GEOCIÊNCIAS <text:s text:c="38"/></text:p>
          </table:table-cell>
          <table:table-cell office:value-type="string">
            <text:p>American Journal of Environment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83</text:p>
          </table:table-cell>
          <table:table-cell office:value-type="string">
            <text:p>GEOCIÊNCIAS <text:s text:c="38"/></text:p>
          </table:table-cell>
          <table:table-cell office:value-type="string">
            <text:p>American Journal of Physical Anthrop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2565</text:p>
          </table:table-cell>
          <table:table-cell office:value-type="string">
            <text:p>GEOCIÊNCIAS <text:s text:c="38"/></text:p>
          </table:table-cell>
          <table:table-cell office:value-type="string">
            <text:p>American Journal of Prima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99</text:p>
          </table:table-cell>
          <table:table-cell office:value-type="string">
            <text:p>GEOCIÊNCIAS <text:s text:c="38"/></text:p>
          </table:table-cell>
          <table:table-cell office:value-type="string">
            <text:p>American Journal of Science (188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82</text:p>
          </table:table-cell>
          <table:table-cell office:value-type="string">
            <text:p>GEOCIÊNCIAS <text:s text:c="38"/></text:p>
          </table:table-cell>
          <table:table-cell office:value-type="string">
            <text:p>American Museum Novita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GEOCIÊNCIAS <text:s text:c="38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9260</text:p>
          </table:table-cell>
          <table:table-cell office:value-type="string">
            <text:p>GEOCIÊNCIAS <text:s text:c="38"/></text:p>
          </table:table-cell>
          <table:table-cell office:value-type="string">
            <text:p>Anais Hidrográf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GEOCIÊNCIAS <text:s text:c="38"/></text:p>
          </table:table-cell>
          <table:table-cell office:value-type="string">
            <text:p>Analytica Chimica Acta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GEOCIÊNCIAS <text:s text:c="38"/></text:p>
          </table:table-cell>
          <table:table-cell office:value-type="string">
            <text:p>Analytical and Bioanalytic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00</text:p>
          </table:table-cell>
          <table:table-cell office:value-type="string">
            <text:p>GEOCIÊNCIAS <text:s text:c="38"/></text:p>
          </table:table-cell>
          <table:table-cell office:value-type="string">
            <text:p>Analytical Chemistry (Washing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5-0685</text:p>
          </table:table-cell>
          <table:table-cell office:value-type="string">
            <text:p>GEOCIÊNCIAS <text:s text:c="38"/></text:p>
          </table:table-cell>
          <table:table-cell office:value-type="string">
            <text:p>Annales Geophysicae (1983) (Cessou em 1985. Foi desdobrado em dois: ISSN 0980-8752 Annales Geophysicae. Series A, Upper atmosphere and space sciences e ISSN 0980-8760 Annales Geophysicae. Series B, Terrestrial and Planetary Phys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2-7689</text:p>
          </table:table-cell>
          <table:table-cell office:value-type="string">
            <text:p>GEOCIÊNCIAS <text:s text:c="38"/></text:p>
          </table:table-cell>
          <table:table-cell office:value-type="string">
            <text:p>Annales Geophysicae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60</text:p>
          </table:table-cell>
          <table:table-cell office:value-type="string">
            <text:p>GEOCIÊNCIAS <text:s text:c="38"/></text:p>
          </table:table-cell>
          <table:table-cell office:value-type="string">
            <text:p>Annals of Forest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3055</text:p>
          </table:table-cell>
          <table:table-cell office:value-type="string">
            <text:p>GEOCIÊNCIAS <text:s text:c="38"/></text:p>
          </table:table-cell>
          <table:table-cell office:value-type="string">
            <text:p>Annals of Glac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46</text:p>
          </table:table-cell>
          <table:table-cell office:value-type="string">
            <text:p>GEOCIÊNCIAS <text:s text:c="38"/></text:p>
          </table:table-cell>
          <table:table-cell office:value-type="string">
            <text:p>Annals of the Entomological Society of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GEOCIÊNCIAS <text:s text:c="38"/></text:p>
          </table:table-cell>
          <table:table-cell office:value-type="string">
            <text:p>Annals of the New York Academy of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1020</text:p>
          </table:table-cell>
          <table:table-cell office:value-type="string">
            <text:p>GEOCIÊNCIAS <text:s text:c="38"/></text:p>
          </table:table-cell>
          <table:table-cell office:value-type="string">
            <text:p>Antarctic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59</text:p>
          </table:table-cell>
          <table:table-cell office:value-type="string">
            <text:p>GEOCIÊNCIAS <text:s text:c="38"/></text:p>
          </table:table-cell>
          <table:table-cell office:value-type="string">
            <text:p>Anuário do Instituto de Geociências (UF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1317</text:p>
          </table:table-cell>
          <table:table-cell office:value-type="string">
            <text:p>GEOCIÊNCIAS <text:s text:c="38"/></text:p>
          </table:table-cell>
          <table:table-cell office:value-type="string">
            <text:p>Applied Clay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851</text:p>
          </table:table-cell>
          <table:table-cell office:value-type="string">
            <text:p>GEOCIÊNCIAS <text:s text:c="38"/></text:p>
          </table:table-cell>
          <table:table-cell office:value-type="string">
            <text:p>Applied Economics Letter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2619</text:p>
          </table:table-cell>
          <table:table-cell office:value-type="string">
            <text:p>GEOCIÊNCIAS <text:s text:c="38"/></text:p>
          </table:table-cell>
          <table:table-cell office:value-type="string">
            <text:p>Applied 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2927</text:p>
          </table:table-cell>
          <table:table-cell office:value-type="string">
            <text:p>GEOCIÊNCIAS <text:s text:c="38"/></text:p>
          </table:table-cell>
          <table:table-cell office:value-type="string">
            <text:p>Applied Ge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2-5505</text:p>
          </table:table-cell>
          <table:table-cell office:value-type="string">
            <text:p>GEOCIÊNCIAS <text:s text:c="38"/></text:p>
          </table:table-cell>
          <table:table-cell office:value-type="string">
            <text:p>Applied G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904X</text:p>
          </table:table-cell>
          <table:table-cell office:value-type="string">
            <text:p>GEOCIÊNCIAS <text:s text:c="38"/></text:p>
          </table:table-cell>
          <table:table-cell office:value-type="string">
            <text:p>Applied Mathematical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GEOCIÊNCIAS <text:s text:c="38"/></text:p>
          </table:table-cell>
          <table:table-cell office:value-type="string">
            <text:p>Applied Mathematics and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GEOCIÊNCIAS <text:s text:c="38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GEOCIÊNCIAS <text:s text:c="38"/></text:p>
          </table:table-cell>
          <table:table-cell office:value-type="string">
            <text:p>Applied Radiation and Isotop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GEOCIÊNCIAS <text:s text:c="38"/></text:p>
          </table:table-cell>
          <table:table-cell office:value-type="string">
            <text:p>Applied Surf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GEOCIÊNCIAS <text:s text:c="38"/></text:p>
          </table:table-cell>
          <table:table-cell office:value-type="string">
            <text:p>Aquaculture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4988</text:p>
          </table:table-cell>
          <table:table-cell office:value-type="string">
            <text:p>GEOCIÊNCIAS <text:s text:c="38"/></text:p>
          </table:table-cell>
          <table:table-cell office:value-type="string">
            <text:p>Aquatic Ecosystem Health &amp;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6165</text:p>
          </table:table-cell>
          <table:table-cell office:value-type="string">
            <text:p>GEOCIÊNCIAS <text:s text:c="38"/></text:p>
          </table:table-cell>
          <table:table-cell office:value-type="string">
            <text:p>Aquatic Ge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57</text:p>
          </table:table-cell>
          <table:table-cell office:value-type="string">
            <text:p>GEOCIÊNCIAS <text:s text:c="38"/></text:p>
          </table:table-cell>
          <table:table-cell office:value-type="string">
            <text:p>Ararajub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10</text:p>
          </table:table-cell>
          <table:table-cell office:value-type="string">
            <text:p>GEOCIÊNCIAS <text:s text:c="38"/></text:p>
          </table:table-cell>
          <table:table-cell office:value-type="string">
            <text:p>Archives Internationales d'Histoire des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341</text:p>
          </table:table-cell>
          <table:table-cell office:value-type="string">
            <text:p>GEOCIÊNCIAS <text:s text:c="38"/></text:p>
          </table:table-cell>
          <table:table-cell office:value-type="string">
            <text:p>Archives of Environmental Contamination and Toxi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5686</text:p>
          </table:table-cell>
          <table:table-cell office:value-type="string">
            <text:p>GEOCIÊNCIAS <text:s text:c="38"/></text:p>
          </table:table-cell>
          <table:table-cell office:value-type="string">
            <text:p>Arquivos de Ciências do 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657</text:p>
          </table:table-cell>
          <table:table-cell office:value-type="string">
            <text:p>GEOCIÊNCIAS <text:s text:c="38"/></text:p>
          </table:table-cell>
          <table:table-cell office:value-type="string">
            <text:p>Arquivos do Instituto Biológic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4508</text:p>
          </table:table-cell>
          <table:table-cell office:value-type="string">
            <text:p>GEOCIÊNCIAS <text:s text:c="38"/></text:p>
          </table:table-cell>
          <table:table-cell office:value-type="string">
            <text:p>Arquivos do Museu 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3-6728</text:p>
          </table:table-cell>
          <table:table-cell office:value-type="string">
            <text:p>GEOCIÊNCIAS <text:s text:c="38"/></text:p>
          </table:table-cell>
          <table:table-cell office:value-type="string">
            <text:p>Asian Journal of Geoinfor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361</text:p>
          </table:table-cell>
          <table:table-cell office:value-type="string">
            <text:p>GEOCIÊNCIAS <text:s text:c="38"/></text:p>
          </table:table-cell>
          <table:table-cell office:value-type="string">
            <text:p>Astronomy &amp; Astrophysics (Berli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40X</text:p>
          </table:table-cell>
          <table:table-cell office:value-type="string">
            <text:p>GEOCIÊNCIAS <text:s text:c="38"/></text:p>
          </table:table-cell>
          <table:table-cell office:value-type="string">
            <text:p>Astrophysics and Sp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0-6528</text:p>
          </table:table-cell>
          <table:table-cell office:value-type="string">
            <text:p>GEOCIÊNCIAS <text:s text:c="38"/></text:p>
          </table:table-cell>
          <table:table-cell office:value-type="string">
            <text:p>Astrophysics and Space Sciences Transac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656</text:p>
          </table:table-cell>
          <table:table-cell office:value-type="string">
            <text:p>GEOCIÊNCIAS <text:s text:c="38"/></text:p>
          </table:table-cell>
          <table:table-cell office:value-type="string">
            <text:p>Atlân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6236</text:p>
          </table:table-cell>
          <table:table-cell office:value-type="string">
            <text:p>GEOCIÊNCIAS <text:s text:c="38"/></text:p>
          </table:table-cell>
          <table:table-cell office:value-type="string">
            <text:p>Atmósfera (Méxic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24</text:p>
          </table:table-cell>
          <table:table-cell office:value-type="string">
            <text:p>GEOCIÊNCIAS <text:s text:c="38"/></text:p>
          </table:table-cell>
          <table:table-cell office:value-type="string">
            <text:p>Atmospheric Chemistry and Physic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16</text:p>
          </table:table-cell>
          <table:table-cell office:value-type="string">
            <text:p>GEOCIÊNCIAS <text:s text:c="38"/></text:p>
          </table:table-cell>
          <table:table-cell office:value-type="string">
            <text:p>Atmospheric Chemistry and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75</text:p>
          </table:table-cell>
          <table:table-cell office:value-type="string">
            <text:p>GEOCIÊNCIAS <text:s text:c="38"/></text:p>
          </table:table-cell>
          <table:table-cell office:value-type="string">
            <text:p>Atmospheric Chemistry and Physics Discuss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GEOCIÊNCIAS <text:s text:c="38"/></text:p>
          </table:table-cell>
          <table:table-cell office:value-type="string">
            <text:p>Atmospheric Environment (199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8095</text:p>
          </table:table-cell>
          <table:table-cell office:value-type="string">
            <text:p>GEOCIÊNCIAS <text:s text:c="38"/></text:p>
          </table:table-cell>
          <table:table-cell office:value-type="string">
            <text:p>Atmospheric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261X</text:p>
          </table:table-cell>
          <table:table-cell office:value-type="string">
            <text:p>GEOCIÊNCIAS <text:s text:c="38"/></text:p>
          </table:table-cell>
          <table:table-cell office:value-type="string">
            <text:p>Atmospheric Science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5630</text:p>
          </table:table-cell>
          <table:table-cell office:value-type="string">
            <text:p>GEOCIÊNCIAS <text:s text:c="38"/></text:p>
          </table:table-cell>
          <table:table-cell office:value-type="string">
            <text:p>Atoll Research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6349</text:p>
          </table:table-cell>
          <table:table-cell office:value-type="string">
            <text:p>GEOCIÊNCIAS <text:s text:c="38"/></text:p>
          </table:table-cell>
          <table:table-cell office:value-type="string">
            <text:p>Atti della Accademia Nazionale dei Lincei. Rendiconti Lincei. Scienze Fisiche e Naturali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7856</text:p>
          </table:table-cell>
          <table:table-cell office:value-type="string">
            <text:p>GEOCIÊNCIAS <text:s text:c="38"/></text:p>
          </table:table-cell>
          <table:table-cell office:value-type="string">
            <text:p>Aufschluss (Heidelber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19-4334</text:p>
          </table:table-cell>
          <table:table-cell office:value-type="string">
            <text:p>GEOCIÊNCIAS <text:s text:c="38"/></text:p>
          </table:table-cell>
          <table:table-cell office:value-type="string">
            <text:p>Aufschluss, Sonderhef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9985</text:p>
          </table:table-cell>
          <table:table-cell office:value-type="string">
            <text:p>GEOCIÊNCIAS <text:s text:c="38"/></text:p>
          </table:table-cell>
          <table:table-cell office:value-type="string">
            <text:p>Austral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174</text:p>
          </table:table-cell>
          <table:table-cell office:value-type="string">
            <text:p>GEOCIÊNCIAS <text:s text:c="38"/></text:p>
          </table:table-cell>
          <table:table-cell office:value-type="string">
            <text:p>Australian Gemmologis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743</text:p>
          </table:table-cell>
          <table:table-cell office:value-type="string">
            <text:p>GEOCIÊNCIAS <text:s text:c="38"/></text:p>
          </table:table-cell>
          <table:table-cell office:value-type="string">
            <text:p>Australian Meteorological Magaz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1565</text:p>
          </table:table-cell>
          <table:table-cell office:value-type="string">
            <text:p>GEOCIÊNCIAS <text:s text:c="38"/></text:p>
          </table:table-cell>
          <table:table-cell office:value-type="string">
            <text:p>Avances en Análisis por Técnicas de Rayos X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184</text:p>
          </table:table-cell>
          <table:table-cell office:value-type="string">
            <text:p>GEOCIÊNCIAS <text:s text:c="38"/></text:p>
          </table:table-cell>
          <table:table-cell office:value-type="string">
            <text:p>Avances en Energías Renovables y Medio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91X</text:p>
          </table:table-cell>
          <table:table-cell office:value-type="string">
            <text:p>GEOCIÊNCIAS <text:s text:c="38"/></text:p>
          </table:table-cell>
          <table:table-cell office:value-type="string">
            <text:p>Basin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15</text:p>
          </table:table-cell>
          <table:table-cell office:value-type="string">
            <text:p>GEOCIÊNCIAS <text:s text:c="38"/></text:p>
          </table:table-cell>
          <table:table-cell office:value-type="string">
            <text:p>Biodiversity and Conserv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2563</text:p>
          </table:table-cell>
          <table:table-cell office:value-type="string">
            <text:p>GEOCIÊNCIAS <text:s text:c="38"/></text:p>
          </table:table-cell>
          <table:table-cell office:value-type="string">
            <text:p>Biogeochemistry (Dordrech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4170</text:p>
          </table:table-cell>
          <table:table-cell office:value-type="string">
            <text:p>GEOCIÊNCIAS <text:s text:c="38"/></text:p>
          </table:table-cell>
          <table:table-cell office:value-type="string">
            <text:p>Biogeosciences (Katlenburg-Lindau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0-6285</text:p>
          </table:table-cell>
          <table:table-cell office:value-type="string">
            <text:p>GEOCIÊNCIAS <text:s text:c="38"/></text:p>
          </table:table-cell>
          <table:table-cell office:value-type="string">
            <text:p>Biogeosciences Discuss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5365</text:p>
          </table:table-cell>
          <table:table-cell office:value-type="string">
            <text:p>GEOCIÊNCIAS <text:s text:c="38"/></text:p>
          </table:table-cell>
          <table:table-cell office:value-type="string">
            <text:p>Biological Sciences Review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GEOCIÊNCIAS <text:s text:c="38"/></text:p>
          </table:table-cell>
          <table:table-cell office:value-type="string">
            <text:p>Bioscience Journal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03</text:p>
          </table:table-cell>
          <table:table-cell office:value-type="string">
            <text:p>GEOCIÊNCIAS <text:s text:c="38"/></text:p>
          </table:table-cell>
          <table:table-cell office:value-type="string">
            <text:p>Biota Neopropica (Edição em Português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24</text:p>
          </table:table-cell>
          <table:table-cell office:value-type="string">
            <text:p>GEOCIÊNCIAS <text:s text:c="38"/></text:p>
          </table:table-cell>
          <table:table-cell office:value-type="string">
            <text:p>Biota Neotropica (Edição em portuguê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606</text:p>
          </table:table-cell>
          <table:table-cell office:value-type="string">
            <text:p>GEOCIÊNCIAS <text:s text:c="38"/></text:p>
          </table:table-cell>
          <table:table-cell office:value-type="string">
            <text:p>Biotropica (Lawrence, K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4X</text:p>
          </table:table-cell>
          <table:table-cell office:value-type="string">
            <text:p>GEOCIÊNCIAS <text:s text:c="38"/></text:p>
          </table:table-cell>
          <table:table-cell office:value-type="string">
            <text:p>Boletim da Sociedade Brasileira de Meteo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53</text:p>
          </table:table-cell>
          <table:table-cell office:value-type="string">
            <text:p>GEOCIÊNCIAS <text:s text:c="38"/></text:p>
          </table:table-cell>
          <table:table-cell office:value-type="string">
            <text:p>Boletim de Ciências Geodésic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304</text:p>
          </table:table-cell>
          <table:table-cell office:value-type="string">
            <text:p>GEOCIÊNCIAS <text:s text:c="38"/></text:p>
          </table:table-cell>
          <table:table-cell office:value-type="string">
            <text:p>Boletim de Geociências da PETROBR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881</text:p>
          </table:table-cell>
          <table:table-cell office:value-type="string">
            <text:p>GEOCIÊNCIAS <text:s text:c="38"/></text:p>
          </table:table-cell>
          <table:table-cell office:value-type="string">
            <text:p>Boletim de Geociências da Petrobra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3200</text:p>
          </table:table-cell>
          <table:table-cell office:value-type="string">
            <text:p>GEOCIÊNCIAS <text:s text:c="38"/></text:p>
          </table:table-cell>
          <table:table-cell office:value-type="string">
            <text:p>Boletim do Museu Nacional. Geologia (Cessou em 198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78</text:p>
          </table:table-cell>
          <table:table-cell office:value-type="string">
            <text:p>GEOCIÊNCIAS <text:s text:c="38"/></text:p>
          </table:table-cell>
          <table:table-cell office:value-type="string">
            <text:p>Boletim do Museu Paraense Emílio Goeldi. Série Ciências da Ter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8X</text:p>
          </table:table-cell>
          <table:table-cell office:value-type="string">
            <text:p>GEOCIÊNCIAS <text:s text:c="38"/></text:p>
          </table:table-cell>
          <table:table-cell office:value-type="string">
            <text:p>Boletim Goiano de Geograf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283</text:p>
          </table:table-cell>
          <table:table-cell office:value-type="string">
            <text:p>GEOCIÊNCIAS <text:s text:c="38"/></text:p>
          </table:table-cell>
          <table:table-cell office:value-type="string">
            <text:p>Boletim IG-USP. Série Científica (Cessou em 1998. Cont. ISSN 1519-874X Geologia USP. Série Científic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964X</text:p>
          </table:table-cell>
          <table:table-cell office:value-type="string">
            <text:p>GEOCIÊNCIAS <text:s text:c="38"/></text:p>
          </table:table-cell>
          <table:table-cell office:value-type="string">
            <text:p>Boletim Paranaense de Geociê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GEOCIÊNCIAS <text:s text:c="38"/></text:p>
          </table:table-cell>
          <table:table-cell office:value-type="string">
            <text:p>Boletim Técnico da Faculdade de Tecnologia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763</text:p>
          </table:table-cell>
          <table:table-cell office:value-type="string">
            <text:p>GEOCIÊNCIAS <text:s text:c="38"/></text:p>
          </table:table-cell>
          <table:table-cell office:value-type="string">
            <text:p>Boletín Antártico Chilen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283</text:p>
          </table:table-cell>
          <table:table-cell office:value-type="string">
            <text:p>GEOCIÊNCIAS <text:s text:c="38"/></text:p>
          </table:table-cell>
          <table:table-cell office:value-type="string">
            <text:p>Boletin de Ge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0176</text:p>
          </table:table-cell>
          <table:table-cell office:value-type="string">
            <text:p>GEOCIÊNCIAS <text:s text:c="38"/></text:p>
          </table:table-cell>
          <table:table-cell office:value-type="string">
            <text:p>Boletín Geológico y Mine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314</text:p>
          </table:table-cell>
          <table:table-cell office:value-type="string">
            <text:p>GEOCIÊNCIAS <text:s text:c="38"/></text:p>
          </table:table-cell>
          <table:table-cell office:value-type="string">
            <text:p>Boundary - Layer Meteo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GEOCIÊNCIAS <text:s text:c="38"/></text:p>
          </table:table-cell>
          <table:table-cell office:value-type="string">
            <text:p>Bragantia (São Paulo, 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GEOCIÊNCIAS <text:s text:c="38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35</text:p>
          </table:table-cell>
          <table:table-cell office:value-type="string">
            <text:p>GEOCIÊNCIAS <text:s text:c="38"/></text:p>
          </table:table-cell>
          <table:table-cell office:value-type="string">
            <text:p>Brazilian Journal of Aquatic Science and Techn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GEOCIÊNCIAS <text:s text:c="38"/></text:p>
          </table:table-cell>
          <table:table-cell office:value-type="string">
            <text:p>Brazilian Journal of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GEOCIÊNCIAS <text:s text:c="38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868</text:p>
          </table:table-cell>
          <table:table-cell office:value-type="string">
            <text:p>GEOCIÊNCIAS <text:s text:c="38"/></text:p>
          </table:table-cell>
          <table:table-cell office:value-type="string">
            <text:p>Brazilian Journal of Ec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92</text:p>
          </table:table-cell>
          <table:table-cell office:value-type="string">
            <text:p>GEOCIÊNCIAS <text:s text:c="38"/></text:p>
          </table:table-cell>
          <table:table-cell office:value-type="string">
            <text:p>Brazilian Journal of Investigative Pathology, Morphology and Morpho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GEOCIÊNCIAS <text:s text:c="38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59</text:p>
          </table:table-cell>
          <table:table-cell office:value-type="string">
            <text:p>GEOCIÊNCIAS <text:s text:c="38"/></text:p>
          </table:table-cell>
          <table:table-cell office:value-type="string">
            <text:p>Brazilian Journal of Oceanograph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93</text:p>
          </table:table-cell>
          <table:table-cell office:value-type="string">
            <text:p>GEOCIÊNCIAS <text:s text:c="38"/></text:p>
          </table:table-cell>
          <table:table-cell office:value-type="string">
            <text:p>Brazilian Journal of Petroleum and G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GEOCIÊNCIAS <text:s text:c="38"/></text:p>
          </table:table-cell>
          <table:table-cell office:value-type="string">
            <text:p>Brazilian Journal of Physic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GEOCIÊNCIAS <text:s text:c="38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7782</text:p>
          </table:table-cell>
          <table:table-cell office:value-type="string">
            <text:p>GEOCIÊNCIAS <text:s text:c="38"/></text:p>
          </table:table-cell>
          <table:table-cell office:value-type="string">
            <text:p>Bulletin - Geothermal Resources Counc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4156</text:p>
          </table:table-cell>
          <table:table-cell office:value-type="string">
            <text:p>GEOCIÊNCIAS <text:s text:c="38"/></text:p>
          </table:table-cell>
          <table:table-cell office:value-type="string">
            <text:p>Bulletin - New Mexico Museum of Natural History and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409</text:p>
          </table:table-cell>
          <table:table-cell office:value-type="string">
            <text:p>GEOCIÊNCIAS <text:s text:c="38"/></text:p>
          </table:table-cell>
          <table:table-cell office:value-type="string">
            <text:p>Bulletin de la Société Géologique de Fra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9537</text:p>
          </table:table-cell>
          <table:table-cell office:value-type="string">
            <text:p>GEOCIÊNCIAS <text:s text:c="38"/></text:p>
          </table:table-cell>
          <table:table-cell office:value-type="string">
            <text:p>Bulletin of Engineering Geology and the Environment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GEOCIÊNCIAS <text:s text:c="38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4-1119</text:p>
          </table:table-cell>
          <table:table-cell office:value-type="string">
            <text:p>GEOCIÊNCIAS <text:s text:c="38"/></text:p>
          </table:table-cell>
          <table:table-cell office:value-type="string">
            <text:p>Bulletin of Geoscienc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07</text:p>
          </table:table-cell>
          <table:table-cell office:value-type="string">
            <text:p>GEOCIÊNCIAS <text:s text:c="38"/></text:p>
          </table:table-cell>
          <table:table-cell office:value-type="string">
            <text:p>Bulletin of the American Meteorological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9623</text:p>
          </table:table-cell>
          <table:table-cell office:value-type="string">
            <text:p>GEOCIÊNCIAS <text:s text:c="38"/></text:p>
          </table:table-cell>
          <table:table-cell office:value-type="string">
            <text:p>Bulletin of the Ecological Society of America (Cessou em 2002. Cont. Bulletin of the Ecological Society of America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8-8900</text:p>
          </table:table-cell>
          <table:table-cell office:value-type="string">
            <text:p>GEOCIÊNCIAS <text:s text:c="38"/></text:p>
          </table:table-cell>
          <table:table-cell office:value-type="string">
            <text:p>Bulletin of Volca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43</text:p>
          </table:table-cell>
          <table:table-cell office:value-type="string">
            <text:p>GEOCIÊNCIAS <text:s text:c="38"/></text:p>
          </table:table-cell>
          <table:table-cell office:value-type="string">
            <text:p>C&amp;T. Revista Militar de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223</text:p>
          </table:table-cell>
          <table:table-cell office:value-type="string">
            <text:p>GEOCIÊNCIAS <text:s text:c="38"/></text:p>
          </table:table-cell>
          <table:table-cell office:value-type="string">
            <text:p>Cadernos de Ecologia Aqu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327</text:p>
          </table:table-cell>
          <table:table-cell office:value-type="string">
            <text:p>GEOCIÊNCIAS <text:s text:c="38"/></text:p>
          </table:table-cell>
          <table:table-cell office:value-type="string">
            <text:p>Cadernos de Geociencias (UF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GEOCIÊNCIAS <text:s text:c="38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GEOCIÊNCIAS <text:s text:c="38"/></text:p>
          </table:table-cell>
          <table:table-cell office:value-type="string">
            <text:p>Cadernos EBAPE.BR (FG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GEOCIÊNCIAS <text:s text:c="38"/></text:p>
          </table:table-cell>
          <table:table-cell office:value-type="string">
            <text:p>Cadernos Saúde Coletiv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GEOCIÊNCIAS <text:s text:c="38"/></text:p>
          </table:table-cell>
          <table:table-cell office:value-type="string">
            <text:p>Caminhos de Geografia (UF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77</text:p>
          </table:table-cell>
          <table:table-cell office:value-type="string">
            <text:p>GEOCIÊNCIAS <text:s text:c="38"/></text:p>
          </table:table-cell>
          <table:table-cell office:value-type="string">
            <text:p>Canadian Journal of Earth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3-8992</text:p>
          </table:table-cell>
          <table:table-cell office:value-type="string">
            <text:p>GEOCIÊNCIAS <text:s text:c="38"/></text:p>
          </table:table-cell>
          <table:table-cell office:value-type="string">
            <text:p>Canadian Journal of Remote Sensing (Cessou em 2004. Cont. ISSN 1712-798X Canadian Journal of Remote Sensing (CD-ROM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476</text:p>
          </table:table-cell>
          <table:table-cell office:value-type="string">
            <text:p>GEOCIÊNCIAS <text:s text:c="38"/></text:p>
          </table:table-cell>
          <table:table-cell office:value-type="string">
            <text:p>Canadian Minera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2556</text:p>
          </table:table-cell>
          <table:table-cell office:value-type="string">
            <text:p>GEOCIÊNCIAS <text:s text:c="38"/></text:p>
          </table:table-cell>
          <table:table-cell office:value-type="string">
            <text:p>Carbonates and Evapori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0406</text:p>
          </table:table-cell>
          <table:table-cell office:value-type="string">
            <text:p>GEOCIÊNCIAS <text:s text:c="38"/></text:p>
          </table:table-cell>
          <table:table-cell office:value-type="string">
            <text:p>Cartography and Geographic Information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8162</text:p>
          </table:table-cell>
          <table:table-cell office:value-type="string">
            <text:p>GEOCIÊNCIAS <text:s text:c="38"/></text:p>
          </table:table-cell>
          <table:table-cell office:value-type="string">
            <text:p>Catena (Cremlin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GEOCIÊNCIAS <text:s text:c="38"/></text:p>
          </table:table-cell>
          <table:table-cell office:value-type="string">
            <text:p>Cell Bi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8846</text:p>
          </table:table-cell>
          <table:table-cell office:value-type="string">
            <text:p>GEOCIÊNCIAS <text:s text:c="38"/></text:p>
          </table:table-cell>
          <table:table-cell office:value-type="string">
            <text:p>Cement and Concret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GEOCIÊNCIAS <text:s text:c="38"/></text:p>
          </table:table-cell>
          <table:table-cell office:value-type="string">
            <text:p>Cerâmica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08</text:p>
          </table:table-cell>
          <table:table-cell office:value-type="string">
            <text:p>GEOCIÊNCIAS <text:s text:c="38"/></text:p>
          </table:table-cell>
          <table:table-cell office:value-type="string">
            <text:p>Cerâmica Industri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22</text:p>
          </table:table-cell>
          <table:table-cell office:value-type="string">
            <text:p>GEOCIÊNCIAS <text:s text:c="38"/></text:p>
          </table:table-cell>
          <table:table-cell office:value-type="string">
            <text:p>Cerâmica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1500</text:p>
          </table:table-cell>
          <table:table-cell office:value-type="string">
            <text:p>GEOCIÊNCIAS <text:s text:c="38"/></text:p>
          </table:table-cell>
          <table:table-cell office:value-type="string">
            <text:p>Chaos (Woodbury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GEOCIÊNCIAS <text:s text:c="38"/></text:p>
          </table:table-cell>
          <table:table-cell office:value-type="string">
            <text:p>Chaos, Solitons and Fract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8443</text:p>
          </table:table-cell>
          <table:table-cell office:value-type="string">
            <text:p>GEOCIÊNCIAS <text:s text:c="38"/></text:p>
          </table:table-cell>
          <table:table-cell office:value-type="string">
            <text:p>Chelonian Conservation an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541</text:p>
          </table:table-cell>
          <table:table-cell office:value-type="string">
            <text:p>GEOCIÊNCIAS <text:s text:c="38"/></text:p>
          </table:table-cell>
          <table:table-cell office:value-type="string">
            <text:p>Chemical Ge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GEOCIÊNCIAS <text:s text:c="38"/></text:p>
          </table:table-cell>
          <table:table-cell office:value-type="string">
            <text:p>Chemico-Biological Interac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819</text:p>
          </table:table-cell>
          <table:table-cell office:value-type="string">
            <text:p>GEOCIÊNCIAS <text:s text:c="38"/></text:p>
          </table:table-cell>
          <table:table-cell office:value-type="string">
            <text:p>Chemie der Er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GEOCIÊNCIAS <text:s text:c="38"/></text:p>
          </table:table-cell>
          <table:table-cell office:value-type="string">
            <text:p>Chemosphere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1-6538</text:p>
          </table:table-cell>
          <table:table-cell office:value-type="string">
            <text:p>GEOCIÊNCIAS <text:s text:c="38"/></text:p>
          </table:table-cell>
          <table:table-cell office:value-type="string">
            <text:p>Chinese Science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GEOCIÊNCIAS <text:s text:c="38"/></text:p>
          </table:table-cell>
          <table:table-cell office:value-type="string">
            <text:p>Ciência &amp;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44X</text:p>
          </table:table-cell>
          <table:table-cell office:value-type="string">
            <text:p>GEOCIÊNCIAS <text:s text:c="38"/></text:p>
          </table:table-cell>
          <table:table-cell office:value-type="string">
            <text:p>Ciência &amp; Engenhari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GEOCIÊNCIAS <text:s text:c="38"/></text:p>
          </table:table-cell>
          <table:table-cell office:value-type="string">
            <text:p>Ciência e Agrotecnologia (UF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GEOCIÊNCIAS <text:s text:c="38"/></text:p>
          </table:table-cell>
          <table:table-cell office:value-type="string">
            <text:p>Ciência e Cultur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703</text:p>
          </table:table-cell>
          <table:table-cell office:value-type="string">
            <text:p>GEOCIÊNCIAS <text:s text:c="38"/></text:p>
          </table:table-cell>
          <table:table-cell office:value-type="string">
            <text:p>Ciencia e Filosofi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GEOCIÊNCIAS <text:s text:c="38"/></text:p>
          </table:table-cell>
          <table:table-cell office:value-type="string">
            <text:p>Ciência e Na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GEOCIÊNCIAS <text:s text:c="38"/></text:p>
          </table:table-cell>
          <table:table-cell office:value-type="string">
            <text:p>Ciência Florestal (UFSM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GEOCIÊNCIAS <text:s text:c="38"/></text:p>
          </table:table-cell>
          <table:table-cell office:value-type="string">
            <text:p>Ciênc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GEOCIÊNCIAS <text:s text:c="38"/></text:p>
          </table:table-cell>
          <table:table-cell office:value-type="string">
            <text:p>Ciência Rural (UFS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515</text:p>
          </table:table-cell>
          <table:table-cell office:value-type="string">
            <text:p>GEOCIÊNCIAS <text:s text:c="38"/></text:p>
          </table:table-cell>
          <table:table-cell office:value-type="string">
            <text:p>Ciência, Técnica, Petróleo. Seção Exploração de Petróle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3880</text:p>
          </table:table-cell>
          <table:table-cell office:value-type="string">
            <text:p>GEOCIÊNCIAS <text:s text:c="38"/></text:p>
          </table:table-cell>
          <table:table-cell office:value-type="string">
            <text:p>Ciencias Marin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039</text:p>
          </table:table-cell>
          <table:table-cell office:value-type="string">
            <text:p>GEOCIÊNCIAS <text:s text:c="38"/></text:p>
          </table:table-cell>
          <table:table-cell office:value-type="string">
            <text:p>Científica (UNESP) (Cessou em 200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558</text:p>
          </table:table-cell>
          <table:table-cell office:value-type="string">
            <text:p>GEOCIÊNCIAS <text:s text:c="38"/></text:p>
          </table:table-cell>
          <table:table-cell office:value-type="string">
            <text:p>Clay Minera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604</text:p>
          </table:table-cell>
          <table:table-cell office:value-type="string">
            <text:p>GEOCIÊNCIAS <text:s text:c="38"/></text:p>
          </table:table-cell>
          <table:table-cell office:value-type="string">
            <text:p>Clays and Clay Miner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7575</text:p>
          </table:table-cell>
          <table:table-cell office:value-type="string">
            <text:p>GEOCIÊNCIAS <text:s text:c="38"/></text:p>
          </table:table-cell>
          <table:table-cell office:value-type="string">
            <text:p>Climate Dyna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4-9324</text:p>
          </table:table-cell>
          <table:table-cell office:value-type="string">
            <text:p>GEOCIÊNCIAS <text:s text:c="38"/></text:p>
          </table:table-cell>
          <table:table-cell office:value-type="string">
            <text:p>Climate of the Pas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577X</text:p>
          </table:table-cell>
          <table:table-cell office:value-type="string">
            <text:p>GEOCIÊNCIAS <text:s text:c="38"/></text:p>
          </table:table-cell>
          <table:table-cell office:value-type="string">
            <text:p>Climat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009</text:p>
          </table:table-cell>
          <table:table-cell office:value-type="string">
            <text:p>GEOCIÊNCIAS <text:s text:c="38"/></text:p>
          </table:table-cell>
          <table:table-cell office:value-type="string">
            <text:p>Climatic Chan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839</text:p>
          </table:table-cell>
          <table:table-cell office:value-type="string">
            <text:p>GEOCIÊNCIAS <text:s text:c="38"/></text:p>
          </table:table-cell>
          <table:table-cell office:value-type="string">
            <text:p>Coast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875</text:p>
          </table:table-cell>
          <table:table-cell office:value-type="string">
            <text:p>GEOCIÊNCIAS <text:s text:c="38"/></text:p>
          </table:table-cell>
          <table:table-cell office:value-type="string">
            <text:p>Coffee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57</text:p>
          </table:table-cell>
          <table:table-cell office:value-type="string">
            <text:p>GEOCIÊNCIAS <text:s text:c="38"/></text:p>
          </table:table-cell>
          <table:table-cell office:value-type="string">
            <text:p>Colloids and Surfaces. A, Physicochemical and Engineering Aspe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GEOCIÊNCIAS <text:s text:c="38"/></text:p>
          </table:table-cell>
          <table:table-cell office:value-type="string">
            <text:p>ComCiênci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624</text:p>
          </table:table-cell>
          <table:table-cell office:value-type="string">
            <text:p>GEOCIÊNCIAS <text:s text:c="38"/></text:p>
          </table:table-cell>
          <table:table-cell office:value-type="string">
            <text:p>Communications in Soil Science and Plant An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713</text:p>
          </table:table-cell>
          <table:table-cell office:value-type="string">
            <text:p>GEOCIÊNCIAS <text:s text:c="38"/></text:p>
          </table:table-cell>
          <table:table-cell office:value-type="string">
            <text:p>Comptes Rendus. Gé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683</text:p>
          </table:table-cell>
          <table:table-cell office:value-type="string">
            <text:p>GEOCIÊNCIAS <text:s text:c="38"/></text:p>
          </table:table-cell>
          <table:table-cell office:value-type="string">
            <text:p>Comptes Rendus. Palévo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0597</text:p>
          </table:table-cell>
          <table:table-cell office:value-type="string">
            <text:p>GEOCIÊNCIAS <text:s text:c="38"/></text:p>
          </table:table-cell>
          <table:table-cell office:value-type="string">
            <text:p>Computational Geosciences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004</text:p>
          </table:table-cell>
          <table:table-cell office:value-type="string">
            <text:p>GEOCIÊNCIAS <text:s text:c="38"/></text:p>
          </table:table-cell>
          <table:table-cell office:value-type="string">
            <text:p>Computers &amp; Geo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9715</text:p>
          </table:table-cell>
          <table:table-cell office:value-type="string">
            <text:p>GEOCIÊNCIAS <text:s text:c="38"/></text:p>
          </table:table-cell>
          <table:table-cell office:value-type="string">
            <text:p>Computers, Environment and Urba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8529</text:p>
          </table:table-cell>
          <table:table-cell office:value-type="string">
            <text:p>GEOCIÊNCIAS <text:s text:c="38"/></text:p>
          </table:table-cell>
          <table:table-cell office:value-type="string">
            <text:p>Comunicaciones (Montevide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26</text:p>
          </table:table-cell>
          <table:table-cell office:value-type="string">
            <text:p>GEOCIÊNCIAS <text:s text:c="38"/></text:p>
          </table:table-cell>
          <table:table-cell office:value-type="string">
            <text:p>Concurrency and Compu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343</text:p>
          </table:table-cell>
          <table:table-cell office:value-type="string">
            <text:p>GEOCIÊNCIAS <text:s text:c="38"/></text:p>
          </table:table-cell>
          <table:table-cell office:value-type="string">
            <text:p>Continental Shelf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7999</text:p>
          </table:table-cell>
          <table:table-cell office:value-type="string">
            <text:p>GEOCIÊNCIAS <text:s text:c="38"/></text:p>
          </table:table-cell>
          <table:table-cell office:value-type="string">
            <text:p>Contributions to Mineralogy and Pet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59</text:p>
          </table:table-cell>
          <table:table-cell office:value-type="string">
            <text:p>GEOCIÊNCIAS <text:s text:c="38"/></text:p>
          </table:table-cell>
          <table:table-cell office:value-type="string">
            <text:p>Controle &amp; Autom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8511</text:p>
          </table:table-cell>
          <table:table-cell office:value-type="string">
            <text:p>GEOCIÊNCIAS <text:s text:c="38"/></text:p>
          </table:table-cell>
          <table:table-cell office:value-type="string">
            <text:p>Cope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028</text:p>
          </table:table-cell>
          <table:table-cell office:value-type="string">
            <text:p>GEOCIÊNCIAS <text:s text:c="38"/></text:p>
          </table:table-cell>
          <table:table-cell office:value-type="string">
            <text:p>Coral Reef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71</text:p>
          </table:table-cell>
          <table:table-cell office:value-type="string">
            <text:p>GEOCIÊNCIAS <text:s text:c="38"/></text:p>
          </table:table-cell>
          <table:table-cell office:value-type="string">
            <text:p>Cretaceou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643</text:p>
          </table:table-cell>
          <table:table-cell office:value-type="string">
            <text:p>GEOCIÊNCIAS <text:s text:c="38"/></text:p>
          </table:table-cell>
          <table:table-cell office:value-type="string">
            <text:p>Croatica Chemica Act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745</text:p>
          </table:table-cell>
          <table:table-cell office:value-type="string">
            <text:p>GEOCIÊNCIAS <text:s text:c="38"/></text:p>
          </table:table-cell>
          <table:table-cell office:value-type="string">
            <text:p>Crystallography Repor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891</text:p>
          </table:table-cell>
          <table:table-cell office:value-type="string">
            <text:p>GEOCIÊNCIAS <text:s text:c="38"/></text:p>
          </table:table-cell>
          <table:table-cell office:value-type="string">
            <text:p>Current Science (Bangalor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37</text:p>
          </table:table-cell>
          <table:table-cell office:value-type="string">
            <text:p>GEOCIÊNCIAS <text:s text:c="38"/></text:p>
          </table:table-cell>
          <table:table-cell office:value-type="string">
            <text:p>Deep-Sea Research. Part 1. Oceanographic Research Pap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45</text:p>
          </table:table-cell>
          <table:table-cell office:value-type="string">
            <text:p>GEOCIÊNCIAS <text:s text:c="38"/></text:p>
          </table:table-cell>
          <table:table-cell office:value-type="string">
            <text:p>Deep-Sea Research. Part 2. Tropical Studies in Ocean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2X</text:p>
          </table:table-cell>
          <table:table-cell office:value-type="string">
            <text:p>GEOCIÊNCIAS <text:s text:c="38"/></text:p>
          </table:table-cell>
          <table:table-cell office:value-type="string">
            <text:p>Desenvolvimento e Meio Ambiente (UFP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998</text:p>
          </table:table-cell>
          <table:table-cell office:value-type="string">
            <text:p>GEOCIÊNCIAS <text:s text:c="38"/></text:p>
          </table:table-cell>
          <table:table-cell office:value-type="string">
            <text:p>Die Erde (Berli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5-2321</text:p>
          </table:table-cell>
          <table:table-cell office:value-type="string">
            <text:p>GEOCIÊNCIAS <text:s text:c="38"/></text:p>
          </table:table-cell>
          <table:table-cell office:value-type="string">
            <text:p>Dixue Qianyuan / Earth Science Fronti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9-5652</text:p>
          </table:table-cell>
          <table:table-cell office:value-type="string">
            <text:p>GEOCIÊNCIAS <text:s text:c="38"/></text:p>
          </table:table-cell>
          <table:table-cell office:value-type="string">
            <text:p>Doklady Akademii Nauk. Rossijskaâ Akademiâ Nauk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334X</text:p>
          </table:table-cell>
          <table:table-cell office:value-type="string">
            <text:p>GEOCIÊNCIAS <text:s text:c="38"/></text:p>
          </table:table-cell>
          <table:table-cell office:value-type="string">
            <text:p>Doklady Earth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7353</text:p>
          </table:table-cell>
          <table:table-cell office:value-type="string">
            <text:p>GEOCIÊNCIAS <text:s text:c="38"/></text:p>
          </table:table-cell>
          <table:table-cell office:value-type="string">
            <text:p>DYNA (Medellí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265</text:p>
          </table:table-cell>
          <table:table-cell office:value-type="string">
            <text:p>GEOCIÊNCIAS <text:s text:c="38"/></text:p>
          </table:table-cell>
          <table:table-cell office:value-type="string">
            <text:p>Dynamics of Atmospheres and Ocea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821X</text:p>
          </table:table-cell>
          <table:table-cell office:value-type="string">
            <text:p>GEOCIÊNCIAS <text:s text:c="38"/></text:p>
          </table:table-cell>
          <table:table-cell office:value-type="string">
            <text:p>Earth and Planetary Science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3562</text:p>
          </table:table-cell>
          <table:table-cell office:value-type="string">
            <text:p>GEOCIÊNCIAS <text:s text:c="38"/></text:p>
          </table:table-cell>
          <table:table-cell office:value-type="string">
            <text:p>Earth Interac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4-6190</text:p>
          </table:table-cell>
          <table:table-cell office:value-type="string">
            <text:p>GEOCIÊNCIAS <text:s text:c="38"/></text:p>
          </table:table-cell>
          <table:table-cell office:value-type="string">
            <text:p>EARTH SCIENCES RESEARCH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9837</text:p>
          </table:table-cell>
          <table:table-cell office:value-type="string">
            <text:p>GEOCIÊNCIAS <text:s text:c="38"/></text:p>
          </table:table-cell>
          <table:table-cell office:value-type="string">
            <text:p>Earth Surface Processes and Landform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9337</text:p>
          </table:table-cell>
          <table:table-cell office:value-type="string">
            <text:p>GEOCIÊNCIAS <text:s text:c="38"/></text:p>
          </table:table-cell>
          <table:table-cell office:value-type="string">
            <text:p>Earth Surface Processes and Landfor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8832</text:p>
          </table:table-cell>
          <table:table-cell office:value-type="string">
            <text:p>GEOCIÊNCIAS <text:s text:c="38"/></text:p>
          </table:table-cell>
          <table:table-cell office:value-type="string">
            <text:p>Earth, Planets and Spa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670</text:p>
          </table:table-cell>
          <table:table-cell office:value-type="string">
            <text:p>GEOCIÊNCIAS <text:s text:c="38"/></text:p>
          </table:table-cell>
          <table:table-cell office:value-type="string">
            <text:p>Eclética Química (UNESP. Araraquar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7590</text:p>
          </table:table-cell>
          <table:table-cell office:value-type="string">
            <text:p>GEOCIÊNCIAS <text:s text:c="38"/></text:p>
          </table:table-cell>
          <table:table-cell office:value-type="string">
            <text:p>Ecography (Copenhage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2-3593</text:p>
          </table:table-cell>
          <table:table-cell office:value-type="string">
            <text:p>GEOCIÊNCIAS <text:s text:c="38"/></text:p>
          </table:table-cell>
          <table:table-cell office:value-type="string">
            <text:p>Ecohydrology &amp; Hyd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0761</text:p>
          </table:table-cell>
          <table:table-cell office:value-type="string">
            <text:p>GEOCIÊNCIAS <text:s text:c="38"/></text:p>
          </table:table-cell>
          <table:table-cell office:value-type="string">
            <text:p>Ecological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GEOCIÊNCIAS <text:s text:c="38"/></text:p>
          </table:table-cell>
          <table:table-cell office:value-type="string">
            <text:p>Ecological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32</text:p>
          </table:table-cell>
          <table:table-cell office:value-type="string">
            <text:p>GEOCIÊNCIAS <text:s text:c="38"/></text:p>
          </table:table-cell>
          <table:table-cell office:value-type="string">
            <text:p>Economia &amp; Energi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128</text:p>
          </table:table-cell>
          <table:table-cell office:value-type="string">
            <text:p>GEOCIÊNCIAS <text:s text:c="38"/></text:p>
          </table:table-cell>
          <table:table-cell office:value-type="string">
            <text:p>Economic Geology and the Bulletin of the Society of Economic Geologis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9840</text:p>
          </table:table-cell>
          <table:table-cell office:value-type="string">
            <text:p>GEOCIÊNCIAS <text:s text:c="38"/></text:p>
          </table:table-cell>
          <table:table-cell office:value-type="string">
            <text:p>Ecosystems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GEOCIÊNCIAS <text:s text:c="38"/></text:p>
          </table:table-cell>
          <table:table-cell office:value-type="string">
            <text:p>Ecotoxicology and Environmental Saf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229</text:p>
          </table:table-cell>
          <table:table-cell office:value-type="string">
            <text:p>GEOCIÊNCIAS <text:s text:c="38"/></text:p>
          </table:table-cell>
          <table:table-cell office:value-type="string">
            <text:p>Edição especial scientific American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3444</text:p>
          </table:table-cell>
          <table:table-cell office:value-type="string">
            <text:p>GEOCIÊNCIAS <text:s text:c="38"/></text:p>
          </table:table-cell>
          <table:table-cell office:value-type="string">
            <text:p>Elsevier (Amsterd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GEOCIÊNCIAS <text:s text:c="38"/></text:p>
          </table:table-cell>
          <table:table-cell office:value-type="string">
            <text:p>Energy Polic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GEOCIÊNCIAS <text:s text:c="38"/></text:p>
          </table:table-cell>
          <table:table-cell office:value-type="string">
            <text:p>Engenharia Agrícol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178</text:p>
          </table:table-cell>
          <table:table-cell office:value-type="string">
            <text:p>GEOCIÊNCIAS <text:s text:c="38"/></text:p>
          </table:table-cell>
          <table:table-cell office:value-type="string">
            <text:p>Engenharia Ambiental (UNIPINHA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84</text:p>
          </table:table-cell>
          <table:table-cell office:value-type="string">
            <text:p>GEOCIÊNCIAS <text:s text:c="38"/></text:p>
          </table:table-cell>
          <table:table-cell office:value-type="string">
            <text:p>Engenharia na Agri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GEOCIÊNCIAS <text:s text:c="38"/></text:p>
          </table:table-cell>
          <table:table-cell office:value-type="string">
            <text:p>Engenharia Sanitária e Ambient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790</text:p>
          </table:table-cell>
          <table:table-cell office:value-type="string">
            <text:p>GEOCIÊNCIAS <text:s text:c="38"/></text:p>
          </table:table-cell>
          <table:table-cell office:value-type="string">
            <text:p>Engenharia Tér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314</text:p>
          </table:table-cell>
          <table:table-cell office:value-type="string">
            <text:p>GEOCIÊNCIAS <text:s text:c="38"/></text:p>
          </table:table-cell>
          <table:table-cell office:value-type="string">
            <text:p>Engevista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952</text:p>
          </table:table-cell>
          <table:table-cell office:value-type="string">
            <text:p>GEOCIÊNCIAS <text:s text:c="38"/></text:p>
          </table:table-cell>
          <table:table-cell office:value-type="string">
            <text:p>Engineering G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3889</text:p>
          </table:table-cell>
          <table:table-cell office:value-type="string">
            <text:p>GEOCIÊNCIAS <text:s text:c="38"/></text:p>
          </table:table-cell>
          <table:table-cell office:value-type="string">
            <text:p>Enología (Godoy Cruz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GEOCIÊNCIAS <text:s text:c="38"/></text:p>
          </table:table-cell>
          <table:table-cell office:value-type="string">
            <text:p>Environment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5X</text:p>
          </table:table-cell>
          <table:table-cell office:value-type="string">
            <text:p>GEOCIÊNCIAS <text:s text:c="38"/></text:p>
          </table:table-cell>
          <table:table-cell office:value-type="string">
            <text:p>Environment, Development and Sustainabil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8472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and Experimental Botan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5405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Fluid Mechanics (198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7419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Fluid Mechanics (Dordrecht. 200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4042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Geochemistry and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0105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Geology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495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Geology (Berlin. 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8152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Modelling &amp; Softw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491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Pollution (1987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9326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Research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9011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Science &amp; Polic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6X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Science &amp;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081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Toxi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68</text:p>
          </table:table-cell>
          <table:table-cell office:value-type="string">
            <text:p>GEOCIÊNCIAS <text:s text:c="38"/></text:p>
          </table:table-cell>
          <table:table-cell office:value-type="string">
            <text:p>Environmental Toxicology an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GEOCIÊNCIAS <text:s text:c="38"/></text:p>
          </table:table-cell>
          <table:table-cell office:value-type="string">
            <text:p>EnvironMetrics (London. Ont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941</text:p>
          </table:table-cell>
          <table:table-cell office:value-type="string">
            <text:p>GEOCIÊNCIAS <text:s text:c="38"/></text:p>
          </table:table-cell>
          <table:table-cell office:value-type="string">
            <text:p>Eos (Washington, D.C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5-3797</text:p>
          </table:table-cell>
          <table:table-cell office:value-type="string">
            <text:p>GEOCIÊNCIAS <text:s text:c="38"/></text:p>
          </table:table-cell>
          <table:table-cell office:value-type="string">
            <text:p>Episod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36</text:p>
          </table:table-cell>
          <table:table-cell office:value-type="string">
            <text:p>GEOCIÊNCIAS <text:s text:c="38"/></text:p>
          </table:table-cell>
          <table:table-cell office:value-type="string">
            <text:p>Episteme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75</text:p>
          </table:table-cell>
          <table:table-cell office:value-type="string">
            <text:p>GEOCIÊNCIAS <text:s text:c="38"/></text:p>
          </table:table-cell>
          <table:table-cell office:value-type="string">
            <text:p>Espaço e Geografia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75</text:p>
          </table:table-cell>
          <table:table-cell office:value-type="string">
            <text:p>GEOCIÊNCIAS <text:s text:c="38"/></text:p>
          </table:table-cell>
          <table:table-cell office:value-type="string">
            <text:p>Espaço Ene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01</text:p>
          </table:table-cell>
          <table:table-cell office:value-type="string">
            <text:p>GEOCIÊNCIAS <text:s text:c="38"/></text:p>
          </table:table-cell>
          <table:table-cell office:value-type="string">
            <text:p>Espeleo-Tem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25</text:p>
          </table:table-cell>
          <table:table-cell office:value-type="string">
            <text:p>GEOCIÊNCIAS <text:s text:c="38"/></text:p>
          </table:table-cell>
          <table:table-cell office:value-type="string">
            <text:p>Espeleologia (UFO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317</text:p>
          </table:table-cell>
          <table:table-cell office:value-type="string">
            <text:p>GEOCIÊNCIAS <text:s text:c="38"/></text:p>
          </table:table-cell>
          <table:table-cell office:value-type="string">
            <text:p>Estaç@o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8347</text:p>
          </table:table-cell>
          <table:table-cell office:value-type="string">
            <text:p>GEOCIÊNCIAS <text:s text:c="38"/></text:p>
          </table:table-cell>
          <table:table-cell office:value-type="string">
            <text:p>Estuaries (Cessou em 2005. Cont. ISSN 1559-2723 Estuaries and Coast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2723</text:p>
          </table:table-cell>
          <table:table-cell office:value-type="string">
            <text:p>GEOCIÊNCIAS <text:s text:c="38"/></text:p>
          </table:table-cell>
          <table:table-cell office:value-type="string">
            <text:p>Estuaries and Coas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7714</text:p>
          </table:table-cell>
          <table:table-cell office:value-type="string">
            <text:p>GEOCIÊNCIAS <text:s text:c="38"/></text:p>
          </table:table-cell>
          <table:table-cell office:value-type="string">
            <text:p>Estuarine, Coastal and Shelf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592</text:p>
          </table:table-cell>
          <table:table-cell office:value-type="string">
            <text:p>GEOCIÊNCIAS <text:s text:c="38"/></text:p>
          </table:table-cell>
          <table:table-cell office:value-type="string">
            <text:p>Estudos Avançado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GEOCIÊNCIAS <text:s text:c="38"/></text:p>
          </table:table-cell>
          <table:table-cell office:value-type="string">
            <text:p>Estudos Avançados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98X</text:p>
          </table:table-cell>
          <table:table-cell office:value-type="string">
            <text:p>GEOCIÊNCIAS <text:s text:c="38"/></text:p>
          </table:table-cell>
          <table:table-cell office:value-type="string">
            <text:p>Estudos Geográficos (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208</text:p>
          </table:table-cell>
          <table:table-cell office:value-type="string">
            <text:p>GEOCIÊNCIAS <text:s text:c="38"/></text:p>
          </table:table-cell>
          <table:table-cell office:value-type="string">
            <text:p>Estudos Geológicos (UF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0244</text:p>
          </table:table-cell>
          <table:table-cell office:value-type="string">
            <text:p>GEOCIÊNCIAS <text:s text:c="38"/></text:p>
          </table:table-cell>
          <table:table-cell office:value-type="string">
            <text:p>Estudos Geológicos. Série B, Estudos e Pesquisas (UF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25-4082</text:p>
          </table:table-cell>
          <table:table-cell office:value-type="string">
            <text:p>GEOCIÊNCIAS <text:s text:c="38"/></text:p>
          </table:table-cell>
          <table:table-cell office:value-type="string">
            <text:p>Estudos Universitários (UFPE) (Cessou em 198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6463</text:p>
          </table:table-cell>
          <table:table-cell office:value-type="string">
            <text:p>GEOCIÊNCIAS <text:s text:c="38"/></text:p>
          </table:table-cell>
          <table:table-cell office:value-type="string">
            <text:p>ETRI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1221</text:p>
          </table:table-cell>
          <table:table-cell office:value-type="string">
            <text:p>GEOCIÊNCIAS <text:s text:c="38"/></text:p>
          </table:table-cell>
          <table:table-cell office:value-type="string">
            <text:p>European Journal of Minera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754</text:p>
          </table:table-cell>
          <table:table-cell office:value-type="string">
            <text:p>GEOCIÊNCIAS <text:s text:c="38"/></text:p>
          </table:table-cell>
          <table:table-cell office:value-type="string">
            <text:p>European Journal of Soil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5-5075</text:p>
          </table:table-cell>
          <table:table-cell office:value-type="string">
            <text:p>GEOCIÊNCIAS <text:s text:c="38"/></text:p>
          </table:table-cell>
          <table:table-cell office:value-type="string">
            <text:p>Europhysic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6-0471</text:p>
          </table:table-cell>
          <table:table-cell office:value-type="string">
            <text:p>GEOCIÊNCIAS <text:s text:c="38"/></text:p>
          </table:table-cell>
          <table:table-cell office:value-type="string">
            <text:p>Exchanges (Hamburg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74</text:p>
          </table:table-cell>
          <table:table-cell office:value-type="string">
            <text:p>GEOCIÊNCIAS <text:s text:c="38"/></text:p>
          </table:table-cell>
          <table:table-cell office:value-type="string">
            <text:p>Expert Systems with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1823</text:p>
          </table:table-cell>
          <table:table-cell office:value-type="string">
            <text:p>GEOCIÊNCIAS <text:s text:c="38"/></text:p>
          </table:table-cell>
          <table:table-cell office:value-type="string">
            <text:p>Exploration and Mining Ge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948</text:p>
          </table:table-cell>
          <table:table-cell office:value-type="string">
            <text:p>GEOCIÊNCIAS <text:s text:c="38"/></text:p>
          </table:table-cell>
          <table:table-cell office:value-type="string">
            <text:p>FA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960</text:p>
          </table:table-cell>
          <table:table-cell office:value-type="string">
            <text:p>GEOCIÊNCIAS <text:s text:c="38"/></text:p>
          </table:table-cell>
          <table:table-cell office:value-type="string">
            <text:p>Far East Journal of Applied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23</text:p>
          </table:table-cell>
          <table:table-cell office:value-type="string">
            <text:p>GEOCIÊNCIAS <text:s text:c="38"/></text:p>
          </table:table-cell>
          <table:table-cell office:value-type="string">
            <text:p>Filosofia Unisin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7X</text:p>
          </table:table-cell>
          <table:table-cell office:value-type="string">
            <text:p>GEOCIÊNCIAS <text:s text:c="38"/></text:p>
          </table:table-cell>
          <table:table-cell office:value-type="string">
            <text:p>Fisheries Management and 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006</text:p>
          </table:table-cell>
          <table:table-cell office:value-type="string">
            <text:p>GEOCIÊNCIAS <text:s text:c="38"/></text:p>
          </table:table-cell>
          <table:table-cell office:value-type="string">
            <text:p>Fisheries Ocean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3826</text:p>
          </table:table-cell>
          <table:table-cell office:value-type="string">
            <text:p>GEOCIÊNCIAS <text:s text:c="38"/></text:p>
          </table:table-cell>
          <table:table-cell office:value-type="string">
            <text:p>Floresta (UF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27</text:p>
          </table:table-cell>
          <table:table-cell office:value-type="string">
            <text:p>GEOCIÊNCIAS <text:s text:c="38"/></text:p>
          </table:table-cell>
          <table:table-cell office:value-type="string">
            <text:p>Forest Ecology and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749X</text:p>
          </table:table-cell>
          <table:table-cell office:value-type="string">
            <text:p>GEOCIÊNCIAS <text:s text:c="38"/></text:p>
          </table:table-cell>
          <table:table-cell office:value-type="string">
            <text:p>Forest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619</text:p>
          </table:table-cell>
          <table:table-cell office:value-type="string">
            <text:p>GEOCIÊNCIAS <text:s text:c="38"/></text:p>
          </table:table-cell>
          <table:table-cell office:value-type="string">
            <text:p>Fresenius Environmental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9295</text:p>
          </table:table-cell>
          <table:table-cell office:value-type="string">
            <text:p>GEOCIÊNCIAS <text:s text:c="38"/></text:p>
          </table:table-cell>
          <table:table-cell office:value-type="string">
            <text:p>Frontiers in Ecology and the Environ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GEOCIÊNCIAS <text:s text:c="38"/></text:p>
          </table:table-cell>
          <table:table-cell office:value-type="string">
            <text:p>Fuel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261</text:p>
          </table:table-cell>
          <table:table-cell office:value-type="string">
            <text:p>GEOCIÊNCIAS <text:s text:c="38"/></text:p>
          </table:table-cell>
          <table:table-cell office:value-type="string">
            <text:p>Gaea (São Leopoldo. Impresso) (Cessou em 2007. Cont. 1983-3628 Gaea (São Leopoldo. 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28</text:p>
          </table:table-cell>
          <table:table-cell office:value-type="string">
            <text:p>GEOCIÊNCIAS <text:s text:c="38"/></text:p>
          </table:table-cell>
          <table:table-cell office:value-type="string">
            <text:p>Gaea (São Leopold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9506</text:p>
          </table:table-cell>
          <table:table-cell office:value-type="string">
            <text:p>GEOCIÊNCIAS <text:s text:c="38"/></text:p>
          </table:table-cell>
          <table:table-cell office:value-type="string">
            <text:p>Garcia de Orta. Série de Botâ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52X</text:p>
          </table:table-cell>
          <table:table-cell office:value-type="string">
            <text:p>GEOCIÊNCIAS <text:s text:c="38"/></text:p>
          </table:table-cell>
          <table:table-cell office:value-type="string">
            <text:p>Gayana (Concepción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3498</text:p>
          </table:table-cell>
          <table:table-cell office:value-type="string">
            <text:p>GEOCIÊNCIAS <text:s text:c="38"/></text:p>
          </table:table-cell>
          <table:table-cell office:value-type="string">
            <text:p>Gekkan Chikyu / Earth Monthl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0460</text:p>
          </table:table-cell>
          <table:table-cell office:value-type="string">
            <text:p>GEOCIÊNCIAS <text:s text:c="38"/></text:p>
          </table:table-cell>
          <table:table-cell office:value-type="string">
            <text:p>Geo-Marine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708</text:p>
          </table:table-cell>
          <table:table-cell office:value-type="string">
            <text:p>GEOCIÊNCIAS <text:s text:c="38"/></text:p>
          </table:table-cell>
          <table:table-cell office:value-type="string">
            <text:p>Geo.br (Our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60</text:p>
          </table:table-cell>
          <table:table-cell office:value-type="string">
            <text:p>GEOCIÊNCIAS <text:s text:c="38"/></text:p>
          </table:table-cell>
          <table:table-cell office:value-type="string">
            <text:p>Geoambiente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6353</text:p>
          </table:table-cell>
          <table:table-cell office:value-type="string">
            <text:p>GEOCIÊNCIAS <text:s text:c="38"/></text:p>
          </table:table-cell>
          <table:table-cell office:value-type="string">
            <text:p>Geoarchaeology (New York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4677</text:p>
          </table:table-cell>
          <table:table-cell office:value-type="string">
            <text:p>GEOCIÊNCIAS <text:s text:c="38"/></text:p>
          </table:table-cell>
          <table:table-cell office:value-type="string">
            <text:p>Geo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995</text:p>
          </table:table-cell>
          <table:table-cell office:value-type="string">
            <text:p>GEOCIÊNCIAS <text:s text:c="38"/></text:p>
          </table:table-cell>
          <table:table-cell office:value-type="string">
            <text:p>Geobios (Ly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02</text:p>
          </table:table-cell>
          <table:table-cell office:value-type="string">
            <text:p>GEOCIÊNCIAS <text:s text:c="38"/></text:p>
          </table:table-cell>
          <table:table-cell office:value-type="string">
            <text:p>Geochemical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7873</text:p>
          </table:table-cell>
          <table:table-cell office:value-type="string">
            <text:p>GEOCIÊNCIAS <text:s text:c="38"/></text:p>
          </table:table-cell>
          <table:table-cell office:value-type="string">
            <text:p>Geochemistry (Bath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29</text:p>
          </table:table-cell>
          <table:table-cell office:value-type="string">
            <text:p>GEOCIÊNCIAS <text:s text:c="38"/></text:p>
          </table:table-cell>
          <table:table-cell office:value-type="string">
            <text:p>Geochemistry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2027</text:p>
          </table:table-cell>
          <table:table-cell office:value-type="string">
            <text:p>GEOCIÊNCIAS <text:s text:c="38"/></text:p>
          </table:table-cell>
          <table:table-cell office:value-type="string">
            <text:p>Geochemistry, Geophysics, Geo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GEOCIÊNCIAS <text:s text:c="38"/></text:p>
          </table:table-cell>
          <table:table-cell office:value-type="string">
            <text:p>Geochimica Brasilien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37</text:p>
          </table:table-cell>
          <table:table-cell office:value-type="string">
            <text:p>GEOCIÊNCIAS <text:s text:c="38"/></text:p>
          </table:table-cell>
          <table:table-cell office:value-type="string">
            <text:p>Geochimica et Cosmochimica Act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00X</text:p>
          </table:table-cell>
          <table:table-cell office:value-type="string">
            <text:p>GEOCIÊNCIAS <text:s text:c="38"/></text:p>
          </table:table-cell>
          <table:table-cell office:value-type="string">
            <text:p>Geociências (São Paulo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82</text:p>
          </table:table-cell>
          <table:table-cell office:value-type="string">
            <text:p>GEOCIÊNCIAS <text:s text:c="38"/></text:p>
          </table:table-cell>
          <table:table-cell office:value-type="string">
            <text:p>Geociências (UNE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GEOCIÊNCIAS <text:s text:c="38"/></text:p>
          </table:table-cell>
          <table:table-cell office:value-type="string">
            <text:p>Geoderma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111</text:p>
          </table:table-cell>
          <table:table-cell office:value-type="string">
            <text:p>GEOCIÊNCIAS <text:s text:c="38"/></text:p>
          </table:table-cell>
          <table:table-cell office:value-type="string">
            <text:p>Geodésia On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5-3111</text:p>
          </table:table-cell>
          <table:table-cell office:value-type="string">
            <text:p>GEOCIÊNCIAS <text:s text:c="38"/></text:p>
          </table:table-cell>
          <table:table-cell office:value-type="string">
            <text:p>Geodinamica Acta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0-9659</text:p>
          </table:table-cell>
          <table:table-cell office:value-type="string">
            <text:p>GEOCIÊNCIAS <text:s text:c="38"/></text:p>
          </table:table-cell>
          <table:table-cell office:value-type="string">
            <text:p>Geodiversitas (Paris. Imprimé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169</text:p>
          </table:table-cell>
          <table:table-cell office:value-type="string">
            <text:p>GEOCIÊNCIAS <text:s text:c="38"/></text:p>
          </table:table-cell>
          <table:table-cell office:value-type="string">
            <text:p>Geofísica Inter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83X</text:p>
          </table:table-cell>
          <table:table-cell office:value-type="string">
            <text:p>GEOCIÊNCIAS <text:s text:c="38"/></text:p>
          </table:table-cell>
          <table:table-cell office:value-type="string">
            <text:p>Geogace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88</text:p>
          </table:table-cell>
          <table:table-cell office:value-type="string">
            <text:p>GEOCIÊNCIAS <text:s text:c="38"/></text:p>
          </table:table-cell>
          <table:table-cell office:value-type="string">
            <text:p>Geografia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GEOCIÊNCIAS <text:s text:c="38"/></text:p>
          </table:table-cell>
          <table:table-cell office:value-type="string">
            <text:p>Geografia (Rio Clar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38</text:p>
          </table:table-cell>
          <table:table-cell office:value-type="string">
            <text:p>GEOCIÊNCIAS <text:s text:c="38"/></text:p>
          </table:table-cell>
          <table:table-cell office:value-type="string">
            <text:p>Geografia. Ensino &amp; Pesquisa (UFS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58</text:p>
          </table:table-cell>
          <table:table-cell office:value-type="string">
            <text:p>GEOCIÊNCIAS <text:s text:c="38"/></text:p>
          </table:table-cell>
          <table:table-cell office:value-type="string">
            <text:p>Geografias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6175</text:p>
          </table:table-cell>
          <table:table-cell office:value-type="string">
            <text:p>GEOCIÊNCIAS <text:s text:c="38"/></text:p>
          </table:table-cell>
          <table:table-cell office:value-type="string">
            <text:p>Geoinformatica (Dordrech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2-0992</text:p>
          </table:table-cell>
          <table:table-cell office:value-type="string">
            <text:p>GEOCIÊNCIAS <text:s text:c="38"/></text:p>
          </table:table-cell>
          <table:table-cell office:value-type="string">
            <text:p>Geologia Colombi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030X</text:p>
          </table:table-cell>
          <table:table-cell office:value-type="string">
            <text:p>GEOCIÊNCIAS <text:s text:c="38"/></text:p>
          </table:table-cell>
          <table:table-cell office:value-type="string">
            <text:p>Geologia Croa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886</text:p>
          </table:table-cell>
          <table:table-cell office:value-type="string">
            <text:p>GEOCIÊNCIAS <text:s text:c="38"/></text:p>
          </table:table-cell>
          <table:table-cell office:value-type="string">
            <text:p>Geologia i geofizika (Novosibirsk) / Geology and Geophysics (Novosibirsk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829</text:p>
          </table:table-cell>
          <table:table-cell office:value-type="string">
            <text:p>GEOCIÊNCIAS <text:s text:c="38"/></text:p>
          </table:table-cell>
          <table:table-cell office:value-type="string">
            <text:p>Geologia USP. Publicação Espe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4X</text:p>
          </table:table-cell>
          <table:table-cell office:value-type="string">
            <text:p>GEOCIÊNCIAS <text:s text:c="38"/></text:p>
          </table:table-cell>
          <table:table-cell office:value-type="string">
            <text:p>Geologia USP. Série Científ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549</text:p>
          </table:table-cell>
          <table:table-cell office:value-type="string">
            <text:p>GEOCIÊNCIAS <text:s text:c="38"/></text:p>
          </table:table-cell>
          <table:table-cell office:value-type="string">
            <text:p>Geologia USP. Série Did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6133</text:p>
          </table:table-cell>
          <table:table-cell office:value-type="string">
            <text:p>GEOCIÊNCIAS <text:s text:c="38"/></text:p>
          </table:table-cell>
          <table:table-cell office:value-type="string">
            <text:p>Geologica Acta (Barcelo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4-8505</text:p>
          </table:table-cell>
          <table:table-cell office:value-type="string">
            <text:p>GEOCIÊNCIAS <text:s text:c="38"/></text:p>
          </table:table-cell>
          <table:table-cell office:value-type="string">
            <text:p>Geologica Bel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2-1050</text:p>
          </table:table-cell>
          <table:table-cell office:value-type="string">
            <text:p>GEOCIÊNCIAS <text:s text:c="38"/></text:p>
          </table:table-cell>
          <table:table-cell office:value-type="string">
            <text:p>Geological Journal (Chicheste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568</text:p>
          </table:table-cell>
          <table:table-cell office:value-type="string">
            <text:p>GEOCIÊNCIAS <text:s text:c="38"/></text:p>
          </table:table-cell>
          <table:table-cell office:value-type="string">
            <text:p>Geological Magaz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606</text:p>
          </table:table-cell>
          <table:table-cell office:value-type="string">
            <text:p>GEOCIÊNCIAS <text:s text:c="38"/></text:p>
          </table:table-cell>
          <table:table-cell office:value-type="string">
            <text:p>Geological Society of America Bulleti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4-4721</text:p>
          </table:table-cell>
          <table:table-cell office:value-type="string">
            <text:p>GEOCIÊNCIAS <text:s text:c="38"/></text:p>
          </table:table-cell>
          <table:table-cell office:value-type="string">
            <text:p>Geologiskt Foru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7613</text:p>
          </table:table-cell>
          <table:table-cell office:value-type="string">
            <text:p>GEOCIÊNCIAS <text:s text:c="38"/></text:p>
          </table:table-cell>
          <table:table-cell office:value-type="string">
            <text:p>Geology (Boulder, Colo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5-1036</text:p>
          </table:table-cell>
          <table:table-cell office:value-type="string">
            <text:p>GEOCIÊNCIAS <text:s text:c="38"/></text:p>
          </table:table-cell>
          <table:table-cell office:value-type="string">
            <text:p>Geomatica (Ottaw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097</text:p>
          </table:table-cell>
          <table:table-cell office:value-type="string">
            <text:p>GEOCIÊNCIAS <text:s text:c="38"/></text:p>
          </table:table-cell>
          <table:table-cell office:value-type="string">
            <text:p>Geomática (Santa Maria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975</text:p>
          </table:table-cell>
          <table:table-cell office:value-type="string">
            <text:p>GEOCIÊNCIAS <text:s text:c="38"/></text:p>
          </table:table-cell>
          <table:table-cell office:value-type="string">
            <text:p>Geominas (Boliv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55X</text:p>
          </table:table-cell>
          <table:table-cell office:value-type="string">
            <text:p>GEOCIÊNCIAS <text:s text:c="38"/></text:p>
          </table:table-cell>
          <table:table-cell office:value-type="string">
            <text:p>Geomorpholog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86</text:p>
          </table:table-cell>
          <table:table-cell office:value-type="string">
            <text:p>GEOCIÊNCIAS <text:s text:c="38"/></text:p>
          </table:table-cell>
          <table:table-cell office:value-type="string">
            <text:p>Geonom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40X</text:p>
          </table:table-cell>
          <table:table-cell office:value-type="string">
            <text:p>GEOCIÊNCIAS <text:s text:c="38"/></text:p>
          </table:table-cell>
          <table:table-cell office:value-type="string">
            <text:p>Geophysical Journal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8025</text:p>
          </table:table-cell>
          <table:table-cell office:value-type="string">
            <text:p>GEOCIÊNCIAS <text:s text:c="38"/></text:p>
          </table:table-cell>
          <table:table-cell office:value-type="string">
            <text:p>Geophysical Prospec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8276</text:p>
          </table:table-cell>
          <table:table-cell office:value-type="string">
            <text:p>GEOCIÊNCIAS <text:s text:c="38"/></text:p>
          </table:table-cell>
          <table:table-cell office:value-type="string">
            <text:p>Geophysical Research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8033</text:p>
          </table:table-cell>
          <table:table-cell office:value-type="string">
            <text:p>GEOCIÊNCIAS <text:s text:c="38"/></text:p>
          </table:table-cell>
          <table:table-cell office:value-type="string">
            <text:p>Geo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7-0046</text:p>
          </table:table-cell>
          <table:table-cell office:value-type="string">
            <text:p>GEOCIÊNCIAS <text:s text:c="38"/></text:p>
          </table:table-cell>
          <table:table-cell office:value-type="string">
            <text:p>Geophysics And Ge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9-4488</text:p>
          </table:table-cell>
          <table:table-cell office:value-type="string">
            <text:p>GEOCIÊNCIAS <text:s text:c="38"/></text:p>
          </table:table-cell>
          <table:table-cell office:value-type="string">
            <text:p>Geostandards and Geoanalyt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0-5505</text:p>
          </table:table-cell>
          <table:table-cell office:value-type="string">
            <text:p>GEOCIÊNCIAS <text:s text:c="38"/></text:p>
          </table:table-cell>
          <table:table-cell office:value-type="string">
            <text:p>Geostandards Newsletter (Cessou em 2003.Cont. ISSN 1639-4488 Geostandards and Geoanalytical Research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GEOCIÊNCIAS <text:s text:c="38"/></text:p>
          </table:table-cell>
          <table:table-cell office:value-type="string">
            <text:p>Geosul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82</text:p>
          </table:table-cell>
          <table:table-cell office:value-type="string">
            <text:p>GEOCIÊNCIAS <text:s text:c="38"/></text:p>
          </table:table-cell>
          <table:table-cell office:value-type="string">
            <text:p>Geotechnical and Geological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9522</text:p>
          </table:table-cell>
          <table:table-cell office:value-type="string">
            <text:p>GEOCIÊNCIAS <text:s text:c="38"/></text:p>
          </table:table-cell>
          <table:table-cell office:value-type="string">
            <text:p>Geotecnia (Lisbo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41</text:p>
          </table:table-cell>
          <table:table-cell office:value-type="string">
            <text:p>GEOCIÊNCIAS <text:s text:c="38"/></text:p>
          </table:table-cell>
          <table:table-cell office:value-type="string">
            <text:p>Gerenciamento Costeiro Integra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3-5897</text:p>
          </table:table-cell>
          <table:table-cell office:value-type="string">
            <text:p>GEOCIÊNCIAS <text:s text:c="38"/></text:p>
          </table:table-cell>
          <table:table-cell office:value-type="string">
            <text:p>GFF (Uppsal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181</text:p>
          </table:table-cell>
          <table:table-cell office:value-type="string">
            <text:p>GEOCIÊNCIAS <text:s text:c="38"/></text:p>
          </table:table-cell>
          <table:table-cell office:value-type="string">
            <text:p>Global and Planetary Chang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6236</text:p>
          </table:table-cell>
          <table:table-cell office:value-type="string">
            <text:p>GEOCIÊNCIAS <text:s text:c="38"/></text:p>
          </table:table-cell>
          <table:table-cell office:value-type="string">
            <text:p>Global Biogeochemical Cycl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GEOCIÊNCIAS <text:s text:c="38"/></text:p>
          </table:table-cell>
          <table:table-cell office:value-type="string">
            <text:p>Global Change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22X</text:p>
          </table:table-cell>
          <table:table-cell office:value-type="string">
            <text:p>GEOCIÊNCIAS <text:s text:c="38"/></text:p>
          </table:table-cell>
          <table:table-cell office:value-type="string">
            <text:p>Global Ecology and Bioge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2-937X</text:p>
          </table:table-cell>
          <table:table-cell office:value-type="string">
            <text:p>GEOCIÊNCIAS <text:s text:c="38"/></text:p>
          </table:table-cell>
          <table:table-cell office:value-type="string">
            <text:p>Gondwana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5370</text:p>
          </table:table-cell>
          <table:table-cell office:value-type="string">
            <text:p>GEOCIÊNCIAS <text:s text:c="38"/></text:p>
          </table:table-cell>
          <table:table-cell office:value-type="string">
            <text:p>GPS Solutions (Heidelber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3134</text:p>
          </table:table-cell>
          <table:table-cell office:value-type="string">
            <text:p>GEOCIÊNCIAS <text:s text:c="38"/></text:p>
          </table:table-cell>
          <table:table-cell office:value-type="string">
            <text:p>Grana (Stockhol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975</text:p>
          </table:table-cell>
          <table:table-cell office:value-type="string">
            <text:p>GEOCIÊNCIAS <text:s text:c="38"/></text:p>
          </table:table-cell>
          <table:table-cell office:value-type="string">
            <text:p>Gravel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467X</text:p>
          </table:table-cell>
          <table:table-cell office:value-type="string">
            <text:p>GEOCIÊNCIAS <text:s text:c="38"/></text:p>
          </table:table-cell>
          <table:table-cell office:value-type="string">
            <text:p>Ground Wat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130</text:p>
          </table:table-cell>
          <table:table-cell office:value-type="string">
            <text:p>GEOCIÊNCIAS <text:s text:c="38"/></text:p>
          </table:table-cell>
          <table:table-cell office:value-type="string">
            <text:p>Herpetological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GEOCIÊNCIAS <text:s text:c="38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2963</text:p>
          </table:table-cell>
          <table:table-cell office:value-type="string">
            <text:p>GEOCIÊNCIAS <text:s text:c="38"/></text:p>
          </table:table-cell>
          <table:table-cell office:value-type="string">
            <text:p>Historical 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836</text:p>
          </table:table-cell>
          <table:table-cell office:value-type="string">
            <text:p>GEOCIÊNCIAS <text:s text:c="38"/></text:p>
          </table:table-cell>
          <table:table-cell office:value-type="string">
            <text:p>Holocene (Sevenoak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21</text:p>
          </table:table-cell>
          <table:table-cell office:value-type="string">
            <text:p>GEOCIÊNCIAS <text:s text:c="38"/></text:p>
          </table:table-cell>
          <table:table-cell office:value-type="string">
            <text:p>Holos Environment (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34</text:p>
          </table:table-cell>
          <table:table-cell office:value-type="string">
            <text:p>GEOCIÊNCIAS <text:s text:c="38"/></text:p>
          </table:table-cell>
          <table:table-cell office:value-type="string">
            <text:p>HOLOS Environ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158</text:p>
          </table:table-cell>
          <table:table-cell office:value-type="string">
            <text:p>GEOCIÊNCIAS <text:s text:c="38"/></text:p>
          </table:table-cell>
          <table:table-cell office:value-type="string">
            <text:p>Hydrobiologia (The Hagu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2174</text:p>
          </table:table-cell>
          <table:table-cell office:value-type="string">
            <text:p>GEOCIÊNCIAS <text:s text:c="38"/></text:p>
          </table:table-cell>
          <table:table-cell office:value-type="string">
            <text:p>Hydrogeolog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087</text:p>
          </table:table-cell>
          <table:table-cell office:value-type="string">
            <text:p>GEOCIÊNCIAS <text:s text:c="38"/></text:p>
          </table:table-cell>
          <table:table-cell office:value-type="string">
            <text:p>Hydrological Proces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6667</text:p>
          </table:table-cell>
          <table:table-cell office:value-type="string">
            <text:p>GEOCIÊNCIAS <text:s text:c="38"/></text:p>
          </table:table-cell>
          <table:table-cell office:value-type="string">
            <text:p>Hydrological Sciences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6X</text:p>
          </table:table-cell>
          <table:table-cell office:value-type="string">
            <text:p>GEOCIÊNCIAS <text:s text:c="38"/></text:p>
          </table:table-cell>
          <table:table-cell office:value-type="string">
            <text:p>Hydrometallurg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3-3225</text:p>
          </table:table-cell>
          <table:table-cell office:value-type="string">
            <text:p>GEOCIÊNCIAS <text:s text:c="38"/></text:p>
          </table:table-cell>
          <table:table-cell office:value-type="string">
            <text:p>IAI Newslet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5-4793</text:p>
          </table:table-cell>
          <table:table-cell office:value-type="string">
            <text:p>GEOCIÊNCIAS <text:s text:c="38"/></text:p>
          </table:table-cell>
          <table:table-cell office:value-type="string">
            <text:p>ICCP N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940</text:p>
          </table:table-cell>
          <table:table-cell office:value-type="string">
            <text:p>GEOCIÊNCIAS <text:s text:c="38"/></text:p>
          </table:table-cell>
          <table:table-cell office:value-type="string">
            <text:p>Ichnos. An International Journal of Plant and Animal Tra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4-6329</text:p>
          </table:table-cell>
          <table:table-cell office:value-type="string">
            <text:p>GEOCIÊNCIAS <text:s text:c="38"/></text:p>
          </table:table-cell>
          <table:table-cell office:value-type="string">
            <text:p>Idojárás (Budapest. 1905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9243</text:p>
          </table:table-cell>
          <table:table-cell office:value-type="string">
            <text:p>GEOCIÊNCIAS <text:s text:c="38"/></text:p>
          </table:table-cell>
          <table:table-cell office:value-type="string">
            <text:p>IEEE Antennas &amp; Propagation Magaz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8X</text:p>
          </table:table-cell>
          <table:table-cell office:value-type="string">
            <text:p>GEOCIÊNCIAS <text:s text:c="38"/></text:p>
          </table:table-cell>
          <table:table-cell office:value-type="string">
            <text:p>IEEE Geoscience and Remote Sensing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2892</text:p>
          </table:table-cell>
          <table:table-cell office:value-type="string">
            <text:p>GEOCIÊNCIAS <text:s text:c="38"/></text:p>
          </table:table-cell>
          <table:table-cell office:value-type="string">
            <text:p>IEEE Transactions on Geoscience and Remote Sen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05</text:p>
          </table:table-cell>
          <table:table-cell office:value-type="string">
            <text:p>GEOCIÊNCIAS <text:s text:c="38"/></text:p>
          </table:table-cell>
          <table:table-cell office:value-type="string">
            <text:p>Iheringia. Série Botâ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21</text:p>
          </table:table-cell>
          <table:table-cell office:value-type="string">
            <text:p>GEOCIÊNCIAS <text:s text:c="38"/></text:p>
          </table:table-cell>
          <table:table-cell office:value-type="string">
            <text:p>Iheringia. Série Zo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6-9877</text:p>
          </table:table-cell>
          <table:table-cell office:value-type="string">
            <text:p>GEOCIÊNCIAS <text:s text:c="38"/></text:p>
          </table:table-cell>
          <table:table-cell office:value-type="string">
            <text:p>Il Nuovo cimento della Società italiana di fisica. B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9982</text:p>
          </table:table-cell>
          <table:table-cell office:value-type="string">
            <text:p>GEOCIÊNCIAS <text:s text:c="38"/></text:p>
          </table:table-cell>
          <table:table-cell office:value-type="string">
            <text:p>Il Nuovo Cimento della Società Italiana di Fisica. B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6-9885</text:p>
          </table:table-cell>
          <table:table-cell office:value-type="string">
            <text:p>GEOCIÊNCIAS <text:s text:c="38"/></text:p>
          </table:table-cell>
          <table:table-cell office:value-type="string">
            <text:p>Il Nuovo Cimento della Società Italiana di Fisica. C. Geophysics and Space Physic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4-1896</text:p>
          </table:table-cell>
          <table:table-cell office:value-type="string">
            <text:p>GEOCIÊNCIAS <text:s text:c="38"/></text:p>
          </table:table-cell>
          <table:table-cell office:value-type="string">
            <text:p>Il Nuovo Cimento della Società Italiana di Fisica. C. Geophysics and Space Physics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4578</text:p>
          </table:table-cell>
          <table:table-cell office:value-type="string">
            <text:p>GEOCIÊNCIAS <text:s text:c="38"/></text:p>
          </table:table-cell>
          <table:table-cell office:value-type="string">
            <text:p>Il Nuovo Saggiatore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5136</text:p>
          </table:table-cell>
          <table:table-cell office:value-type="string">
            <text:p>GEOCIÊNCIAS <text:s text:c="38"/></text:p>
          </table:table-cell>
          <table:table-cell office:value-type="string">
            <text:p>Indian Journal of Marine Scienc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8393</text:p>
          </table:table-cell>
          <table:table-cell office:value-type="string">
            <text:p>GEOCIÊNCIAS <text:s text:c="38"/></text:p>
          </table:table-cell>
          <table:table-cell office:value-type="string">
            <text:p>Indian Journal of Radio and Space Phys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756</text:p>
          </table:table-cell>
          <table:table-cell office:value-type="string">
            <text:p>GEOCIÊNCIAS <text:s text:c="38"/></text:p>
          </table:table-cell>
          <table:table-cell office:value-type="string">
            <text:p>Información Tecnológica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02</text:p>
          </table:table-cell>
          <table:table-cell office:value-type="string">
            <text:p>GEOCIÊNCIAS <text:s text:c="38"/></text:p>
          </table:table-cell>
          <table:table-cell office:value-type="string">
            <text:p>Information Technology for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6311</text:p>
          </table:table-cell>
          <table:table-cell office:value-type="string">
            <text:p>GEOCIÊNCIAS <text:s text:c="38"/></text:p>
          </table:table-cell>
          <table:table-cell office:value-type="string">
            <text:p>Innovación (Antofagasta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7003</text:p>
          </table:table-cell>
          <table:table-cell office:value-type="string">
            <text:p>GEOCIÊNCIAS <text:s text:c="38"/></text:p>
          </table:table-cell>
          <table:table-cell office:value-type="string">
            <text:p>Inorganic Chemistry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5214</text:p>
          </table:table-cell>
          <table:table-cell office:value-type="string">
            <text:p>GEOCIÊNCIAS <text:s text:c="38"/></text:p>
          </table:table-cell>
          <table:table-cell office:value-type="string">
            <text:p>Intercera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6814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Geology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8432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Applied Earth Observation and Geoinform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274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Bifurcation and Chaos in Applied Sciences an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418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Cli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5162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Coal G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7-3254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Earth Sciences (1999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352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Environment and Pollu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7827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Environmental Research and Public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8816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Geographical Information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8-0235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Maritime Information and Communication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1712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Mathematics and Mathemat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7435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Nan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6361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Nuclear Energy, Science and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8X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Orni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5893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Plant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5901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Remote Sens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133X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Renewable Energy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9062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Rock Mechanics and Mining Sciences &amp; Geomechanics Abstracts (Cessou em 1996. Foi desdobrado em três: International Journal of Rock Mechanics and Mining Sciences, 1365-1617 e 1365-160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7866</text:p>
          </table:table-cell>
          <table:table-cell office:value-type="string">
            <text:p>GEOCIÊNCIAS <text:s text:c="38"/></text:p>
          </table:table-cell>
          <table:table-cell office:value-type="string">
            <text:p>International Journal of Sediment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85</text:p>
          </table:table-cell>
          <table:table-cell office:value-type="string">
            <text:p>GEOCIÊNCIAS <text:s text:c="38"/></text:p>
          </table:table-cell>
          <table:table-cell office:value-type="string">
            <text:p>Inverse Problems in Science and Engineering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GEOCIÊNCIAS <text:s text:c="38"/></text:p>
          </table:table-cell>
          <table:table-cell office:value-type="string">
            <text:p>IP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5641</text:p>
          </table:table-cell>
          <table:table-cell office:value-type="string">
            <text:p>GEOCIÊNCIAS <text:s text:c="38"/></text:p>
          </table:table-cell>
          <table:table-cell office:value-type="string">
            <text:p>Iron ore (Washington, D.C. Annu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0-7682</text:p>
          </table:table-cell>
          <table:table-cell office:value-type="string">
            <text:p>GEOCIÊNCIAS <text:s text:c="38"/></text:p>
          </table:table-cell>
          <table:table-cell office:value-type="string">
            <text:p>ISME/GLOMIS Electronic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6016</text:p>
          </table:table-cell>
          <table:table-cell office:value-type="string">
            <text:p>GEOCIÊNCIAS <text:s text:c="38"/></text:p>
          </table:table-cell>
          <table:table-cell office:value-type="string">
            <text:p>Isotopes in Environmental and Health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716</text:p>
          </table:table-cell>
          <table:table-cell office:value-type="string">
            <text:p>GEOCIÊNCIAS <text:s text:c="38"/></text:p>
          </table:table-cell>
          <table:table-cell office:value-type="string">
            <text:p>ISPRS Journal of Photogrammetry and Remote Sen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019</text:p>
          </table:table-cell>
          <table:table-cell office:value-type="string">
            <text:p>GEOCIÊNCIAS <text:s text:c="38"/></text:p>
          </table:table-cell>
          <table:table-cell office:value-type="string">
            <text:p>Ius et Iustitia Eletrô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361</text:p>
          </table:table-cell>
          <table:table-cell office:value-type="string">
            <text:p>GEOCIÊNCIAS <text:s text:c="38"/></text:p>
          </table:table-cell>
          <table:table-cell office:value-type="string">
            <text:p>Journal fur Ornithology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343X</text:p>
          </table:table-cell>
          <table:table-cell office:value-type="string">
            <text:p>GEOCIÊNCIAS <text:s text:c="38"/></text:p>
          </table:table-cell>
          <table:table-cell office:value-type="string">
            <text:p>Journal of African Earth Sciences (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1665</text:p>
          </table:table-cell>
          <table:table-cell office:value-type="string">
            <text:p>GEOCIÊNCIAS <text:s text:c="38"/></text:p>
          </table:table-cell>
          <table:table-cell office:value-type="string">
            <text:p>Journal of Agrometeor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388</text:p>
          </table:table-cell>
          <table:table-cell office:value-type="string">
            <text:p>GEOCIÊNCIAS <text:s text:c="38"/></text:p>
          </table:table-cell>
          <table:table-cell office:value-type="string">
            <text:p>Journal of Alloys and Compoun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98</text:p>
          </table:table-cell>
          <table:table-cell office:value-type="string">
            <text:p>GEOCIÊNCIAS <text:s text:c="38"/></text:p>
          </table:table-cell>
          <table:table-cell office:value-type="string">
            <text:p>Journal of Applied Crystallograph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851</text:p>
          </table:table-cell>
          <table:table-cell office:value-type="string">
            <text:p>GEOCIÊNCIAS <text:s text:c="38"/></text:p>
          </table:table-cell>
          <table:table-cell office:value-type="string">
            <text:p>Journal of Applied Ge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763</text:p>
          </table:table-cell>
          <table:table-cell office:value-type="string">
            <text:p>GEOCIÊNCIAS <text:s text:c="38"/></text:p>
          </table:table-cell>
          <table:table-cell office:value-type="string">
            <text:p>Journal of Applied Meteorology (Boston) (Cessou em 2005. Cont. ISSN 1558-8424 Journal of Applied Meteorology and Climatology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0450</text:p>
          </table:table-cell>
          <table:table-cell office:value-type="string">
            <text:p>GEOCIÊNCIAS <text:s text:c="38"/></text:p>
          </table:table-cell>
          <table:table-cell office:value-type="string">
            <text:p>Journal of Applied Meteorology (Online) (Cessou em 2005. Cont. ISSN 1558-8432 Journal of Applied Meteorology and Climatology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8424</text:p>
          </table:table-cell>
          <table:table-cell office:value-type="string">
            <text:p>GEOCIÊNCIAS <text:s text:c="38"/></text:p>
          </table:table-cell>
          <table:table-cell office:value-type="string">
            <text:p>Journal of Applied Meteorology and Cli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GEOCIÊNCIAS <text:s text:c="38"/></text:p>
          </table:table-cell>
          <table:table-cell office:value-type="string">
            <text:p>Journal of Applied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1963</text:p>
          </table:table-cell>
          <table:table-cell office:value-type="string">
            <text:p>GEOCIÊNCIAS <text:s text:c="38"/></text:p>
          </table:table-cell>
          <table:table-cell office:value-type="string">
            <text:p>Journal of Arid Environ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9120</text:p>
          </table:table-cell>
          <table:table-cell office:value-type="string">
            <text:p>GEOCIÊNCIAS <text:s text:c="38"/></text:p>
          </table:table-cell>
          <table:table-cell office:value-type="string">
            <text:p>Journal of Asian Earth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0572</text:p>
          </table:table-cell>
          <table:table-cell office:value-type="string">
            <text:p>GEOCIÊNCIAS <text:s text:c="38"/></text:p>
          </table:table-cell>
          <table:table-cell office:value-type="string">
            <text:p>Journal of Atmospheric and Oceanic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6826</text:p>
          </table:table-cell>
          <table:table-cell office:value-type="string">
            <text:p>GEOCIÊNCIAS <text:s text:c="38"/></text:p>
          </table:table-cell>
          <table:table-cell office:value-type="string">
            <text:p>Journal of Atmospheric and Solar-Terrestri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270</text:p>
          </table:table-cell>
          <table:table-cell office:value-type="string">
            <text:p>GEOCIÊNCIAS <text:s text:c="38"/></text:p>
          </table:table-cell>
          <table:table-cell office:value-type="string">
            <text:p>Journal of Bioge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487</text:p>
          </table:table-cell>
          <table:table-cell office:value-type="string">
            <text:p>GEOCIÊNCIAS <text:s text:c="38"/></text:p>
          </table:table-cell>
          <table:table-cell office:value-type="string">
            <text:p>Journal of Canadian Petroleum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GEOCIÊNCIAS <text:s text:c="38"/></text:p>
          </table:table-cell>
          <table:table-cell office:value-type="string">
            <text:p>Journal of Chromat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755</text:p>
          </table:table-cell>
          <table:table-cell office:value-type="string">
            <text:p>GEOCIÊNCIAS <text:s text:c="38"/></text:p>
          </table:table-cell>
          <table:table-cell office:value-type="string">
            <text:p>Journal of Climat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GEOCIÊNCIAS <text:s text:c="38"/></text:p>
          </table:table-cell>
          <table:table-cell office:value-type="string">
            <text:p>Journal of Coastal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27</text:p>
          </table:table-cell>
          <table:table-cell office:value-type="string">
            <text:p>GEOCIÊNCIAS <text:s text:c="38"/></text:p>
          </table:table-cell>
          <table:table-cell office:value-type="string">
            <text:p>Journal of Computational and Applied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7516</text:p>
          </table:table-cell>
          <table:table-cell office:value-type="string">
            <text:p>GEOCIÊNCIAS <text:s text:c="38"/></text:p>
          </table:table-cell>
          <table:table-cell office:value-type="string">
            <text:p>Journal of Cosmology and Astroparticle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97</text:p>
          </table:table-cell>
          <table:table-cell office:value-type="string">
            <text:p>GEOCIÊNCIAS <text:s text:c="38"/></text:p>
          </table:table-cell>
          <table:table-cell office:value-type="string">
            <text:p>Journal of Environmental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931X</text:p>
          </table:table-cell>
          <table:table-cell office:value-type="string">
            <text:p>GEOCIÊNCIAS <text:s text:c="38"/></text:p>
          </table:table-cell>
          <table:table-cell office:value-type="string">
            <text:p>Journal of Environmental Radioactiv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4117</text:p>
          </table:table-cell>
          <table:table-cell office:value-type="string">
            <text:p>GEOCIÊNCIAS <text:s text:c="38"/></text:p>
          </table:table-cell>
          <table:table-cell office:value-type="string">
            <text:p>Journal of Environmental Science and Health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GEOCIÊNCIAS <text:s text:c="38"/></text:p>
          </table:table-cell>
          <table:table-cell office:value-type="string">
            <text:p>Journal of Environmental Science and Health. Part B. Pesticides, Food Contaminants, and Agricultural Was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1191</text:p>
          </table:table-cell>
          <table:table-cell office:value-type="string">
            <text:p>GEOCIÊNCIAS <text:s text:c="38"/></text:p>
          </table:table-cell>
          <table:table-cell office:value-type="string">
            <text:p>Journal of Foraminifer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6742</text:p>
          </table:table-cell>
          <table:table-cell office:value-type="string">
            <text:p>GEOCIÊNCIAS <text:s text:c="38"/></text:p>
          </table:table-cell>
          <table:table-cell office:value-type="string">
            <text:p>Journal of Geochemical Explo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7714</text:p>
          </table:table-cell>
          <table:table-cell office:value-type="string">
            <text:p>GEOCIÊNCIAS <text:s text:c="38"/></text:p>
          </table:table-cell>
          <table:table-cell office:value-type="string">
            <text:p>Journal of Geodes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3707</text:p>
          </table:table-cell>
          <table:table-cell office:value-type="string">
            <text:p>GEOCIÊNCIAS <text:s text:c="38"/></text:p>
          </table:table-cell>
          <table:table-cell office:value-type="string">
            <text:p>Journal of Geodyna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GEOCIÊNCIAS <text:s text:c="38"/></text:p>
          </table:table-cell>
          <table:table-cell office:value-type="string">
            <text:p>Journal of Geophys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2132</text:p>
          </table:table-cell>
          <table:table-cell office:value-type="string">
            <text:p>GEOCIÊNCIAS <text:s text:c="38"/></text:p>
          </table:table-cell>
          <table:table-cell office:value-type="string">
            <text:p>Journal of Geophysics and Engineer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9-2560</text:p>
          </table:table-cell>
          <table:table-cell office:value-type="string">
            <text:p>GEOCIÊNCIAS <text:s text:c="38"/></text:p>
          </table:table-cell>
          <table:table-cell office:value-type="string">
            <text:p>Journal of Geosciences, Osaka City Univers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GEOCIÊNCIAS <text:s text:c="38"/></text:p>
          </table:table-cell>
          <table:table-cell office:value-type="string">
            <text:p>Journal of Hazardous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11</text:p>
          </table:table-cell>
          <table:table-cell office:value-type="string">
            <text:p>GEOCIÊNCIAS <text:s text:c="38"/></text:p>
          </table:table-cell>
          <table:table-cell office:value-type="string">
            <text:p>Journal of Herpe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0699</text:p>
          </table:table-cell>
          <table:table-cell office:value-type="string">
            <text:p>GEOCIÊNCIAS <text:s text:c="38"/></text:p>
          </table:table-cell>
          <table:table-cell office:value-type="string">
            <text:p>Journal of Hydrologic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94</text:p>
          </table:table-cell>
          <table:table-cell office:value-type="string">
            <text:p>GEOCIÊNCIAS <text:s text:c="38"/></text:p>
          </table:table-cell>
          <table:table-cell office:value-type="string">
            <text:p>Journal of Hydrolog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55X</text:p>
          </table:table-cell>
          <table:table-cell office:value-type="string">
            <text:p>GEOCIÊNCIAS <text:s text:c="38"/></text:p>
          </table:table-cell>
          <table:table-cell office:value-type="string">
            <text:p>Journal of Hydrometeo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GEOCIÊNCIAS <text:s text:c="38"/></text:p>
          </table:table-cell>
          <table:table-cell office:value-type="string">
            <text:p>Journal of Inorganic Bi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2-8034</text:p>
          </table:table-cell>
          <table:table-cell office:value-type="string">
            <text:p>GEOCIÊNCIAS <text:s text:c="38"/></text:p>
          </table:table-cell>
          <table:table-cell office:value-type="string">
            <text:p>Journal of Lightning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5647</text:p>
          </table:table-cell>
          <table:table-cell office:value-type="string">
            <text:p>GEOCIÊNCIAS <text:s text:c="38"/></text:p>
          </table:table-cell>
          <table:table-cell office:value-type="string">
            <text:p>Journal of Map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7963</text:p>
          </table:table-cell>
          <table:table-cell office:value-type="string">
            <text:p>GEOCIÊNCIAS <text:s text:c="38"/></text:p>
          </table:table-cell>
          <table:table-cell office:value-type="string">
            <text:p>Journal of Marine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4929</text:p>
          </table:table-cell>
          <table:table-cell office:value-type="string">
            <text:p>GEOCIÊNCIAS <text:s text:c="38"/></text:p>
          </table:table-cell>
          <table:table-cell office:value-type="string">
            <text:p>Journal of Metamorphic Ge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7825</text:p>
          </table:table-cell>
          <table:table-cell office:value-type="string">
            <text:p>GEOCIÊNCIAS <text:s text:c="38"/></text:p>
          </table:table-cell>
          <table:table-cell office:value-type="string">
            <text:p>Journal of Microbiology and Bio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821X</text:p>
          </table:table-cell>
          <table:table-cell office:value-type="string">
            <text:p>GEOCIÊNCIAS <text:s text:c="38"/></text:p>
          </table:table-cell>
          <table:table-cell office:value-type="string">
            <text:p>Journal of Micropalaeon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370</text:p>
          </table:table-cell>
          <table:table-cell office:value-type="string">
            <text:p>GEOCIÊNCIAS <text:s text:c="38"/></text:p>
          </table:table-cell>
          <table:table-cell office:value-type="string">
            <text:p>Journal of Ocean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258</text:p>
          </table:table-cell>
          <table:table-cell office:value-type="string">
            <text:p>GEOCIÊNCIAS <text:s text:c="38"/></text:p>
          </table:table-cell>
          <table:table-cell office:value-type="string">
            <text:p>Journal of Optics. A, Pure and Applied Op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60</text:p>
          </table:table-cell>
          <table:table-cell office:value-type="string">
            <text:p>GEOCIÊNCIAS <text:s text:c="38"/></text:p>
          </table:table-cell>
          <table:table-cell office:value-type="string">
            <text:p>Journal of Pale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6421</text:p>
          </table:table-cell>
          <table:table-cell office:value-type="string">
            <text:p>GEOCIÊNCIAS <text:s text:c="38"/></text:p>
          </table:table-cell>
          <table:table-cell office:value-type="string">
            <text:p>Journal of Petroleum G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GEOCIÊNCIAS <text:s text:c="38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30</text:p>
          </table:table-cell>
          <table:table-cell office:value-type="string">
            <text:p>GEOCIÊNCIAS <text:s text:c="38"/></text:p>
          </table:table-cell>
          <table:table-cell office:value-type="string">
            <text:p>Journal of Pet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70</text:p>
          </table:table-cell>
          <table:table-cell office:value-type="string">
            <text:p>GEOCIÊNCIAS <text:s text:c="38"/></text:p>
          </table:table-cell>
          <table:table-cell office:value-type="string">
            <text:p>Journal of Physical Ocean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113</text:p>
          </table:table-cell>
          <table:table-cell office:value-type="string">
            <text:p>GEOCIÊNCIAS <text:s text:c="38"/></text:p>
          </table:table-cell>
          <table:table-cell office:value-type="string">
            <text:p>Journal of Physics. A, Mathematical and Theoretic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GEOCIÊNCIAS <text:s text:c="38"/></text:p>
          </table:table-cell>
          <table:table-cell office:value-type="string">
            <text:p>Journal of Physics. Condensed Matt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88</text:p>
          </table:table-cell>
          <table:table-cell office:value-type="string">
            <text:p>GEOCIÊNCIAS <text:s text:c="38"/></text:p>
          </table:table-cell>
          <table:table-cell office:value-type="string">
            <text:p>Journal of Physics. Conference Seri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7873</text:p>
          </table:table-cell>
          <table:table-cell office:value-type="string">
            <text:p>GEOCIÊNCIAS <text:s text:c="38"/></text:p>
          </table:table-cell>
          <table:table-cell office:value-type="string">
            <text:p>Journal of Plankto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1419</text:p>
          </table:table-cell>
          <table:table-cell office:value-type="string">
            <text:p>GEOCIÊNCIAS <text:s text:c="38"/></text:p>
          </table:table-cell>
          <table:table-cell office:value-type="string">
            <text:p>Journal of Property Tax Assessment &amp; Administr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73</text:p>
          </table:table-cell>
          <table:table-cell office:value-type="string">
            <text:p>GEOCIÊNCIAS <text:s text:c="38"/></text:p>
          </table:table-cell>
          <table:table-cell office:value-type="string">
            <text:p>Journal of Quantitative Spectroscopy &amp; Radiative Transf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GEOCIÊNCIAS <text:s text:c="38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0651</text:p>
          </table:table-cell>
          <table:table-cell office:value-type="string">
            <text:p>GEOCIÊNCIAS <text:s text:c="38"/></text:p>
          </table:table-cell>
          <table:table-cell office:value-type="string">
            <text:p>Journal of Seismic Explor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4649</text:p>
          </table:table-cell>
          <table:table-cell office:value-type="string">
            <text:p>GEOCIÊNCIAS <text:s text:c="38"/></text:p>
          </table:table-cell>
          <table:table-cell office:value-type="string">
            <text:p>Journal of Seis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108</text:p>
          </table:table-cell>
          <table:table-cell office:value-type="string">
            <text:p>GEOCIÊNCIAS <text:s text:c="38"/></text:p>
          </table:table-cell>
          <table:table-cell office:value-type="string">
            <text:p>Journal of Soils and Sedimen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96</text:p>
          </table:table-cell>
          <table:table-cell office:value-type="string">
            <text:p>GEOCIÊNCIAS <text:s text:c="38"/></text:p>
          </table:table-cell>
          <table:table-cell office:value-type="string">
            <text:p>Journal of Solid State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9811</text:p>
          </table:table-cell>
          <table:table-cell office:value-type="string">
            <text:p>GEOCIÊNCIAS <text:s text:c="38"/></text:p>
          </table:table-cell>
          <table:table-cell office:value-type="string">
            <text:p>Journal of South American Earth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7577</text:p>
          </table:table-cell>
          <table:table-cell office:value-type="string">
            <text:p>GEOCIÊNCIAS <text:s text:c="38"/></text:p>
          </table:table-cell>
          <table:table-cell office:value-type="string">
            <text:p>Journal of Space La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8141</text:p>
          </table:table-cell>
          <table:table-cell office:value-type="string">
            <text:p>GEOCIÊNCIAS <text:s text:c="38"/></text:p>
          </table:table-cell>
          <table:table-cell office:value-type="string">
            <text:p>Journal of Structural G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2019</text:p>
          </table:table-cell>
          <table:table-cell office:value-type="string">
            <text:p>GEOCIÊNCIAS <text:s text:c="38"/></text:p>
          </table:table-cell>
          <table:table-cell office:value-type="string">
            <text:p>Journal of Systematic Palaeon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0815</text:p>
          </table:table-cell>
          <table:table-cell office:value-type="string">
            <text:p>GEOCIÊNCIAS <text:s text:c="38"/></text:p>
          </table:table-cell>
          <table:table-cell office:value-type="string">
            <text:p>Journal of Taphonom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2882</text:p>
          </table:table-cell>
          <table:table-cell office:value-type="string">
            <text:p>GEOCIÊNCIAS <text:s text:c="38"/></text:p>
          </table:table-cell>
          <table:table-cell office:value-type="string">
            <text:p>Journal of the American Society for Information Science and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928</text:p>
          </table:table-cell>
          <table:table-cell office:value-type="string">
            <text:p>GEOCIÊNCIAS <text:s text:c="38"/></text:p>
          </table:table-cell>
          <table:table-cell office:value-type="string">
            <text:p>Journal of the Atmospheric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GEOCIÊNCIAS <text:s text:c="38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90</text:p>
          </table:table-cell>
          <table:table-cell office:value-type="string">
            <text:p>GEOCIÊNCIAS <text:s text:c="38"/></text:p>
          </table:table-cell>
          <table:table-cell office:value-type="string">
            <text:p>Journal of the Brazilian Chemical Societ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GEOCIÊNCIAS <text:s text:c="38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0-8197</text:p>
          </table:table-cell>
          <table:table-cell office:value-type="string">
            <text:p>GEOCIÊNCIAS <text:s text:c="38"/></text:p>
          </table:table-cell>
          <table:table-cell office:value-type="string">
            <text:p>Journal of the Czech Geological Society (Cessou em 2006. Cont. ISSN 1802-6222 Journal of Geosciences (Prague, 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649</text:p>
          </table:table-cell>
          <table:table-cell office:value-type="string">
            <text:p>GEOCIÊNCIAS <text:s text:c="38"/></text:p>
          </table:table-cell>
          <table:table-cell office:value-type="string">
            <text:p>Journal of the Geological Society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622</text:p>
          </table:table-cell>
          <table:table-cell office:value-type="string">
            <text:p>GEOCIÊNCIAS <text:s text:c="38"/></text:p>
          </table:table-cell>
          <table:table-cell office:value-type="string">
            <text:p>Journal of the Geological Society of Ind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769</text:p>
          </table:table-cell>
          <table:table-cell office:value-type="string">
            <text:p>GEOCIÊNCIAS <text:s text:c="38"/></text:p>
          </table:table-cell>
          <table:table-cell office:value-type="string">
            <text:p>Journal of the Marine Biological Association of the UK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165</text:p>
          </table:table-cell>
          <table:table-cell office:value-type="string">
            <text:p>GEOCIÊNCIAS <text:s text:c="38"/></text:p>
          </table:table-cell>
          <table:table-cell office:value-type="string">
            <text:p>Journal of the Meteorological Society of Japa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1-8142</text:p>
          </table:table-cell>
          <table:table-cell office:value-type="string">
            <text:p>GEOCIÊNCIAS <text:s text:c="38"/></text:p>
          </table:table-cell>
          <table:table-cell office:value-type="string">
            <text:p>Journal of the Virtual Explorer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674</text:p>
          </table:table-cell>
          <table:table-cell office:value-type="string">
            <text:p>GEOCIÊNCIAS <text:s text:c="38"/></text:p>
          </table:table-cell>
          <table:table-cell office:value-type="string">
            <text:p>Journal of Tropical 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0-9233</text:p>
          </table:table-cell>
          <table:table-cell office:value-type="string">
            <text:p>GEOCIÊNCIAS <text:s text:c="38"/></text:p>
          </table:table-cell>
          <table:table-cell office:value-type="string">
            <text:p>Journal of Vegetation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634</text:p>
          </table:table-cell>
          <table:table-cell office:value-type="string">
            <text:p>GEOCIÊNCIAS <text:s text:c="38"/></text:p>
          </table:table-cell>
          <table:table-cell office:value-type="string">
            <text:p>Journal of Vertebrate Pale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273</text:p>
          </table:table-cell>
          <table:table-cell office:value-type="string">
            <text:p>GEOCIÊNCIAS <text:s text:c="38"/></text:p>
          </table:table-cell>
          <table:table-cell office:value-type="string">
            <text:p>Journal of Volcanology and Geotherm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179</text:p>
          </table:table-cell>
          <table:table-cell office:value-type="string">
            <text:p>GEOCIÊNCIAS <text:s text:c="38"/></text:p>
          </table:table-cell>
          <table:table-cell office:value-type="string">
            <text:p>JQS. Journal of Quaternary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6-4049</text:p>
          </table:table-cell>
          <table:table-cell office:value-type="string">
            <text:p>GEOCIÊNCIAS <text:s text:c="38"/></text:p>
          </table:table-cell>
          <table:table-cell office:value-type="string">
            <text:p>Kisho Kenkyujo gijutsu hokoku / Technical Reports of the Meteorological Research Institu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8-4699</text:p>
          </table:table-cell>
          <table:table-cell office:value-type="string">
            <text:p>GEOCIÊNCIAS <text:s text:c="38"/></text:p>
          </table:table-cell>
          <table:table-cell office:value-type="string">
            <text:p>Korean Journal of Geo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4761</text:p>
          </table:table-cell>
          <table:table-cell office:value-type="string">
            <text:p>GEOCIÊNCIAS <text:s text:c="38"/></text:p>
          </table:table-cell>
          <table:table-cell office:value-type="string">
            <text:p>Kristallografiya (Moskv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046</text:p>
          </table:table-cell>
          <table:table-cell office:value-type="string">
            <text:p>GEOCIÊNCIAS <text:s text:c="38"/></text:p>
          </table:table-cell>
          <table:table-cell office:value-type="string">
            <text:p>Landscape and Urban Plann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7316</text:p>
          </table:table-cell>
          <table:table-cell office:value-type="string">
            <text:p>GEOCIÊNCIAS <text:s text:c="38"/></text:p>
          </table:table-cell>
          <table:table-cell office:value-type="string">
            <text:p>Latin American Journal of Sedimentology and Basin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485X</text:p>
          </table:table-cell>
          <table:table-cell office:value-type="string">
            <text:p>GEOCIÊNCIAS <text:s text:c="38"/></text:p>
          </table:table-cell>
          <table:table-cell office:value-type="string">
            <text:p>Leading Edge (Tulsa, Okla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888X</text:p>
          </table:table-cell>
          <table:table-cell office:value-type="string">
            <text:p>GEOCIÊNCIAS <text:s text:c="38"/></text:p>
          </table:table-cell>
          <table:table-cell office:value-type="string">
            <text:p>Leandr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GEOCIÊNCIAS <text:s text:c="38"/></text:p>
          </table:table-cell>
          <table:table-cell office:value-type="string">
            <text:p>Lecture Notes in Computer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0317</text:p>
          </table:table-cell>
          <table:table-cell office:value-type="string">
            <text:p>GEOCIÊNCIAS <text:s text:c="38"/></text:p>
          </table:table-cell>
          <table:table-cell office:value-type="string">
            <text:p>Lecture Notes in Earth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8409</text:p>
          </table:table-cell>
          <table:table-cell office:value-type="string">
            <text:p>GEOCIÊNCIAS <text:s text:c="38"/></text:p>
          </table:table-cell>
          <table:table-cell office:value-type="string">
            <text:p>Limnética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937</text:p>
          </table:table-cell>
          <table:table-cell office:value-type="string">
            <text:p>GEOCIÊNCIAS <text:s text:c="38"/></text:p>
          </table:table-cell>
          <table:table-cell office:value-type="string">
            <text:p>Lithos (Oslo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GEOCIÊNCIAS <text:s text:c="38"/></text:p>
          </table:table-cell>
          <table:table-cell office:value-type="string">
            <text:p>Macromolecular Sympos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1-9100</text:p>
          </table:table-cell>
          <table:table-cell office:value-type="string">
            <text:p>GEOCIÊNCIAS <text:s text:c="38"/></text:p>
          </table:table-cell>
          <table:table-cell office:value-type="string">
            <text:p>Mapping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3878</text:p>
          </table:table-cell>
          <table:table-cell office:value-type="string">
            <text:p>GEOCIÊNCIAS <text:s text:c="38"/></text:p>
          </table:table-cell>
          <table:table-cell office:value-type="string">
            <text:p>Mapping Sciences and Remote Sensing (Cessou em 2003. Cont. ISSN 1548-1603 GIScience and Remote Sensin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3-1650</text:p>
          </table:table-cell>
          <table:table-cell office:value-type="string">
            <text:p>GEOCIÊNCIAS <text:s text:c="38"/></text:p>
          </table:table-cell>
          <table:table-cell office:value-type="string">
            <text:p>Marine and Freshwate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8172</text:p>
          </table:table-cell>
          <table:table-cell office:value-type="string">
            <text:p>GEOCIÊNCIAS <text:s text:c="38"/></text:p>
          </table:table-cell>
          <table:table-cell office:value-type="string">
            <text:p>Marine and Petroleum G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03</text:p>
          </table:table-cell>
          <table:table-cell office:value-type="string">
            <text:p>GEOCIÊNCIAS <text:s text:c="38"/></text:p>
          </table:table-cell>
          <table:table-cell office:value-type="string">
            <text:p>Marine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36</text:p>
          </table:table-cell>
          <table:table-cell office:value-type="string">
            <text:p>GEOCIÊNCIAS <text:s text:c="38"/></text:p>
          </table:table-cell>
          <table:table-cell office:value-type="string">
            <text:p>Marine Environm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27</text:p>
          </table:table-cell>
          <table:table-cell office:value-type="string">
            <text:p>GEOCIÊNCIAS <text:s text:c="38"/></text:p>
          </table:table-cell>
          <table:table-cell office:value-type="string">
            <text:p>Marine Ge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398</text:p>
          </table:table-cell>
          <table:table-cell office:value-type="string">
            <text:p>GEOCIÊNCIAS <text:s text:c="38"/></text:p>
          </table:table-cell>
          <table:table-cell office:value-type="string">
            <text:p>Marine Micropaleon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6X</text:p>
          </table:table-cell>
          <table:table-cell office:value-type="string">
            <text:p>GEOCIÊNCIAS <text:s text:c="38"/></text:p>
          </table:table-cell>
          <table:table-cell office:value-type="string">
            <text:p>Marine Pollution Bulletin.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GEOCIÊNCIAS <text:s text:c="38"/></text:p>
          </table:table-cell>
          <table:table-cell office:value-type="string">
            <text:p>Materials Research (São Carlo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408</text:p>
          </table:table-cell>
          <table:table-cell office:value-type="string">
            <text:p>GEOCIÊNCIAS <text:s text:c="38"/></text:p>
          </table:table-cell>
          <table:table-cell office:value-type="string">
            <text:p>Materials Research Bulleti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8121</text:p>
          </table:table-cell>
          <table:table-cell office:value-type="string">
            <text:p>GEOCIÊNCIAS <text:s text:c="38"/></text:p>
          </table:table-cell>
          <table:table-cell office:value-type="string">
            <text:p>Mathematical Geology (Cessou em 2007. Cont. ISSN 1874-8961 Mathematical Geoscienc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9416</text:p>
          </table:table-cell>
          <table:table-cell office:value-type="string">
            <text:p>GEOCIÊNCIAS <text:s text:c="38"/></text:p>
          </table:table-cell>
          <table:table-cell office:value-type="string">
            <text:p>Mausam (New Delh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50X</text:p>
          </table:table-cell>
          <table:table-cell office:value-type="string">
            <text:p>GEOCIÊNCIAS <text:s text:c="38"/></text:p>
          </table:table-cell>
          <table:table-cell office:value-type="string">
            <text:p>Meio Ambiente Industri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GEOCIÊNCIAS <text:s text:c="38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0397</text:p>
          </table:table-cell>
          <table:table-cell office:value-type="string">
            <text:p>GEOCIÊNCIAS <text:s text:c="38"/></text:p>
          </table:table-cell>
          <table:table-cell office:value-type="string">
            <text:p>Memórias e Notícias (Nova Série) - Publicação do Departamento de Ciências da Terra e do Museu Mineralógico e Geológico da Universidade de Coimb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329</text:p>
          </table:table-cell>
          <table:table-cell office:value-type="string">
            <text:p>GEOCIÊNCIAS <text:s text:c="38"/></text:p>
          </table:table-cell>
          <table:table-cell office:value-type="string">
            <text:p>Mercator (UF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9379</text:p>
          </table:table-cell>
          <table:table-cell office:value-type="string">
            <text:p>GEOCIÊNCIAS <text:s text:c="38"/></text:p>
          </table:table-cell>
          <table:table-cell office:value-type="string">
            <text:p>Meteoritics &amp; Planetary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2948</text:p>
          </table:table-cell>
          <table:table-cell office:value-type="string">
            <text:p>GEOCIÊNCIAS <text:s text:c="38"/></text:p>
          </table:table-cell>
          <table:table-cell office:value-type="string">
            <text:p>Meteorologische Zeitschrift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7971</text:p>
          </table:table-cell>
          <table:table-cell office:value-type="string">
            <text:p>GEOCIÊNCIAS <text:s text:c="38"/></text:p>
          </table:table-cell>
          <table:table-cell office:value-type="string">
            <text:p>Meteorology and Atmospheric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7689</text:p>
          </table:table-cell>
          <table:table-cell office:value-type="string">
            <text:p>GEOCIÊNCIAS <text:s text:c="38"/></text:p>
          </table:table-cell>
          <table:table-cell office:value-type="string">
            <text:p>Meyni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5X</text:p>
          </table:table-cell>
          <table:table-cell office:value-type="string">
            <text:p>GEOCIÊNCIAS <text:s text:c="38"/></text:p>
          </table:table-cell>
          <table:table-cell office:value-type="string">
            <text:p>Microchemical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803</text:p>
          </table:table-cell>
          <table:table-cell office:value-type="string">
            <text:p>GEOCIÊNCIAS <text:s text:c="38"/></text:p>
          </table:table-cell>
          <table:table-cell office:value-type="string">
            <text:p>Micropaleon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3672</text:p>
          </table:table-cell>
          <table:table-cell office:value-type="string">
            <text:p>GEOCIÊNCIAS <text:s text:c="38"/></text:p>
          </table:table-cell>
          <table:table-cell office:value-type="string">
            <text:p>Mikrochimica Acta (1966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9-2086</text:p>
          </table:table-cell>
          <table:table-cell office:value-type="string">
            <text:p>GEOCIÊNCIAS <text:s text:c="38"/></text:p>
          </table:table-cell>
          <table:table-cell office:value-type="string">
            <text:p>Mineralia Slova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598</text:p>
          </table:table-cell>
          <table:table-cell office:value-type="string">
            <text:p>GEOCIÊNCIAS <text:s text:c="38"/></text:p>
          </table:table-cell>
          <table:table-cell office:value-type="string">
            <text:p>Mineralium Deposi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61X</text:p>
          </table:table-cell>
          <table:table-cell office:value-type="string">
            <text:p>GEOCIÊNCIAS <text:s text:c="38"/></text:p>
          </table:table-cell>
          <table:table-cell office:value-type="string">
            <text:p>Mineralogical Magaz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0708</text:p>
          </table:table-cell>
          <table:table-cell office:value-type="string">
            <text:p>GEOCIÊNCIAS <text:s text:c="38"/></text:p>
          </table:table-cell>
          <table:table-cell office:value-type="string">
            <text:p>Mineralogy and Pet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9076</text:p>
          </table:table-cell>
          <table:table-cell office:value-type="string">
            <text:p>GEOCIÊNCIAS <text:s text:c="38"/></text:p>
          </table:table-cell>
          <table:table-cell office:value-type="string">
            <text:p>Montalbá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0644</text:p>
          </table:table-cell>
          <table:table-cell office:value-type="string">
            <text:p>GEOCIÊNCIAS <text:s text:c="38"/></text:p>
          </table:table-cell>
          <table:table-cell office:value-type="string">
            <text:p>Monthly Weather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46</text:p>
          </table:table-cell>
          <table:table-cell office:value-type="string">
            <text:p>GEOCIÊNCIAS <text:s text:c="38"/></text:p>
          </table:table-cell>
          <table:table-cell office:value-type="string">
            <text:p>Multiciência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030X</text:p>
          </table:table-cell>
          <table:table-cell office:value-type="string">
            <text:p>GEOCIÊNCIAS <text:s text:c="38"/></text:p>
          </table:table-cell>
          <table:table-cell office:value-type="string">
            <text:p>Natural Hazards (Dordrech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GEOCIÊNCIAS <text:s text:c="38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4445</text:p>
          </table:table-cell>
          <table:table-cell office:value-type="string">
            <text:p>GEOCIÊNCIAS <text:s text:c="38"/></text:p>
          </table:table-cell>
          <table:table-cell office:value-type="string">
            <text:p>Near Surface Geo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GEOCIÊNCIAS <text:s text:c="38"/></text:p>
          </table:table-cell>
          <table:table-cell office:value-type="string">
            <text:p>Neotropical Entom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GEOCIÊNCIAS <text:s text:c="38"/></text:p>
          </table:table-cell>
          <table:table-cell office:value-type="string">
            <text:p>Neotropical Ichthy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7749</text:p>
          </table:table-cell>
          <table:table-cell office:value-type="string">
            <text:p>GEOCIÊNCIAS <text:s text:c="38"/></text:p>
          </table:table-cell>
          <table:table-cell office:value-type="string">
            <text:p>Neues Jahrbuch für Geologie und Paläontologie. Abhandlunge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630</text:p>
          </table:table-cell>
          <table:table-cell office:value-type="string">
            <text:p>GEOCIÊNCIAS <text:s text:c="38"/></text:p>
          </table:table-cell>
          <table:table-cell office:value-type="string">
            <text:p>Neues Jahrbuch für Geologie und Paläontologie. Monatshef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5809</text:p>
          </table:table-cell>
          <table:table-cell office:value-type="string">
            <text:p>GEOCIÊNCIAS <text:s text:c="38"/></text:p>
          </table:table-cell>
          <table:table-cell office:value-type="string">
            <text:p>Nonlinear Processes in Ge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026</text:p>
          </table:table-cell>
          <table:table-cell office:value-type="string">
            <text:p>GEOCIÊNCIAS <text:s text:c="38"/></text:p>
          </table:table-cell>
          <table:table-cell office:value-type="string">
            <text:p>Notas Técnicas da FACIMAR (Cessou em 2004. Cont. ISSN 1808-7035 Brazilian Journal of Aquatic Science and Technology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03-5626</text:p>
          </table:table-cell>
          <table:table-cell office:value-type="string">
            <text:p>GEOCIÊNCIAS <text:s text:c="38"/></text:p>
          </table:table-cell>
          <table:table-cell office:value-type="string">
            <text:p>Novye Dannye o Mineralah SSSR (Cessou em 1979. Cont. 1816-546X Novye Dannye o Mineralah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GEOCIÊNCIAS <text:s text:c="38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GEOCIÊNCIAS <text:s text:c="38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087</text:p>
          </table:table-cell>
          <table:table-cell office:value-type="string">
            <text:p>GEOCIÊNCIAS <text:s text:c="38"/></text:p>
          </table:table-cell>
          <table:table-cell office:value-type="string">
            <text:p>Nuclear Instruments and Methods in Physics Research (Print) (Cessou em 1983. Desmembrado em 2: ISSN 0168-9002 Nuclear iInstruments &amp; Methods in Physics Research. Sec. A (Print); ISSN 0168-583X Nuclear Instruments &amp; Methods In Physics... Sec. B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56</text:p>
          </table:table-cell>
          <table:table-cell office:value-type="string">
            <text:p>GEOCIÊNCIAS <text:s text:c="38"/></text:p>
          </table:table-cell>
          <table:table-cell office:value-type="string">
            <text:p>O Carste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GEOCIÊNCIAS <text:s text:c="38"/></text:p>
          </table:table-cell>
          <table:table-cell office:value-type="string">
            <text:p>O Mundo da Saúde (CUS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5691</text:p>
          </table:table-cell>
          <table:table-cell office:value-type="string">
            <text:p>GEOCIÊNCIAS <text:s text:c="38"/></text:p>
          </table:table-cell>
          <table:table-cell office:value-type="string">
            <text:p>Ocean &amp; Coastal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7341</text:p>
          </table:table-cell>
          <table:table-cell office:value-type="string">
            <text:p>GEOCIÊNCIAS <text:s text:c="38"/></text:p>
          </table:table-cell>
          <table:table-cell office:value-type="string">
            <text:p>Ocean Dyna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5003</text:p>
          </table:table-cell>
          <table:table-cell office:value-type="string">
            <text:p>GEOCIÊNCIAS <text:s text:c="38"/></text:p>
          </table:table-cell>
          <table:table-cell office:value-type="string">
            <text:p>Ocean Modelling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8-5261</text:p>
          </table:table-cell>
          <table:table-cell office:value-type="string">
            <text:p>GEOCIÊNCIAS <text:s text:c="38"/></text:p>
          </table:table-cell>
          <table:table-cell office:value-type="string">
            <text:p>Ocean Scienc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8549</text:p>
          </table:table-cell>
          <table:table-cell office:value-type="string">
            <text:p>GEOCIÊNCIAS <text:s text:c="38"/></text:p>
          </table:table-cell>
          <table:table-cell office:value-type="string">
            <text:p>Oecolog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GEOCIÊNCIAS <text:s text:c="38"/></text:p>
          </table:table-cell>
          <table:table-cell office:value-type="string">
            <text:p>Oecologia Brasiliens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GEOCIÊNCIAS <text:s text:c="38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784</text:p>
          </table:table-cell>
          <table:table-cell office:value-type="string">
            <text:p>GEOCIÊNCIAS <text:s text:c="38"/></text:p>
          </table:table-cell>
          <table:table-cell office:value-type="string">
            <text:p>Olam: Ciência &amp; Tecnologia (Rio Clar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917</text:p>
          </table:table-cell>
          <table:table-cell office:value-type="string">
            <text:p>GEOCIÊNCIAS <text:s text:c="38"/></text:p>
          </table:table-cell>
          <table:table-cell office:value-type="string">
            <text:p>Optica Pura y Aplicad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1368</text:p>
          </table:table-cell>
          <table:table-cell office:value-type="string">
            <text:p>GEOCIÊNCIAS <text:s text:c="38"/></text:p>
          </table:table-cell>
          <table:table-cell office:value-type="string">
            <text:p>Ore Geology Review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380</text:p>
          </table:table-cell>
          <table:table-cell office:value-type="string">
            <text:p>GEOCIÊNCIAS <text:s text:c="38"/></text:p>
          </table:table-cell>
          <table:table-cell office:value-type="string">
            <text:p>Organic Ge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6-4892</text:p>
          </table:table-cell>
          <table:table-cell office:value-type="string">
            <text:p>GEOCIÊNCIAS <text:s text:c="38"/></text:p>
          </table:table-cell>
          <table:table-cell office:value-type="string">
            <text:p>Organohalogen Compoun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174</text:p>
          </table:table-cell>
          <table:table-cell office:value-type="string">
            <text:p>GEOCIÊNCIAS <text:s text:c="38"/></text:p>
          </table:table-cell>
          <table:table-cell office:value-type="string">
            <text:p>Palaeobotanist (Lucknow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182</text:p>
          </table:table-cell>
          <table:table-cell office:value-type="string">
            <text:p>GEOCIÊNCIAS <text:s text:c="38"/></text:p>
          </table:table-cell>
          <table:table-cell office:value-type="string">
            <text:p>Palaeogeography, Palaeoclimatology, Palaeo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0299</text:p>
          </table:table-cell>
          <table:table-cell office:value-type="string">
            <text:p>GEOCIÊNCIAS <text:s text:c="38"/></text:p>
          </table:table-cell>
          <table:table-cell office:value-type="string">
            <text:p>Palaeontographica Abteilung B, Palaophytolog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239</text:p>
          </table:table-cell>
          <table:table-cell office:value-type="string">
            <text:p>GEOCIÊNCIAS <text:s text:c="38"/></text:p>
          </table:table-cell>
          <table:table-cell office:value-type="string">
            <text:p>Palaeontology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1351</text:p>
          </table:table-cell>
          <table:table-cell office:value-type="string">
            <text:p>GEOCIÊNCIAS <text:s text:c="38"/></text:p>
          </table:table-cell>
          <table:table-cell office:value-type="string">
            <text:p>Palaios (Tul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8373</text:p>
          </table:table-cell>
          <table:table-cell office:value-type="string">
            <text:p>GEOCIÊNCIAS <text:s text:c="38"/></text:p>
          </table:table-cell>
          <table:table-cell office:value-type="string">
            <text:p>Paleo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298</text:p>
          </table:table-cell>
          <table:table-cell office:value-type="string">
            <text:p>GEOCIÊNCIAS <text:s text:c="38"/></text:p>
          </table:table-cell>
          <table:table-cell office:value-type="string">
            <text:p>Paleobios (Berkele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6122</text:p>
          </table:table-cell>
          <table:table-cell office:value-type="string">
            <text:p>GEOCIÊNCIAS <text:s text:c="38"/></text:p>
          </table:table-cell>
          <table:table-cell office:value-type="string">
            <text:p>Palynology (Austin, Tex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09</text:p>
          </table:table-cell>
          <table:table-cell office:value-type="string">
            <text:p>GEOCIÊNCIAS <text:s text:c="38"/></text:p>
          </table:table-cell>
          <table:table-cell office:value-type="string">
            <text:p>Pan-American Journal of Aquatic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GEOCIÊNCIAS <text:s text:c="38"/></text:p>
          </table:table-cell>
          <table:table-cell office:value-type="string">
            <text:p>Parcerias Estratégicas (Brasíl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18</text:p>
          </table:table-cell>
          <table:table-cell office:value-type="string">
            <text:p>GEOCIÊNCIAS <text:s text:c="38"/></text:p>
          </table:table-cell>
          <table:table-cell office:value-type="string">
            <text:p>Pattern Recognition and Image An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9-8963</text:p>
          </table:table-cell>
          <table:table-cell office:value-type="string">
            <text:p>GEOCIÊNCIAS <text:s text:c="38"/></text:p>
          </table:table-cell>
          <table:table-cell office:value-type="string">
            <text:p>Periodico di Minera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GEOCIÊNCIAS <text:s text:c="38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GEOCIÊNCIAS <text:s text:c="38"/></text:p>
          </table:table-cell>
          <table:table-cell office:value-type="string">
            <text:p>Pesquisa Agropecuária Brasileir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49</text:p>
          </table:table-cell>
          <table:table-cell office:value-type="string">
            <text:p>GEOCIÊNCIAS <text:s text:c="38"/></text:p>
          </table:table-cell>
          <table:table-cell office:value-type="string">
            <text:p>Pesquisa Antartica Brasil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95</text:p>
          </table:table-cell>
          <table:table-cell office:value-type="string">
            <text:p>GEOCIÊNCIAS <text:s text:c="38"/></text:p>
          </table:table-cell>
          <table:table-cell office:value-type="string">
            <text:p>Pesquisa Naval (SD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GEOCIÊNCIAS <text:s text:c="38"/></text:p>
          </table:table-cell>
          <table:table-cell office:value-type="string">
            <text:p>Pesquisa Veterinári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375</text:p>
          </table:table-cell>
          <table:table-cell office:value-type="string">
            <text:p>GEOCIÊNCIAS <text:s text:c="38"/></text:p>
          </table:table-cell>
          <table:table-cell office:value-type="string">
            <text:p>Pesquisas (Instituto de Geociências, Universidade Federal do Rio Grande do Sul) (Cessou em 1999. Cont. ISSN 1518-2398 Pesquisas em Geociências (UFRGS. 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806</text:p>
          </table:table-cell>
          <table:table-cell office:value-type="string">
            <text:p>GEOCIÊNCIAS <text:s text:c="38"/></text:p>
          </table:table-cell>
          <table:table-cell office:value-type="string">
            <text:p>Pesquisas em Geociência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98</text:p>
          </table:table-cell>
          <table:table-cell office:value-type="string">
            <text:p>GEOCIÊNCIAS <text:s text:c="38"/></text:p>
          </table:table-cell>
          <table:table-cell office:value-type="string">
            <text:p>Pesquisas em Geociências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3X</text:p>
          </table:table-cell>
          <table:table-cell office:value-type="string">
            <text:p>GEOCIÊNCIAS <text:s text:c="38"/></text:p>
          </table:table-cell>
          <table:table-cell office:value-type="string">
            <text:p>Pesquisas em Turismo e Paisagens Cárst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840X</text:p>
          </table:table-cell>
          <table:table-cell office:value-type="string">
            <text:p>GEOCIÊNCIAS <text:s text:c="38"/></text:p>
          </table:table-cell>
          <table:table-cell office:value-type="string">
            <text:p>Pesquisas. Botâ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310</text:p>
          </table:table-cell>
          <table:table-cell office:value-type="string">
            <text:p>GEOCIÊNCIAS <text:s text:c="38"/></text:p>
          </table:table-cell>
          <table:table-cell office:value-type="string">
            <text:p>Petróleo, Royalties e Reg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0793</text:p>
          </table:table-cell>
          <table:table-cell office:value-type="string">
            <text:p>GEOCIÊNCIAS <text:s text:c="38"/></text:p>
          </table:table-cell>
          <table:table-cell office:value-type="string">
            <text:p>Petroleum Ge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610</text:p>
          </table:table-cell>
          <table:table-cell office:value-type="string">
            <text:p>GEOCIÊNCIAS <text:s text:c="38"/></text:p>
          </table:table-cell>
          <table:table-cell office:value-type="string">
            <text:p>Philosophical Magazine A. Physics of Condensed Matter. Defects and Mechanical Properties (Cessou em 1995. Cont. ISSN 1364-2804 Philosophical Magazine. A. Physics of Condensed Matter. Structure, Defects and Mechanical Properties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36</text:p>
          </table:table-cell>
          <table:table-cell office:value-type="string">
            <text:p>GEOCIÊNCIAS <text:s text:c="38"/></text:p>
          </table:table-cell>
          <table:table-cell office:value-type="string">
            <text:p>Philosophical Transactions - Royal Society. Bi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962</text:p>
          </table:table-cell>
          <table:table-cell office:value-type="string">
            <text:p>GEOCIÊNCIAS <text:s text:c="38"/></text:p>
          </table:table-cell>
          <table:table-cell office:value-type="string">
            <text:p>Philosophical Transactions - Royal Society. Mathematical, Physical and Engineering Science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3X</text:p>
          </table:table-cell>
          <table:table-cell office:value-type="string">
            <text:p>GEOCIÊNCIAS <text:s text:c="38"/></text:p>
          </table:table-cell>
          <table:table-cell office:value-type="string">
            <text:p>Philosophical Transactions - Royal Society. Mathematical, Physical and Engineering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4614</text:p>
          </table:table-cell>
          <table:table-cell office:value-type="string">
            <text:p>GEOCIÊNCIAS <text:s text:c="38"/></text:p>
          </table:table-cell>
          <table:table-cell office:value-type="string">
            <text:p>Philosophical Transactions of the Royal Society of London, Series A: Mathematical and Phys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351</text:p>
          </table:table-cell>
          <table:table-cell office:value-type="string">
            <text:p>GEOCIÊNCIAS <text:s text:c="38"/></text:p>
          </table:table-cell>
          <table:table-cell office:value-type="string">
            <text:p>Phoenix (Aracaj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GEOCIÊNCIAS <text:s text:c="38"/></text:p>
          </table:table-cell>
          <table:table-cell office:value-type="string">
            <text:p>Photochemistry and Phot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1112</text:p>
          </table:table-cell>
          <table:table-cell office:value-type="string">
            <text:p>GEOCIÊNCIAS <text:s text:c="38"/></text:p>
          </table:table-cell>
          <table:table-cell office:value-type="string">
            <text:p>Photogrammetric Engineering and Remote Sen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8X</text:p>
          </table:table-cell>
          <table:table-cell office:value-type="string">
            <text:p>GEOCIÊNCIAS <text:s text:c="38"/></text:p>
          </table:table-cell>
          <table:table-cell office:value-type="string">
            <text:p>Photogrammetric Recor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8364</text:p>
          </table:table-cell>
          <table:table-cell office:value-type="string">
            <text:p>GEOCIÊNCIAS <text:s text:c="38"/></text:p>
          </table:table-cell>
          <table:table-cell office:value-type="string">
            <text:p>Photogrammetrie, Fernerkundung, Geoinform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1-1847</text:p>
          </table:table-cell>
          <table:table-cell office:value-type="string">
            <text:p>GEOCIÊNCIAS <text:s text:c="38"/></text:p>
          </table:table-cell>
          <table:table-cell office:value-type="string">
            <text:p>Physica Scripta. 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GEOCIÊNCIAS <text:s text:c="38"/></text:p>
          </table:table-cell>
          <table:table-cell office:value-type="string">
            <text:p>Physica Status Solidi. A, Applied Research (Cessou em 2004. Cont. ISSN 1862-6300 Physica Status Solidi. A, Applications and Materials Science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GEOCIÊNCIAS <text:s text:c="38"/></text:p>
          </table:table-cell>
          <table:table-cell office:value-type="string">
            <text:p>Physica.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GEOCIÊNCIAS <text:s text:c="38"/></text:p>
          </table:table-cell>
          <table:table-cell office:value-type="string">
            <text:p>Physica. D, Nonlinear phenomen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GEOCIÊNCIAS <text:s text:c="38"/></text:p>
          </table:table-cell>
          <table:table-cell office:value-type="string">
            <text:p>Physical Review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GEOCIÊNCIAS <text:s text:c="38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GEOCIÊNCIAS <text:s text:c="38"/></text:p>
          </table:table-cell>
          <table:table-cell office:value-type="string">
            <text:p>Physical Review. E, Statistical Physics, Plasmas, Fluids, and Related Interdisciplinary Topics (Online) (Cessou em 2000. Cont. ISSN 1550-2376 Physical Review. E, Statistical, Nonlinear and Soft Matter Physics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GEOCIÊNCIAS <text:s text:c="38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1791</text:p>
          </table:table-cell>
          <table:table-cell office:value-type="string">
            <text:p>GEOCIÊNCIAS <text:s text:c="38"/></text:p>
          </table:table-cell>
          <table:table-cell office:value-type="string">
            <text:p>Physics and Chemistry of Miner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4X</text:p>
          </table:table-cell>
          <table:table-cell office:value-type="string">
            <text:p>GEOCIÊNCIAS <text:s text:c="38"/></text:p>
          </table:table-cell>
          <table:table-cell office:value-type="string">
            <text:p>Physics of Plasm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201</text:p>
          </table:table-cell>
          <table:table-cell office:value-type="string">
            <text:p>GEOCIÊNCIAS <text:s text:c="38"/></text:p>
          </table:table-cell>
          <table:table-cell office:value-type="string">
            <text:p>Physics of the Earth and Planetary Interio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633</text:p>
          </table:table-cell>
          <table:table-cell office:value-type="string">
            <text:p>GEOCIÊNCIAS <text:s text:c="38"/></text:p>
          </table:table-cell>
          <table:table-cell office:value-type="string">
            <text:p>Planetary and Space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5052</text:p>
          </table:table-cell>
          <table:table-cell office:value-type="string">
            <text:p>GEOCIÊNCIAS <text:s text:c="38"/></text:p>
          </table:table-cell>
          <table:table-cell office:value-type="string">
            <text:p>Plant Ecology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1400</text:p>
          </table:table-cell>
          <table:table-cell office:value-type="string">
            <text:p>GEOCIÊNCIAS <text:s text:c="38"/></text:p>
          </table:table-cell>
          <table:table-cell office:value-type="string">
            <text:p>Platinum Metals Review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666</text:p>
          </table:table-cell>
          <table:table-cell office:value-type="string">
            <text:p>GEOCIÊNCIAS <text:s text:c="38"/></text:p>
          </table:table-cell>
          <table:table-cell office:value-type="string">
            <text:p>Pleiade (Uniamér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865</text:p>
          </table:table-cell>
          <table:table-cell office:value-type="string">
            <text:p>GEOCIÊNCIAS <text:s text:c="38"/></text:p>
          </table:table-cell>
          <table:table-cell office:value-type="string">
            <text:p>Plenarium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060</text:p>
          </table:table-cell>
          <table:table-cell office:value-type="string">
            <text:p>GEOCIÊNCIAS <text:s text:c="38"/></text:p>
          </table:table-cell>
          <table:table-cell office:value-type="string">
            <text:p>Polar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GEOCIÊNCIAS <text:s text:c="38"/></text:p>
          </table:table-cell>
          <table:table-cell office:value-type="string">
            <text:p>Polímeros (São Carlo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GEOCIÊNCIAS <text:s text:c="38"/></text:p>
          </table:table-cell>
          <table:table-cell office:value-type="string">
            <text:p>Polyhedr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546</text:p>
          </table:table-cell>
          <table:table-cell office:value-type="string">
            <text:p>GEOCIÊNCIAS <text:s text:c="38"/></text:p>
          </table:table-cell>
          <table:table-cell office:value-type="string">
            <text:p>Portal de Cartograf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156</text:p>
          </table:table-cell>
          <table:table-cell office:value-type="string">
            <text:p>GEOCIÊNCIAS <text:s text:c="38"/></text:p>
          </table:table-cell>
          <table:table-cell office:value-type="string">
            <text:p>Powder Diffra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9268</text:p>
          </table:table-cell>
          <table:table-cell office:value-type="string">
            <text:p>GEOCIÊNCIAS <text:s text:c="38"/></text:p>
          </table:table-cell>
          <table:table-cell office:value-type="string">
            <text:p>Precambria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GEOCIÊNCIAS <text:s text:c="38"/></text:p>
          </table:table-cell>
          <table:table-cell office:value-type="string">
            <text:p>Proceedings - SP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GEOCIÊNCIAS <text:s text:c="38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6490</text:p>
          </table:table-cell>
          <table:table-cell office:value-type="string">
            <text:p>GEOCIÊNCIAS <text:s text:c="38"/></text:p>
          </table:table-cell>
          <table:table-cell office:value-type="string">
            <text:p>Proceedings of the National Academy of Sciences of the United States of America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44</text:p>
          </table:table-cell>
          <table:table-cell office:value-type="string">
            <text:p>GEOCIÊNCIAS <text:s text:c="38"/></text:p>
          </table:table-cell>
          <table:table-cell office:value-type="string">
            <text:p>Proceedings of the Royal Society of London. Mathematical and Physical Sciences (Cessou em 1995. Cont. ISSN 1364-5021 Proceedings - Royal Society. Mathematical, Physical and Engineering Sciences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1-5438</text:p>
          </table:table-cell>
          <table:table-cell office:value-type="string">
            <text:p>GEOCIÊNCIAS <text:s text:c="38"/></text:p>
          </table:table-cell>
          <table:table-cell office:value-type="string">
            <text:p>Proceedings of the Steklov Institute of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347X</text:p>
          </table:table-cell>
          <table:table-cell office:value-type="string">
            <text:p>GEOCIÊNCIAS <text:s text:c="38"/></text:p>
          </table:table-cell>
          <table:table-cell office:value-type="string">
            <text:p>Publicación Especial - Asociación Paleontológica Argent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304</text:p>
          </table:table-cell>
          <table:table-cell office:value-type="string">
            <text:p>GEOCIÊNCIAS <text:s text:c="38"/></text:p>
          </table:table-cell>
          <table:table-cell office:value-type="string">
            <text:p>Publicaçoes Avulsas do Museu 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570</text:p>
          </table:table-cell>
          <table:table-cell office:value-type="string">
            <text:p>GEOCIÊNCIAS <text:s text:c="38"/></text:p>
          </table:table-cell>
          <table:table-cell office:value-type="string">
            <text:p>Publicatio UEP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4-6240</text:p>
          </table:table-cell>
          <table:table-cell office:value-type="string">
            <text:p>GEOCIÊNCIAS <text:s text:c="38"/></text:p>
          </table:table-cell>
          <table:table-cell office:value-type="string">
            <text:p>Publications of the Australasian Institute of Mining and Metallur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4553</text:p>
          </table:table-cell>
          <table:table-cell office:value-type="string">
            <text:p>GEOCIÊNCIAS <text:s text:c="38"/></text:p>
          </table:table-cell>
          <table:table-cell office:value-type="string">
            <text:p>Pure and Applied Geophysics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009</text:p>
          </table:table-cell>
          <table:table-cell office:value-type="string">
            <text:p>GEOCIÊNCIAS <text:s text:c="38"/></text:p>
          </table:table-cell>
          <table:table-cell office:value-type="string">
            <text:p>Quarterly Journal of the Royal Meteorological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182</text:p>
          </table:table-cell>
          <table:table-cell office:value-type="string">
            <text:p>GEOCIÊNCIAS <text:s text:c="38"/></text:p>
          </table:table-cell>
          <table:table-cell office:value-type="string">
            <text:p>Quaternar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894</text:p>
          </table:table-cell>
          <table:table-cell office:value-type="string">
            <text:p>GEOCIÊNCIAS <text:s text:c="38"/></text:p>
          </table:table-cell>
          <table:table-cell office:value-type="string">
            <text:p>Quaternar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791</text:p>
          </table:table-cell>
          <table:table-cell office:value-type="string">
            <text:p>GEOCIÊNCIAS <text:s text:c="38"/></text:p>
          </table:table-cell>
          <table:table-cell office:value-type="string">
            <text:p>Quaternary Science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GEOCIÊNCIAS <text:s text:c="38"/></text:p>
          </table:table-cell>
          <table:table-cell office:value-type="string">
            <text:p>Química No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GEOCIÊNCIAS <text:s text:c="38"/></text:p>
          </table:table-cell>
          <table:table-cell office:value-type="string">
            <text:p>Química Nov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GEOCIÊNCIAS <text:s text:c="38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GEOCIÊNCIAS <text:s text:c="38"/></text:p>
          </table:table-cell>
          <table:table-cell office:value-type="string">
            <text:p>Radiation Measur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GEOCIÊNCIAS <text:s text:c="38"/></text:p>
          </table:table-cell>
          <table:table-cell office:value-type="string">
            <text:p>Radiation Protection Dosime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6604</text:p>
          </table:table-cell>
          <table:table-cell office:value-type="string">
            <text:p>GEOCIÊNCIAS <text:s text:c="38"/></text:p>
          </table:table-cell>
          <table:table-cell office:value-type="string">
            <text:p>Radio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222</text:p>
          </table:table-cell>
          <table:table-cell office:value-type="string">
            <text:p>GEOCIÊNCIAS <text:s text:c="38"/></text:p>
          </table:table-cell>
          <table:table-cell office:value-type="string">
            <text:p>Radiocarb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451</text:p>
          </table:table-cell>
          <table:table-cell office:value-type="string">
            <text:p>GEOCIÊNCIAS <text:s text:c="38"/></text:p>
          </table:table-cell>
          <table:table-cell office:value-type="string">
            <text:p>Radioprotection (Paris. 196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36</text:p>
          </table:table-cell>
          <table:table-cell office:value-type="string">
            <text:p>GEOCIÊNCIAS <text:s text:c="38"/></text:p>
          </table:table-cell>
          <table:table-cell office:value-type="string">
            <text:p>RBC. Revista Brasileira de Cartograf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3798</text:p>
          </table:table-cell>
          <table:table-cell office:value-type="string">
            <text:p>GEOCIÊNCIAS <text:s text:c="38"/></text:p>
          </table:table-cell>
          <table:table-cell office:value-type="string">
            <text:p>Regional Environmental Chang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GEOCIÊNCIAS <text:s text:c="38"/></text:p>
          </table:table-cell>
          <table:table-cell office:value-type="string">
            <text:p>REM. Revista Escola de Min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4257</text:p>
          </table:table-cell>
          <table:table-cell office:value-type="string">
            <text:p>GEOCIÊNCIAS <text:s text:c="38"/></text:p>
          </table:table-cell>
          <table:table-cell office:value-type="string">
            <text:p>Remote Sensing of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481</text:p>
          </table:table-cell>
          <table:table-cell office:value-type="string">
            <text:p>GEOCIÊNCIAS <text:s text:c="38"/></text:p>
          </table:table-cell>
          <table:table-cell office:value-type="string">
            <text:p>Renewable 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508</text:p>
          </table:table-cell>
          <table:table-cell office:value-type="string">
            <text:p>GEOCIÊNCIAS <text:s text:c="38"/></text:p>
          </table:table-cell>
          <table:table-cell office:value-type="string">
            <text:p>Research in Microbiology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1698</text:p>
          </table:table-cell>
          <table:table-cell office:value-type="string">
            <text:p>GEOCIÊNCIAS <text:s text:c="38"/></text:p>
          </table:table-cell>
          <table:table-cell office:value-type="string">
            <text:p>Resource Geology (Tokyo. 199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07</text:p>
          </table:table-cell>
          <table:table-cell office:value-type="string">
            <text:p>GEOCIÊNCIAS <text:s text:c="38"/></text:p>
          </table:table-cell>
          <table:table-cell office:value-type="string">
            <text:p>Resources Poli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667</text:p>
          </table:table-cell>
          <table:table-cell office:value-type="string">
            <text:p>GEOCIÊNCIAS <text:s text:c="38"/></text:p>
          </table:table-cell>
          <table:table-cell office:value-type="string">
            <text:p>Review of Palaeobotany and Paly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1209</text:p>
          </table:table-cell>
          <table:table-cell office:value-type="string">
            <text:p>GEOCIÊNCIAS <text:s text:c="38"/></text:p>
          </table:table-cell>
          <table:table-cell office:value-type="string">
            <text:p>Reviews of Geophysics (198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3X</text:p>
          </table:table-cell>
          <table:table-cell office:value-type="string">
            <text:p>GEOCIÊNCIAS <text:s text:c="38"/></text:p>
          </table:table-cell>
          <table:table-cell office:value-type="string">
            <text:p>Revista Ambiente &amp; Águ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105</text:p>
          </table:table-cell>
          <table:table-cell office:value-type="string">
            <text:p>GEOCIÊNCIAS <text:s text:c="38"/></text:p>
          </table:table-cell>
          <table:table-cell office:value-type="string">
            <text:p>Revista AMRIG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GEOCIÊNCIAS <text:s text:c="38"/></text:p>
          </table:table-cell>
          <table:table-cell office:value-type="string">
            <text:p>Revista Árvor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1002</text:p>
          </table:table-cell>
          <table:table-cell office:value-type="string">
            <text:p>GEOCIÊNCIAS <text:s text:c="38"/></text:p>
          </table:table-cell>
          <table:table-cell office:value-type="string">
            <text:p>Revista Atlântica de Cultura Ibero-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11</text:p>
          </table:table-cell>
          <table:table-cell office:value-type="string">
            <text:p>GEOCIÊNCIAS <text:s text:c="38"/></text:p>
          </table:table-cell>
          <table:table-cell office:value-type="string">
            <text:p>Revista Biociências (Taubat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35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Agroec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47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Agrometeor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522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Agropecu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43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Biociênci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Botân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0-4613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Cartograf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57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Ciência do Solo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5X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Climat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391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Ecotur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29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Engenharia Agrícola e Ambienta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Ensino de Fís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26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Ensino de Físic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4922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Física. (Cessou em 1991. Cont. 0103-9733 Brazilian Journal of Phys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Geociênci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1X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Geofís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540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Geomorf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Meteor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39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Oceanograf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30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Paleont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125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Pesquisa em Tur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Recursos Hídric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23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Risco e Segur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Saúde Ocup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GEOCIÊNCIAS <text:s text:c="38"/></text:p>
          </table:table-cell>
          <table:table-cell office:value-type="string">
            <text:p>Revista Brasileira de Zoociê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6X</text:p>
          </table:table-cell>
          <table:table-cell office:value-type="string">
            <text:p>GEOCIÊNCIAS <text:s text:c="38"/></text:p>
          </table:table-cell>
          <table:table-cell office:value-type="string">
            <text:p>Revista Caatinga (UFERS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GEOCIÊNCIAS <text:s text:c="38"/></text:p>
          </table:table-cell>
          <table:table-cell office:value-type="string">
            <text:p>Revista Ce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GEOCIÊNCIAS <text:s text:c="38"/></text:p>
          </table:table-cell>
          <table:table-cell office:value-type="string">
            <text:p>Revista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588</text:p>
          </table:table-cell>
          <table:table-cell office:value-type="string">
            <text:p>GEOCIÊNCIAS <text:s text:c="38"/></text:p>
          </table:table-cell>
          <table:table-cell office:value-type="string">
            <text:p>Revista Ciência para Poet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52</text:p>
          </table:table-cell>
          <table:table-cell office:value-type="string">
            <text:p>GEOCIÊNCIAS <text:s text:c="38"/></text:p>
          </table:table-cell>
          <table:table-cell office:value-type="string">
            <text:p>Revista Ciências Exatas e Natur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67</text:p>
          </table:table-cell>
          <table:table-cell office:value-type="string">
            <text:p>GEOCIÊNCIAS <text:s text:c="38"/></text:p>
          </table:table-cell>
          <table:table-cell office:value-type="string">
            <text:p>Revista Científica Eletrônica de Engenharia Flores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8872</text:p>
          </table:table-cell>
          <table:table-cell office:value-type="string">
            <text:p>GEOCIÊNCIAS <text:s text:c="38"/></text:p>
          </table:table-cell>
          <table:table-cell office:value-type="string">
            <text:p>Revista da Gestão Costeira Integra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05</text:p>
          </table:table-cell>
          <table:table-cell office:value-type="string">
            <text:p>GEOCIÊNCIAS <text:s text:c="38"/></text:p>
          </table:table-cell>
          <table:table-cell office:value-type="string">
            <text:p>Revista da Pesquisa &amp;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40</text:p>
          </table:table-cell>
          <table:table-cell office:value-type="string">
            <text:p>GEOCIÊNCIAS <text:s text:c="38"/></text:p>
          </table:table-cell>
          <table:table-cell office:value-type="string">
            <text:p>Revista D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0062</text:p>
          </table:table-cell>
          <table:table-cell office:value-type="string">
            <text:p>GEOCIÊNCIAS <text:s text:c="38"/></text:p>
          </table:table-cell>
          <table:table-cell office:value-type="string">
            <text:p>Revista de Arqueol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GEOCIÊNCIAS <text:s text:c="38"/></text:p>
          </table:table-cell>
          <table:table-cell office:value-type="string">
            <text:p>Revista de Biologia e Ciências da Ter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44</text:p>
          </table:table-cell>
          <table:table-cell office:value-type="string">
            <text:p>GEOCIÊNCIAS <text:s text:c="38"/></text:p>
          </table:table-cell>
          <table:table-cell office:value-type="string">
            <text:p>Revista de Biologia Tropic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44</text:p>
          </table:table-cell>
          <table:table-cell office:value-type="string">
            <text:p>GEOCIÊNCIAS <text:s text:c="38"/></text:p>
          </table:table-cell>
          <table:table-cell office:value-type="string">
            <text:p>Revista de Ensino de Física (Cessou em 1991. Cont.ISSN 1806-1117 Revista Brasileira de Ensino de Fís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911</text:p>
          </table:table-cell>
          <table:table-cell office:value-type="string">
            <text:p>GEOCIÊNCIAS <text:s text:c="38"/></text:p>
          </table:table-cell>
          <table:table-cell office:value-type="string">
            <text:p>Revista de Estudos Ambientais (Cessou em 2007. Cont. ISSN 1983-1501 Revista de Estudos Ambientai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501</text:p>
          </table:table-cell>
          <table:table-cell office:value-type="string">
            <text:p>GEOCIÊNCIAS <text:s text:c="38"/></text:p>
          </table:table-cell>
          <table:table-cell office:value-type="string">
            <text:p>Revista de Estudos Ambientai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895</text:p>
          </table:table-cell>
          <table:table-cell office:value-type="string">
            <text:p>GEOCIÊNCIAS <text:s text:c="38"/></text:p>
          </table:table-cell>
          <table:table-cell office:value-type="string">
            <text:p>Revista de Física Aplicada e Instrument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91</text:p>
          </table:table-cell>
          <table:table-cell office:value-type="string">
            <text:p>GEOCIÊNCIAS <text:s text:c="38"/></text:p>
          </table:table-cell>
          <table:table-cell office:value-type="string">
            <text:p>Revista de Geociência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90</text:p>
          </table:table-cell>
          <table:table-cell office:value-type="string">
            <text:p>GEOCIÊNCIAS <text:s text:c="38"/></text:p>
          </table:table-cell>
          <table:table-cell office:value-type="string">
            <text:p>Revista de Geografia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8682</text:p>
          </table:table-cell>
          <table:table-cell office:value-type="string">
            <text:p>GEOCIÊNCIAS <text:s text:c="38"/></text:p>
          </table:table-cell>
          <table:table-cell office:value-type="string">
            <text:p>Revista de Geografía Norte Grande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410</text:p>
          </table:table-cell>
          <table:table-cell office:value-type="string">
            <text:p>GEOCIÊNCIAS <text:s text:c="38"/></text:p>
          </table:table-cell>
          <table:table-cell office:value-type="string">
            <text:p>Revista de Geologia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GEOCIÊNCIAS <text:s text:c="38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1962</text:p>
          </table:table-cell>
          <table:table-cell office:value-type="string">
            <text:p>GEOCIÊNCIAS <text:s text:c="38"/></text:p>
          </table:table-cell>
          <table:table-cell office:value-type="string">
            <text:p>Revista de Investigaciones Mari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908</text:p>
          </table:table-cell>
          <table:table-cell office:value-type="string">
            <text:p>GEOCIÊNCIAS <text:s text:c="38"/></text:p>
          </table:table-cell>
          <table:table-cell office:value-type="string">
            <text:p>Revista de la Academia Colombiana de Ciencias Exactas, Físicas y Natural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4822</text:p>
          </table:table-cell>
          <table:table-cell office:value-type="string">
            <text:p>GEOCIÊNCIAS <text:s text:c="38"/></text:p>
          </table:table-cell>
          <table:table-cell office:value-type="string">
            <text:p>Revista de la Asociación Geológica Argenti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GEOCIÊNCIAS <text:s text:c="38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0953</text:p>
          </table:table-cell>
          <table:table-cell office:value-type="string">
            <text:p>GEOCIÊNCIAS <text:s text:c="38"/></text:p>
          </table:table-cell>
          <table:table-cell office:value-type="string">
            <text:p>Revista de Teledetecci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5158</text:p>
          </table:table-cell>
          <table:table-cell office:value-type="string">
            <text:p>GEOCIÊNCIAS <text:s text:c="38"/></text:p>
          </table:table-cell>
          <table:table-cell office:value-type="string">
            <text:p>Revista del Museo Argentino de Ciencias Naturales (1999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108</text:p>
          </table:table-cell>
          <table:table-cell office:value-type="string">
            <text:p>GEOCIÊNCIAS <text:s text:c="38"/></text:p>
          </table:table-cell>
          <table:table-cell office:value-type="string">
            <text:p>Revista Didática Sistê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GEOCIÊNCIAS <text:s text:c="38"/></text:p>
          </table:table-cell>
          <table:table-cell office:value-type="string">
            <text:p>Revista do CCE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582</text:p>
          </table:table-cell>
          <table:table-cell office:value-type="string">
            <text:p>GEOCIÊNCIAS <text:s text:c="38"/></text:p>
          </table:table-cell>
          <table:table-cell office:value-type="string">
            <text:p>Revista do Departamento de Geografia, Universidade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543</text:p>
          </table:table-cell>
          <table:table-cell office:value-type="string">
            <text:p>GEOCIÊNCIAS <text:s text:c="38"/></text:p>
          </table:table-cell>
          <table:table-cell office:value-type="string">
            <text:p>Revista do Direito Imobili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929X</text:p>
          </table:table-cell>
          <table:table-cell office:value-type="string">
            <text:p>GEOCIÊNCIAS <text:s text:c="38"/></text:p>
          </table:table-cell>
          <table:table-cell office:value-type="string">
            <text:p>Revista do Instituto Geológ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09</text:p>
          </table:table-cell>
          <table:table-cell office:value-type="string">
            <text:p>GEOCIÊNCIAS <text:s text:c="38"/></text:p>
          </table:table-cell>
          <table:table-cell office:value-type="string">
            <text:p>Revista do Museu de Arqueologia e Et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GEOCIÊNCIAS <text:s text:c="38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692</text:p>
          </table:table-cell>
          <table:table-cell office:value-type="string">
            <text:p>GEOCIÊNCIAS <text:s text:c="38"/></text:p>
          </table:table-cell>
          <table:table-cell office:value-type="string">
            <text:p>Revista Engenharia,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655X</text:p>
          </table:table-cell>
          <table:table-cell office:value-type="string">
            <text:p>GEOCIÊNCIAS <text:s text:c="38"/></text:p>
          </table:table-cell>
          <table:table-cell office:value-type="string">
            <text:p>Revista Espanola de Micropaleontolog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937</text:p>
          </table:table-cell>
          <table:table-cell office:value-type="string">
            <text:p>GEOCIÊNCIAS <text:s text:c="38"/></text:p>
          </table:table-cell>
          <table:table-cell office:value-type="string">
            <text:p>Revista Española de Paleontolog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993</text:p>
          </table:table-cell>
          <table:table-cell office:value-type="string">
            <text:p>GEOCIÊNCIAS <text:s text:c="38"/></text:p>
          </table:table-cell>
          <table:table-cell office:value-type="string">
            <text:p>Revista FAFIBE On Lin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9769</text:p>
          </table:table-cell>
          <table:table-cell office:value-type="string">
            <text:p>GEOCIÊNCIAS <text:s text:c="38"/></text:p>
          </table:table-cell>
          <table:table-cell office:value-type="string">
            <text:p>Revista Geo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GEOCIÊNCIAS <text:s text:c="38"/></text:p>
          </table:table-cell>
          <table:table-cell office:value-type="string">
            <text:p>Revista Geografia, Ensino e Pesquisa.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226</text:p>
          </table:table-cell>
          <table:table-cell office:value-type="string">
            <text:p>GEOCIÊNCIAS <text:s text:c="38"/></text:p>
          </table:table-cell>
          <table:table-cell office:value-type="string">
            <text:p>Revista Geográfica Acadê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208</text:p>
          </table:table-cell>
          <table:table-cell office:value-type="string">
            <text:p>GEOCIÊNCIAS <text:s text:c="38"/></text:p>
          </table:table-cell>
          <table:table-cell office:value-type="string">
            <text:p>Revista Geológica de Chile (Impresa) (Cessou em 2008. Cont. ISSN 0718-7092 Andean Geology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24</text:p>
          </table:table-cell>
          <table:table-cell office:value-type="string">
            <text:p>GEOCIÊNCIAS <text:s text:c="38"/></text:p>
          </table:table-cell>
          <table:table-cell office:value-type="string">
            <text:p>Revista Hispeci &amp; Lem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999</text:p>
          </table:table-cell>
          <table:table-cell office:value-type="string">
            <text:p>GEOCIÊNCIAS <text:s text:c="38"/></text:p>
          </table:table-cell>
          <table:table-cell office:value-type="string">
            <text:p>Revista Latinoamericana de Hidroge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GEOCIÊNCIAS <text:s text:c="38"/></text:p>
          </table:table-cell>
          <table:table-cell office:value-type="string">
            <text:p>Revista Mexicana de Ciencias Geológic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55</text:p>
          </table:table-cell>
          <table:table-cell office:value-type="string">
            <text:p>GEOCIÊNCIAS <text:s text:c="38"/></text:p>
          </table:table-cell>
          <table:table-cell office:value-type="string">
            <text:p>Revista NERA (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001</text:p>
          </table:table-cell>
          <table:table-cell office:value-type="string">
            <text:p>GEOCIÊNCIAS <text:s text:c="38"/></text:p>
          </table:table-cell>
          <table:table-cell office:value-type="string">
            <text:p>Revista Petroquímica, Petróleo, Gas &amp; Quí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GEOCIÊNCIAS <text:s text:c="38"/></text:p>
          </table:table-cell>
          <table:table-cell office:value-type="string">
            <text:p>Revista Tecnologia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44</text:p>
          </table:table-cell>
          <table:table-cell office:value-type="string">
            <text:p>GEOCIÊNCIAS <text:s text:c="38"/></text:p>
          </table:table-cell>
          <table:table-cell office:value-type="string">
            <text:p>Revista Tecnologia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GEOCIÊNCIAS <text:s text:c="38"/></text:p>
          </table:table-cell>
          <table:table-cell office:value-type="string">
            <text:p>Revista UNIV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210</text:p>
          </table:table-cell>
          <table:table-cell office:value-type="string">
            <text:p>GEOCIÊNCIAS <text:s text:c="38"/></text:p>
          </table:table-cell>
          <table:table-cell office:value-type="string">
            <text:p>Revista Universidade Guarulhos (Cessou em 2002. Cont. ISSN 1981-7428 Revista Universidade Guarulhos. Geociências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GEOCIÊNCIAS <text:s text:c="38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GEOCIÊNCIAS <text:s text:c="38"/></text:p>
          </table:table-cell>
          <table:table-cell office:value-type="string">
            <text:p>Revista U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9-7395</text:p>
          </table:table-cell>
          <table:table-cell office:value-type="string">
            <text:p>GEOCIÊNCIAS <text:s text:c="38"/></text:p>
          </table:table-cell>
          <table:table-cell office:value-type="string">
            <text:p>Revue d'Écolog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598</text:p>
          </table:table-cell>
          <table:table-cell office:value-type="string">
            <text:p>GEOCIÊNCIAS <text:s text:c="38"/></text:p>
          </table:table-cell>
          <table:table-cell office:value-type="string">
            <text:p>Revue de Micropaléontolog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6730</text:p>
          </table:table-cell>
          <table:table-cell office:value-type="string">
            <text:p>GEOCIÊNCIAS <text:s text:c="38"/></text:p>
          </table:table-cell>
          <table:table-cell office:value-type="string">
            <text:p>Revue de Paléobiolog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0-5875</text:p>
          </table:table-cell>
          <table:table-cell office:value-type="string">
            <text:p>GEOCIÊNCIAS <text:s text:c="38"/></text:p>
          </table:table-cell>
          <table:table-cell office:value-type="string">
            <text:p>Revue Internationale de Géomatiqu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5104</text:p>
          </table:table-cell>
          <table:table-cell office:value-type="string">
            <text:p>GEOCIÊNCIAS <text:s text:c="38"/></text:p>
          </table:table-cell>
          <table:table-cell office:value-type="string">
            <text:p>Rikusuigaku Zasshi / Japanese Journal of Lim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6883</text:p>
          </table:table-cell>
          <table:table-cell office:value-type="string">
            <text:p>GEOCIÊNCIAS <text:s text:c="38"/></text:p>
          </table:table-cell>
          <table:table-cell office:value-type="string">
            <text:p>Rivista Italiana di Paleontologia e Stratigraf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0-5648</text:p>
          </table:table-cell>
          <table:table-cell office:value-type="string">
            <text:p>GEOCIÊNCIAS <text:s text:c="38"/></text:p>
          </table:table-cell>
          <table:table-cell office:value-type="string">
            <text:p>Romanian Journal of Mineral Deposi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75</text:p>
          </table:table-cell>
          <table:table-cell office:value-type="string">
            <text:p>GEOCIÊNCIAS <text:s text:c="38"/></text:p>
          </table:table-cell>
          <table:table-cell office:value-type="string">
            <text:p>Sanare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56</text:p>
          </table:table-cell>
          <table:table-cell office:value-type="string">
            <text:p>GEOCIÊNCIAS <text:s text:c="38"/></text:p>
          </table:table-cell>
          <table:table-cell office:value-type="string">
            <text:p>Saneament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7699</text:p>
          </table:table-cell>
          <table:table-cell office:value-type="string">
            <text:p>GEOCIÊNCIAS <text:s text:c="38"/></text:p>
          </table:table-cell>
          <table:table-cell office:value-type="string">
            <text:p>Schweizerische Mineralogische und Petrographische Mitteilungen (Cessou em 200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GEOCIÊNCIAS <text:s text:c="38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9203</text:p>
          </table:table-cell>
          <table:table-cell office:value-type="string">
            <text:p>GEOCIÊNCIAS <text:s text:c="38"/></text:p>
          </table:table-cell>
          <table:table-cell office:value-type="string">
            <text:p>Science (New York, N.Y.: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GEOCIÊNCIAS <text:s text:c="38"/></text:p>
          </table:table-cell>
          <table:table-cell office:value-type="string">
            <text:p>Science of the Total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25</text:p>
          </table:table-cell>
          <table:table-cell office:value-type="string">
            <text:p>GEOCIÊNCIAS <text:s text:c="38"/></text:p>
          </table:table-cell>
          <table:table-cell office:value-type="string">
            <text:p>Scientia Agraria (UF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GEOCIÊNCIAS <text:s text:c="38"/></text:p>
          </table:table-cell>
          <table:table-cell office:value-type="string">
            <text:p>Scientia Agrícol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8358</text:p>
          </table:table-cell>
          <table:table-cell office:value-type="string">
            <text:p>GEOCIÊNCIAS <text:s text:c="38"/></text:p>
          </table:table-cell>
          <table:table-cell office:value-type="string">
            <text:p>Scientia Mari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GEOCIÊNCIAS <text:s text:c="38"/></text:p>
          </table:table-cell>
          <table:table-cell office:value-type="string">
            <text:p>Scientific American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GEOCIÊNCIAS <text:s text:c="38"/></text:p>
          </table:table-cell>
          <table:table-cell office:value-type="string">
            <text:p>Scripta Nova (Barcelo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0738</text:p>
          </table:table-cell>
          <table:table-cell office:value-type="string">
            <text:p>GEOCIÊNCIAS <text:s text:c="38"/></text:p>
          </table:table-cell>
          <table:table-cell office:value-type="string">
            <text:p>Sedimentary G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0746</text:p>
          </table:table-cell>
          <table:table-cell office:value-type="string">
            <text:p>GEOCIÊNCIAS <text:s text:c="38"/></text:p>
          </table:table-cell>
          <table:table-cell office:value-type="string">
            <text:p>Sedimentology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2102</text:p>
          </table:table-cell>
          <table:table-cell office:value-type="string">
            <text:p>GEOCIÊNCIAS <text:s text:c="38"/></text:p>
          </table:table-cell>
          <table:table-cell office:value-type="string">
            <text:p>Senckenbergiana Biolo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GEOCIÊNCIAS <text:s text:c="38"/></text:p>
          </table:table-cell>
          <table:table-cell office:value-type="string">
            <text:p>Sensors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4237</text:p>
          </table:table-cell>
          <table:table-cell office:value-type="string">
            <text:p>GEOCIÊNCIAS <text:s text:c="38"/></text:p>
          </table:table-cell>
          <table:table-cell office:value-type="string">
            <text:p>Shore and Bea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GEOCIÊNCIAS <text:s text:c="38"/></text:p>
          </table:table-cell>
          <table:table-cell office:value-type="string">
            <text:p>Sociedade &amp; Naturez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6525</text:p>
          </table:table-cell>
          <table:table-cell office:value-type="string">
            <text:p>GEOCIÊNCIAS <text:s text:c="38"/></text:p>
          </table:table-cell>
          <table:table-cell office:value-type="string">
            <text:p>Soci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806</text:p>
          </table:table-cell>
          <table:table-cell office:value-type="string">
            <text:p>GEOCIÊNCIAS <text:s text:c="38"/></text:p>
          </table:table-cell>
          <table:table-cell office:value-type="string">
            <text:p>Soil and Found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5X</text:p>
          </table:table-cell>
          <table:table-cell office:value-type="string">
            <text:p>GEOCIÊNCIAS <text:s text:c="38"/></text:p>
          </table:table-cell>
          <table:table-cell office:value-type="string">
            <text:p>Soi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2X</text:p>
          </table:table-cell>
          <table:table-cell office:value-type="string">
            <text:p>GEOCIÊNCIAS <text:s text:c="38"/></text:p>
          </table:table-cell>
          <table:table-cell office:value-type="string">
            <text:p>Solar 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38</text:p>
          </table:table-cell>
          <table:table-cell office:value-type="string">
            <text:p>GEOCIÊNCIAS <text:s text:c="38"/></text:p>
          </table:table-cell>
          <table:table-cell office:value-type="string">
            <text:p>Solar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38</text:p>
          </table:table-cell>
          <table:table-cell office:value-type="string">
            <text:p>GEOCIÊNCIAS <text:s text:c="38"/></text:p>
          </table:table-cell>
          <table:table-cell office:value-type="string">
            <text:p>Solid State Ion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21</text:p>
          </table:table-cell>
          <table:table-cell office:value-type="string">
            <text:p>GEOCIÊNCIAS <text:s text:c="38"/></text:p>
          </table:table-cell>
          <table:table-cell office:value-type="string">
            <text:p>Solos e Rochas (Cessou em 2006. Cont. ISSN 1980-9743 Soils &amp; Rock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98</text:p>
          </table:table-cell>
          <table:table-cell office:value-type="string">
            <text:p>GEOCIÊNCIAS <text:s text:c="38"/></text:p>
          </table:table-cell>
          <table:table-cell office:value-type="string">
            <text:p>South American Journal of Herpet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6308</text:p>
          </table:table-cell>
          <table:table-cell office:value-type="string">
            <text:p>GEOCIÊNCIAS <text:s text:c="38"/></text:p>
          </table:table-cell>
          <table:table-cell office:value-type="string">
            <text:p>Space Science Review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7390</text:p>
          </table:table-cell>
          <table:table-cell office:value-type="string">
            <text:p>GEOCIÊNCIAS <text:s text:c="38"/></text:p>
          </table:table-cell>
          <table:table-cell office:value-type="string">
            <text:p>Space Weather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68</text:p>
          </table:table-cell>
          <table:table-cell office:value-type="string">
            <text:p>GEOCIÊNCIAS <text:s text:c="38"/></text:p>
          </table:table-cell>
          <table:table-cell office:value-type="string">
            <text:p>Spatial Cognition and Computation (Cessou em 200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GEOCIÊNCIAS <text:s text:c="38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7010</text:p>
          </table:table-cell>
          <table:table-cell office:value-type="string">
            <text:p>GEOCIÊNCIAS <text:s text:c="38"/></text:p>
          </table:table-cell>
          <table:table-cell office:value-type="string">
            <text:p>Spectroscopy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169</text:p>
          </table:table-cell>
          <table:table-cell office:value-type="string">
            <text:p>GEOCIÊNCIAS <text:s text:c="38"/></text:p>
          </table:table-cell>
          <table:table-cell office:value-type="string">
            <text:p>Studia Geophysica et Geodaetica (Prah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184</text:p>
          </table:table-cell>
          <table:table-cell office:value-type="string">
            <text:p>GEOCIÊNCIAS <text:s text:c="38"/></text:p>
          </table:table-cell>
          <table:table-cell office:value-type="string">
            <text:p>Subsurface Sensing Technology and Appl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8972</text:p>
          </table:table-cell>
          <table:table-cell office:value-type="string">
            <text:p>GEOCIÊNCIAS <text:s text:c="38"/></text:p>
          </table:table-cell>
          <table:table-cell office:value-type="string">
            <text:p>Surface &amp; Coatings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3298</text:p>
          </table:table-cell>
          <table:table-cell office:value-type="string">
            <text:p>GEOCIÊNCIAS <text:s text:c="38"/></text:p>
          </table:table-cell>
          <table:table-cell office:value-type="string">
            <text:p>Surveys in Geo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4-6278</text:p>
          </table:table-cell>
          <table:table-cell office:value-type="string">
            <text:p>GEOCIÊNCIAS <text:s text:c="38"/></text:p>
          </table:table-cell>
          <table:table-cell office:value-type="string">
            <text:p>Sustaining Gondaw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699</text:p>
          </table:table-cell>
          <table:table-cell office:value-type="string">
            <text:p>GEOCIÊNCIAS <text:s text:c="38"/></text:p>
          </table:table-cell>
          <table:table-cell office:value-type="string">
            <text:p>Synergismus Scyentifica UTFP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GEOCIÊNCIAS <text:s text:c="38"/></text:p>
          </table:table-cell>
          <table:table-cell office:value-type="string">
            <text:p>Talant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0262</text:p>
          </table:table-cell>
          <table:table-cell office:value-type="string">
            <text:p>GEOCIÊNCIAS <text:s text:c="38"/></text:p>
          </table:table-cell>
          <table:table-cell office:value-type="string">
            <text:p>Tax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64</text:p>
          </table:table-cell>
          <table:table-cell office:value-type="string">
            <text:p>GEOCIÊNCIAS <text:s text:c="38"/></text:p>
          </table:table-cell>
          <table:table-cell office:value-type="string">
            <text:p>Tecnologia &amp; Human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7407</text:p>
          </table:table-cell>
          <table:table-cell office:value-type="string">
            <text:p>GEOCIÊNCIAS <text:s text:c="38"/></text:p>
          </table:table-cell>
          <table:table-cell office:value-type="string">
            <text:p>Tectonics (Washington, D.C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1951</text:p>
          </table:table-cell>
          <table:table-cell office:value-type="string">
            <text:p>GEOCIÊNCIAS <text:s text:c="38"/></text:p>
          </table:table-cell>
          <table:table-cell office:value-type="string">
            <text:p>Tectonophysics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0-6495</text:p>
          </table:table-cell>
          <table:table-cell office:value-type="string">
            <text:p>GEOCIÊNCIAS <text:s text:c="38"/></text:p>
          </table:table-cell>
          <table:table-cell office:value-type="string">
            <text:p>Tellus. Series A, Dynamic Meteorology and Ocean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0-6509</text:p>
          </table:table-cell>
          <table:table-cell office:value-type="string">
            <text:p>GEOCIÊNCIAS <text:s text:c="38"/></text:p>
          </table:table-cell>
          <table:table-cell office:value-type="string">
            <text:p>Tellus. Series B, Chemical and Physical Meteo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GEOCIÊNCIAS <text:s text:c="38"/></text:p>
          </table:table-cell>
          <table:table-cell office:value-type="string">
            <text:p>TEMA. Tendências em Matemática Aplicada e Comput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47</text:p>
          </table:table-cell>
          <table:table-cell office:value-type="string">
            <text:p>GEOCIÊNCIAS <text:s text:c="38"/></text:p>
          </table:table-cell>
          <table:table-cell office:value-type="string">
            <text:p>Teoria e Prática na Engenharia Civi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90</text:p>
          </table:table-cell>
          <table:table-cell office:value-type="string">
            <text:p>GEOCIÊNCIAS <text:s text:c="38"/></text:p>
          </table:table-cell>
          <table:table-cell office:value-type="string">
            <text:p>Terceira Civiliz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3741</text:p>
          </table:table-cell>
          <table:table-cell office:value-type="string">
            <text:p>GEOCIÊNCIAS <text:s text:c="38"/></text:p>
          </table:table-cell>
          <table:table-cell office:value-type="string">
            <text:p>Terra (Helsink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879</text:p>
          </table:table-cell>
          <table:table-cell office:value-type="string">
            <text:p>GEOCIÊNCIAS <text:s text:c="38"/></text:p>
          </table:table-cell>
          <table:table-cell office:value-type="string">
            <text:p>TERRA Nov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270</text:p>
          </table:table-cell>
          <table:table-cell office:value-type="string">
            <text:p>GEOCIÊNCIAS <text:s text:c="38"/></text:p>
          </table:table-cell>
          <table:table-cell office:value-type="string">
            <text:p>Terrae (Campina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00</text:p>
          </table:table-cell>
          <table:table-cell office:value-type="string">
            <text:p>GEOCIÊNCIAS <text:s text:c="38"/></text:p>
          </table:table-cell>
          <table:table-cell office:value-type="string">
            <text:p>Terrae Didat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3300</text:p>
          </table:table-cell>
          <table:table-cell office:value-type="string">
            <text:p>GEOCIÊNCIAS <text:s text:c="38"/></text:p>
          </table:table-cell>
          <table:table-cell office:value-type="string">
            <text:p>Textures and Microstructur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4X</text:p>
          </table:table-cell>
          <table:table-cell office:value-type="string">
            <text:p>GEOCIÊNCIAS <text:s text:c="38"/></text:p>
          </table:table-cell>
          <table:table-cell office:value-type="string">
            <text:p>The American Mineralogis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37X</text:p>
          </table:table-cell>
          <table:table-cell office:value-type="string">
            <text:p>GEOCIÊNCIAS <text:s text:c="38"/></text:p>
          </table:table-cell>
          <table:table-cell office:value-type="string">
            <text:p>The Astrophysical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07</text:p>
          </table:table-cell>
          <table:table-cell office:value-type="string">
            <text:p>GEOCIÊNCIAS <text:s text:c="38"/></text:p>
          </table:table-cell>
          <table:table-cell office:value-type="string">
            <text:p>The International Journal of Forensic Computer Scienc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2992</text:p>
          </table:table-cell>
          <table:table-cell office:value-type="string">
            <text:p>GEOCIÊNCIAS <text:s text:c="38"/></text:p>
          </table:table-cell>
          <table:table-cell office:value-type="string">
            <text:p>The International Journal of Meteo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376</text:p>
          </table:table-cell>
          <table:table-cell office:value-type="string">
            <text:p>GEOCIÊNCIAS <text:s text:c="38"/></text:p>
          </table:table-cell>
          <table:table-cell office:value-type="string">
            <text:p>The Journal of Ge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628</text:p>
          </table:table-cell>
          <table:table-cell office:value-type="string">
            <text:p>GEOCIÊNCIAS <text:s text:c="38"/></text:p>
          </table:table-cell>
          <table:table-cell office:value-type="string">
            <text:p>The Mineralogical Recor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2823</text:p>
          </table:table-cell>
          <table:table-cell office:value-type="string">
            <text:p>GEOCIÊNCIAS <text:s text:c="38"/></text:p>
          </table:table-cell>
          <table:table-cell office:value-type="string">
            <text:p>The Open Atmospheric Scienc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21X</text:p>
          </table:table-cell>
          <table:table-cell office:value-type="string">
            <text:p>GEOCIÊNCIAS <text:s text:c="38"/></text:p>
          </table:table-cell>
          <table:table-cell office:value-type="string">
            <text:p>The Physics Teach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798X</text:p>
          </table:table-cell>
          <table:table-cell office:value-type="string">
            <text:p>GEOCIÊNCIAS <text:s text:c="38"/></text:p>
          </table:table-cell>
          <table:table-cell office:value-type="string">
            <text:p>Theoretical and Applied Cli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GEOCIÊNCIAS <text:s text:c="38"/></text:p>
          </table:table-cell>
          <table:table-cell office:value-type="string">
            <text:p>Thermo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8-9806</text:p>
          </table:table-cell>
          <table:table-cell office:value-type="string">
            <text:p>GEOCIÊNCIAS <text:s text:c="38"/></text:p>
          </table:table-cell>
          <table:table-cell office:value-type="string">
            <text:p>Tile &amp; Brick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1-7453</text:p>
          </table:table-cell>
          <table:table-cell office:value-type="string">
            <text:p>GEOCIÊNCIAS <text:s text:c="38"/></text:p>
          </table:table-cell>
          <table:table-cell office:value-type="string">
            <text:p>Transactions - Institution of Mining and Metallurgy. Section B. Applied Earth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1682</text:p>
          </table:table-cell>
          <table:table-cell office:value-type="string">
            <text:p>GEOCIÊNCIAS <text:s text:c="38"/></text:p>
          </table:table-cell>
          <table:table-cell office:value-type="string">
            <text:p>Transactions in GI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6-2919</text:p>
          </table:table-cell>
          <table:table-cell office:value-type="string">
            <text:p>GEOCIÊNCIAS <text:s text:c="38"/></text:p>
          </table:table-cell>
          <table:table-cell office:value-type="string">
            <text:p>Travaux du Comité Français d'Histoire de la Géologi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890</text:p>
          </table:table-cell>
          <table:table-cell office:value-type="string">
            <text:p>GEOCIÊNCIAS <text:s text:c="38"/></text:p>
          </table:table-cell>
          <table:table-cell office:value-type="string">
            <text:p>Trees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9-3579</text:p>
          </table:table-cell>
          <table:table-cell office:value-type="string">
            <text:p>GEOCIÊNCIAS <text:s text:c="38"/></text:p>
          </table:table-cell>
          <table:table-cell office:value-type="string">
            <text:p>Trends in Applied Science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4-3295</text:p>
          </table:table-cell>
          <table:table-cell office:value-type="string">
            <text:p>GEOCIÊNCIAS <text:s text:c="38"/></text:p>
          </table:table-cell>
          <table:table-cell office:value-type="string">
            <text:p>Tropical E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05</text:p>
          </table:table-cell>
          <table:table-cell office:value-type="string">
            <text:p>GEOCIÊNCIAS <text:s text:c="38"/></text:p>
          </table:table-cell>
          <table:table-cell office:value-type="string">
            <text:p>Tropical Oceanograph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13</text:p>
          </table:table-cell>
          <table:table-cell office:value-type="string">
            <text:p>GEOCIÊNCIAS <text:s text:c="38"/></text:p>
          </table:table-cell>
          <table:table-cell office:value-type="string">
            <text:p>Tropical Oceanograph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676</text:p>
          </table:table-cell>
          <table:table-cell office:value-type="string">
            <text:p>GEOCIÊNCIAS <text:s text:c="38"/></text:p>
          </table:table-cell>
          <table:table-cell office:value-type="string">
            <text:p>Tropical Plant Path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93</text:p>
          </table:table-cell>
          <table:table-cell office:value-type="string">
            <text:p>GEOCIÊNCIAS <text:s text:c="38"/></text:p>
          </table:table-cell>
          <table:table-cell office:value-type="string">
            <text:p>Turismo. Visão e Ação (Itajaí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18</text:p>
          </table:table-cell>
          <table:table-cell office:value-type="string">
            <text:p>GEOCIÊNCIAS <text:s text:c="38"/></text:p>
          </table:table-cell>
          <table:table-cell office:value-type="string">
            <text:p>Uakari (Belém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664</text:p>
          </table:table-cell>
          <table:table-cell office:value-type="string">
            <text:p>GEOCIÊNCIAS <text:s text:c="38"/></text:p>
          </table:table-cell>
          <table:table-cell office:value-type="string">
            <text:p>Universitas (Fernandi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6478</text:p>
          </table:table-cell>
          <table:table-cell office:value-type="string">
            <text:p>GEOCIÊNCIAS <text:s text:c="38"/></text:p>
          </table:table-cell>
          <table:table-cell office:value-type="string">
            <text:p>VAMOS!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6314</text:p>
          </table:table-cell>
          <table:table-cell office:value-type="string">
            <text:p>GEOCIÊNCIAS <text:s text:c="38"/></text:p>
          </table:table-cell>
          <table:table-cell office:value-type="string">
            <text:p>Vegetation History and Archaeobotan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0770</text:p>
          </table:table-cell>
          <table:table-cell office:value-type="string">
            <text:p>GEOCIÊNCIAS <text:s text:c="38"/></text:p>
          </table:table-cell>
          <table:table-cell office:value-type="string">
            <text:p>Verhandlungen - Internationale Vereinigung fur Theoretische und Angewandte Limnologie / Proceedings of the International Association of Theoretical and Applied Lim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5672</text:p>
          </table:table-cell>
          <table:table-cell office:value-type="string">
            <text:p>GEOCIÊNCIAS <text:s text:c="38"/></text:p>
          </table:table-cell>
          <table:table-cell office:value-type="string">
            <text:p>Vierteljahrsschrift der Naturforschenden Gesellschaft in Züri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02</text:p>
          </table:table-cell>
          <table:table-cell office:value-type="string">
            <text:p>GEOCIÊNCIAS <text:s text:c="38"/></text:p>
          </table:table-cell>
          <table:table-cell office:value-type="string">
            <text:p>Visão Agrícola (USP / ESALQ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053X</text:p>
          </table:table-cell>
          <table:table-cell office:value-type="string">
            <text:p>GEOCIÊNCIAS <text:s text:c="38"/></text:p>
          </table:table-cell>
          <table:table-cell office:value-type="string">
            <text:p>Waste Management (Elms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7017</text:p>
          </table:table-cell>
          <table:table-cell office:value-type="string">
            <text:p>GEOCIÊNCIAS <text:s text:c="38"/></text:p>
          </table:table-cell>
          <table:table-cell office:value-type="string">
            <text:p>Water Polic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GEOCIÊNCIAS <text:s text:c="38"/></text:p>
          </table:table-cell>
          <table:table-cell office:value-type="string">
            <text:p>Water Research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7950</text:p>
          </table:table-cell>
          <table:table-cell office:value-type="string">
            <text:p>GEOCIÊNCIAS <text:s text:c="38"/></text:p>
          </table:table-cell>
          <table:table-cell office:value-type="string">
            <text:p>Water S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GEOCIÊNCIAS <text:s text:c="38"/></text:p>
          </table:table-cell>
          <table:table-cell office:value-type="string">
            <text:p>Water, Air and Soil Pol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125</text:p>
          </table:table-cell>
          <table:table-cell office:value-type="string">
            <text:p>GEOCIÊNCIAS <text:s text:c="38"/></text:p>
          </table:table-cell>
          <table:table-cell office:value-type="string">
            <text:p>Wave Mo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8156</text:p>
          </table:table-cell>
          <table:table-cell office:value-type="string">
            <text:p>GEOCIÊNCIAS <text:s text:c="38"/></text:p>
          </table:table-cell>
          <table:table-cell office:value-type="string">
            <text:p>Weather and Forecas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4861</text:p>
          </table:table-cell>
          <table:table-cell office:value-type="string">
            <text:p>GEOCIÊNCIAS <text:s text:c="38"/></text:p>
          </table:table-cell>
          <table:table-cell office:value-type="string">
            <text:p>Wetlands Ecology and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1454</text:p>
          </table:table-cell>
          <table:table-cell office:value-type="string">
            <text:p>GEOCIÊNCIAS <text:s text:c="38"/></text:p>
          </table:table-cell>
          <table:table-cell office:value-type="string">
            <text:p>Wissenschaftliche Arbeiten der Fachrichtung Vermessungswesen der Universität Hannov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3541</text:p>
          </table:table-cell>
          <table:table-cell office:value-type="string">
            <text:p>GEOCIÊNCIAS <text:s text:c="38"/></text:p>
          </table:table-cell>
          <table:table-cell office:value-type="string">
            <text:p>WIT Transactions on Ecology and the Environment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0-1804</text:p>
          </table:table-cell>
          <table:table-cell office:value-type="string">
            <text:p>GEOCIÊNCIAS <text:s text:c="38"/></text:p>
          </table:table-cell>
          <table:table-cell office:value-type="string">
            <text:p>Zeitschrift der Deutschen Gesellschaft für Geowissenschafte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534</text:p>
          </table:table-cell>
          <table:table-cell office:value-type="string">
            <text:p>GEOCIÊNCIAS <text:s text:c="38"/></text:p>
          </table:table-cell>
          <table:table-cell office:value-type="string">
            <text:p>Zeitschrift für Geologische Wissenschafte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2-8854</text:p>
          </table:table-cell>
          <table:table-cell office:value-type="string">
            <text:p>GEOCIÊNCIAS <text:s text:c="38"/></text:p>
          </table:table-cell>
          <table:table-cell office:value-type="string">
            <text:p>Zeitschrift für Geomorpholog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798</text:p>
          </table:table-cell>
          <table:table-cell office:value-type="string">
            <text:p>GEOCIÊNCIAS <text:s text:c="38"/></text:p>
          </table:table-cell>
          <table:table-cell office:value-type="string">
            <text:p>Zeitschrift für Geomorphologie. Supplementban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6241</text:p>
          </table:table-cell>
          <table:table-cell office:value-type="string">
            <text:p>GEOCIÊNCIAS <text:s text:c="38"/></text:p>
          </table:table-cell>
          <table:table-cell office:value-type="string">
            <text:p>Zeitschrift für Semiotik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8950</text:p>
          </table:table-cell>
          <table:table-cell office:value-type="string">
            <text:p>GEOCIÊNCIAS <text:s text:c="38"/></text:p>
          </table:table-cell>
          <table:table-cell office:value-type="string">
            <text:p>ZFV (Augsbur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GEOCIÊNCIAS <text:s text:c="38"/></text:p>
          </table:table-cell>
          <table:table-cell office:value-type="string">
            <text:p>Zootaxa (Aucklan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5:52</dc:date>
    <dc:creator>Marco Silva</dc:creator>
    <meta:document-statistic meta:table-count="1" meta:cell-count="4263" meta:object-count="0"/>
    <meta:generator>OpenOffice.org/3.2$Unix OpenOffice.org_project/320m12$Build-9483</meta:generator>
  </office:meta>
</office:document-meta>
</file>